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1.601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10.248cm"/>
    </style:style>
    <style:style style:name="co7" style:family="table-column">
      <style:table-column-properties fo:break-before="auto" style:column-width="5.346cm"/>
    </style:style>
    <style:style style:name="co8" style:family="table-column">
      <style:table-column-properties fo:break-before="auto" style:column-width="9.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hoto_id</text:p>
          </table:table-cell>
          <table:table-cell table:style-name="ce1" office:value-type="string" calcext:value-type="string">
            <text:p>Album parent</text:p>
          </table:table-cell>
          <table:table-cell table:style-name="ce1" office:value-type="string" calcext:value-type="string">
            <text:p>Genre</text:p>
          </table:table-cell>
          <table:table-cell table:style-name="ce4" office:value-type="string" calcext:value-type="string">
            <text:p>Contenu</text:p>
          </table:table-cell>
          <table:table-cell table:style-name="ce1" office:value-type="string" calcext:value-type="string">
            <text:p>Mon_name</text:p>
          </table:table-cell>
          <table:table-cell table:style-name="ce1" office:value-type="string" calcext:value-type="string">
            <text:p>dvill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P_url</text:p>
          </table:table-cell>
          <table:table-cell table:style-name="ce1" office:value-type="string" calcext:value-type="string">
            <text:p>Légende 1</text:p>
          </table:table-cell>
          <table:table-cell table:style-name="ce1" office:value-type="string" calcext:value-type="string">
            <text:p>Légende 2</text:p>
          </table:table-cell>
          <table:table-cell table:style-name="ce1" office:value-type="string" calcext:value-type="string">
            <text:p>Légende 3</text:p>
          </table:table-cell>
          <table:table-cell table:style-name="ce1" office:value-type="string" calcext:value-type="string">
            <text:p>Légende 4</text:p>
          </table:table-cell>
          <table:table-cell table:style-name="ce1" office:value-type="string" calcext:value-type="string">
            <text:p>Légende 5</text:p>
          </table:table-cell>
          <table:table-cell table:style-name="ce1" office:value-type="string" calcext:value-type="string">
            <text:p>Pers 1 présente</text:p>
          </table:table-cell>
          <table:table-cell table:style-name="ce1" office:value-type="string" calcext:value-type="string">
            <text:p>Pers 2 présente</text:p>
          </table:table-cell>
          <table:table-cell table:style-name="ce1" office:value-type="string" calcext:value-type="string">
            <text:p>Prés 3 présente</text:p>
          </table:table-cell>
          <table:table-cell table:style-name="ce1" office:value-type="string" calcext:value-type="string">
            <text:p>Createur</text:p>
          </table:table-cell>
          <table:table-cell table:style-name="ce1" office:value-type="string" calcext:value-type="string">
            <text:p>Date prise de la photo</text:p>
          </table:table-cell>
          <table:table-cell table:style-name="ce1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ce4" office:value-type="string" calcext:value-type="string">
            <text:p>dbpedia-fr:10_Downing_Street</text:p>
          </table:table-cell>
          <table:table-cell office:value-type="string" calcext:value-type="string">
            <text:p>"10 Downing Street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2010_Official_Downing_Street_pic.jpg?width=300" xlink:type="simple">http://commons.wikimedia.org/wiki/Special:FilePath/2010_Official_Downing_Street_pic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Arc_de_Wellington</text:p>
          </table:table-cell>
          <table:table-cell office:value-type="string" calcext:value-type="string">
            <text:p>"Arc de Wellington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Wellington-Arch.JPG?width=300" xlink:type="simple">http://commons.wikimedia.org/wiki/Special:FilePath/Wellington-Arch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Bassins_du_Petit_et_Grand_Palais</text:p>
          </table:table-cell>
          <table:table-cell office:value-type="string" calcext:value-type="string">
            <text:p>"Bassins du Petit et Grand Pala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u_Grand_Palais.jpg?width=300" xlink:type="simple">http://commons.wikimedia.org/wiki/Special:FilePath/Fontaine_du_Grand_Pala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Big_Ben</text:p>
          </table:table-cell>
          <table:table-cell office:value-type="string" calcext:value-type="string">
            <text:p>"Big Ben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Clock_Tower_-_Palace_of_Westminster,_London_-_September_2006-2.jpg?width=300" xlink:type="simple">http://commons.wikimedia.org/wiki/Special:FilePath/Clock_Tower_-_Palace_of_Westminster,_London_-_September_2006-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Bourse_du_travail_de_Bordeaux</text:p>
          </table:table-cell>
          <table:table-cell office:value-type="string" calcext:value-type="string">
            <text:p>"Bourse du travail de Bordeaux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Bourse_du_travail_3.JPG?width=300" xlink:type="simple">http://commons.wikimedia.org/wiki/Special:FilePath/Bordeaux_Bourse_du_travail_3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enotaphe_Londres</text:p>
          </table:table-cell>
          <table:table-cell office:value-type="string" calcext:value-type="string">
            <text:p>"Cénotaphe (Londres)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Portland.stone.cenotaph.london.arp.jpg?width=300" xlink:type="simple">http://commons.wikimedia.org/wiki/Special:FilePath/Portland.stone.cenotaph.london.arp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hateau_de_la_Tournelle</text:p>
          </table:table-cell>
          <table:table-cell office:value-type="string" calcext:value-type="string">
            <text:p>"Château de la Tournel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ateau_de_la_Tournelle.jpg?width=300" xlink:type="simple">http://commons.wikimedia.org/wiki/Special:FilePath/Chateau_de_la_Tournell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ite_Napoleon</text:p>
          </table:table-cell>
          <table:table-cell office:value-type="string" calcext:value-type="string">
            <text:p>"Cité Napolé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ité_Napoléon_-2.JPG?width=300" xlink:type="simple">http://commons.wikimedia.org/wiki/Special:FilePath/Cité_Napoléon_-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Pierre_de_Bordeaux</text:p>
          </table:table-cell>
          <table:table-cell office:value-type="string" calcext:value-type="string">
            <text:p>"Église Saint-Pierre de Bordeaux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Saint_Pierre.jpg?width=300" xlink:type="simple">http://commons.wikimedia.org/wiki/Special:FilePath/Bordeaux_Saint_Pierre.jpg?width=300</text:a>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Fontaine_Bela_Bartók</text:p>
          </table:table-cell>
          <table:table-cell office:value-type="string" calcext:value-type="string">
            <text:p>"Fontaine Béla-Bartók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ristaux.Jean_Yves_Lechevallier.jpg?width=300" xlink:type="simple">http://commons.wikimedia.org/wiki/Special:FilePath/Cristaux.Jean_Yves_Lechevallier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Fontaine_de_la_Grave</text:p>
          </table:table-cell>
          <table:table-cell office:value-type="string" calcext:value-type="string">
            <text:p>"Fontaine de la Grave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Fontaine_de_la_Grave.jpg?width=300" xlink:type="simple">http://commons.wikimedia.org/wiki/Special:FilePath/Fontaine_de_la_Grave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Fontaine_Dejean</text:p>
          </table:table-cell>
          <table:table-cell office:value-type="string" calcext:value-type="string">
            <text:p>"Fontaine Dejea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ejean.jpg?width=300" xlink:type="simple">http://commons.wikimedia.org/wiki/Special:FilePath/Fontaine_Dejean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Fontaine_des_Quatre_Saisons</text:p>
          </table:table-cell>
          <table:table-cell office:value-type="string" calcext:value-type="string">
            <text:p>"Fontaine des Quatre-Saison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110392_Paris_VII_rue_de_Grenelle_n°59_rwk.JPG?width=300" xlink:type="simple">http://commons.wikimedia.org/wiki/Special:FilePath/P1110392_Paris_VII_rue_de_Grenelle_n°59_rwk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Fontaine_du_jardin_Villemin</text:p>
          </table:table-cell>
          <table:table-cell office:value-type="string" calcext:value-type="string">
            <text:p>"Fontaine du jardin Villem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u_jardin_Villemin_01.jpg?width=300" xlink:type="simple">http://commons.wikimedia.org/wiki/Special:FilePath/Fontaine_du_jardin_Villemin_01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Fontaine_du_jardin_Villemin</text:p>
          </table:table-cell>
          <table:table-cell office:value-type="string" calcext:value-type="string">
            <text:p>"Fontaine du jardin Villem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u_jardin_Villemin_01.jpg?width=300" xlink:type="simple">http://commons.wikimedia.org/wiki/Special:FilePath/Fontaine_du_jardin_Villemin_01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Fontaine_Octave_Greard</text:p>
          </table:table-cell>
          <table:table-cell office:value-type="string" calcext:value-type="string">
            <text:p>"Fontaine Octave Gréard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enri_Paul_Nénot_and_Jules-Clément_Chaplain_-_Octave_Gréard.JPG?width=300" xlink:type="simple">http://commons.wikimedia.org/wiki/Special:FilePath/Henri_Paul_Nénot_and_Jules-Clément_Chaplain_-_Octave_Gréard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Galerie_Bordelaise</text:p>
          </table:table-cell>
          <table:table-cell office:value-type="string" calcext:value-type="string">
            <text:p>"Galerie Bordelaise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Galerie_Bordelaise17.JPG?width=300" xlink:type="simple">http://commons.wikimedia.org/wiki/Special:FilePath/Bordeaux_Galerie_Bordelaise17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dEstrees</text:p>
          </table:table-cell>
          <table:table-cell office:value-type="string" calcext:value-type="string">
            <text:p>"Hôtel d'Estré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OTEL_D'ESTREES.jpg?width=300" xlink:type="simple">http://commons.wikimedia.org/wiki/Special:FilePath/HOTEL_D'ESTREES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de_Breteuil</text:p>
          </table:table-cell>
          <table:table-cell office:value-type="string" calcext:value-type="string">
            <text:p>"Hôtel de Breteuil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otel_de_breteuil76.jpg?width=300" xlink:type="simple">http://commons.wikimedia.org/wiki/Special:FilePath/Hotel_de_breteuil76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de_Chabannes</text:p>
          </table:table-cell>
          <table:table-cell office:value-type="string" calcext:value-type="string">
            <text:p>"Hôtel de Chabann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« Paris »</text:p>
          </table:table-cell>
          <table:table-cell office:value-type="string" calcext:value-type="string">
            <text:p><text:a xlink:href="http://commons.wikimedia.org/wiki/Special:FilePath/17PlaceVosges-P4-001.jpg?width=300" xlink:type="simple">http://commons.wikimedia.org/wiki/Special:FilePath/17PlaceVosges-P4-001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de_Cluny</text:p>
          </table:table-cell>
          <table:table-cell office:value-type="string" calcext:value-type="string">
            <text:p>"Hôtel de Cluny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national_du_Moyen_Âge_-_Exterior.jpg?width=300" xlink:type="simple">http://commons.wikimedia.org/wiki/Special:FilePath/Musée_national_du_Moyen_Âge_-_Exterior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de_Guenegaud</text:p>
          </table:table-cell>
          <table:table-cell office:value-type="string" calcext:value-type="string">
            <text:p>"Hôtel de Guénégaud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otel-Guenegaud-rue-des-Art.jpg?width=300" xlink:type="simple">http://commons.wikimedia.org/wiki/Special:FilePath/Hotel-Guenegaud-rue-des-Art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de_Ruat</text:p>
          </table:table-cell>
          <table:table-cell office:value-type="string" calcext:value-type="string">
            <text:p>"Hôtel de Ruat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Hôtel_de_Ruat_2.JPG?width=300" xlink:type="simple">http://commons.wikimedia.org/wiki/Special:FilePath/Bordeaux_Hôtel_de_Ruat_2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de_Seignelay</text:p>
          </table:table-cell>
          <table:table-cell office:value-type="string" calcext:value-type="string">
            <text:p>"Hôtel de Seignelay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7e_Hôtel_de_Seignelay_109.JPG?width=300" xlink:type="simple">http://commons.wikimedia.org/wiki/Special:FilePath/Paris_7e_Hôtel_de_Seignelay_109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de_Vogue_Paris</text:p>
          </table:table-cell>
          <table:table-cell office:value-type="string" calcext:value-type="string">
            <text:p>"Hôtel de Vogüé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ôtel_de_Vogüé_.jpg?width=300" xlink:type="simple">http://commons.wikimedia.org/wiki/Special:FilePath/Hôtel_de_Vogüé_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Le_Charron</text:p>
          </table:table-cell>
          <table:table-cell office:value-type="string" calcext:value-type="string">
            <text:p>"Hôtel Le Charr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orte_Hotel_Charron.jpg?width=300" xlink:type="simple">http://commons.wikimedia.org/wiki/Special:FilePath/Porte_Hotel_Charron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Liberal_Bruant</text:p>
          </table:table-cell>
          <table:table-cell office:value-type="string" calcext:value-type="string">
            <text:p>"Hôtel Libéral Bruan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hotel_liberal_bruant.jpg?width=300" xlink:type="simple">http://commons.wikimedia.org/wiki/Special:FilePath/Paris_hotel_liberal_bruant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Mel_de_Fontenay</text:p>
          </table:table-cell>
          <table:table-cell office:value-type="string" calcext:value-type="string">
            <text:p>"Hôtel Mel de Fontenay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Hôtel_Mel_de_Fontenay_3.JPG?width=300" xlink:type="simple">http://commons.wikimedia.org/wiki/Special:FilePath/Bordeaux_Hôtel_Mel_de_Fontenay_3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Piganeau</text:p>
          </table:table-cell>
          <table:table-cell office:value-type="string" calcext:value-type="string">
            <text:p>"Hôtel Piganeau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Hôtel_Piganeau.JPG?width=300" xlink:type="simple">http://commons.wikimedia.org/wiki/Special:FilePath/Bordeaux_Hôtel_Piganeau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tel_Tubeuf_rue_des_Petits_Champs</text:p>
          </table:table-cell>
          <table:table-cell office:value-type="string" calcext:value-type="string">
            <text:p>"Hôtel Tubeuf (rue des Petits-Champ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Bibliotheque_national_parigi.JPG?width=300" xlink:type="simple">http://commons.wikimedia.org/wiki/Special:FilePath/Bibliotheque_national_parigi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London_Eye</text:p>
          </table:table-cell>
          <table:table-cell office:value-type="string" calcext:value-type="string">
            <text:p>"London Eye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London_Eye_-_TQ04_26.jpg?width=300" xlink:type="simple">http://commons.wikimedia.org/wiki/Special:FilePath/London_Eye_-_TQ04_26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airie_du_12e_arrondissement_de_Paris</text:p>
          </table:table-cell>
          <table:table-cell office:value-type="string" calcext:value-type="string">
            <text:p>"Mairie du 12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airie_du_12e_arrondissement_de_Paris.JPG?width=300" xlink:type="simple">http://commons.wikimedia.org/wiki/Special:FilePath/Mairie_du_12e_arrondissement_de_Paris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airie_du_15e_arrondissement_de_Paris</text:p>
          </table:table-cell>
          <table:table-cell office:value-type="string" calcext:value-type="string">
            <text:p>"Mairie du 15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Mairie15ème.jpg?width=300" xlink:type="simple">http://commons.wikimedia.org/wiki/Special:FilePath/ParisMairie15ème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airie_du_3e_arrondissement_de_Paris</text:p>
          </table:table-cell>
          <table:table-cell office:value-type="string" calcext:value-type="string">
            <text:p>"Mairie du 3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mairie_3eme_arrdt_dsc03993.jpg?width=300" xlink:type="simple">http://commons.wikimedia.org/wiki/Special:FilePath/Paris_mairie_3eme_arrdt_dsc03993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airie_du_7e_arrondissement_de_Paris</text:p>
          </table:table-cell>
          <table:table-cell office:value-type="string" calcext:value-type="string">
            <text:p>"Mairie du 7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airie_du_7e_arrondissement_de_Paris.jpg?width=300" xlink:type="simple">http://commons.wikimedia.org/wiki/Special:FilePath/Mairie_du_7e_arrondissement_de_Paris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ansion_House_Londres</text:p>
          </table:table-cell>
          <table:table-cell office:value-type="string" calcext:value-type="string">
            <text:p>"Mansion House (Londres)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Mansion_House_London.jpg?width=300" xlink:type="simple">http://commons.wikimedia.org/wiki/Special:FilePath/Mansion_House_London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Old_Billingsgate_Market</text:p>
          </table:table-cell>
          <table:table-cell office:value-type="string" calcext:value-type="string">
            <text:p>"Old Billingsgate Market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Billingsgate_Market_-_geograph.org.uk_-_79758.jpg?width=300" xlink:type="simple">http://commons.wikimedia.org/wiki/Special:FilePath/Billingsgate_Market_-_geograph.org.uk_-_79758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Palais_de_Buckingham</text:p>
          </table:table-cell>
          <table:table-cell office:value-type="string" calcext:value-type="string">
            <text:p>"Palais de Buckingham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Buckingham_Palace_from_gardens,_London,_UK_-_Diliff.jpg?width=300" xlink:type="simple">http://commons.wikimedia.org/wiki/Special:FilePath/Buckingham_Palace_from_gardens,_London,_UK_-_Diliff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Palais_de_la_Femme</text:p>
          </table:table-cell>
          <table:table-cell office:value-type="string" calcext:value-type="string">
            <text:p>"Palais de la Femm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00850_Paris_XI_Rue_Faidherbe_Rue_de_Charonne_Maison_de_la_femme_reductwk.JPG?width=300" xlink:type="simple">http://commons.wikimedia.org/wiki/Special:FilePath/P1000850_Paris_XI_Rue_Faidherbe_Rue_de_Charonne_Maison_de_la_femme_reductwk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Porte_de_la_Monnaie</text:p>
          </table:table-cell>
          <table:table-cell office:value-type="string" calcext:value-type="string">
            <text:p>"Porte de la Monnaie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Porte_de_la_monnaie_depuis_les_quais.jpg?width=300" xlink:type="simple">http://commons.wikimedia.org/wiki/Special:FilePath/Porte_de_la_monnaie_depuis_les_quai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Senate_House_universite_de_Londres</text:p>
          </table:table-cell>
          <table:table-cell office:value-type="string" calcext:value-type="string">
            <text:p>"Senate House (université de Londres)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Senate_House_UoL.jpg?width=300" xlink:type="simple">http://commons.wikimedia.org/wiki/Special:FilePath/Senate_House_UoL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Shell_Mex_House</text:p>
          </table:table-cell>
          <table:table-cell office:value-type="string" calcext:value-type="string">
            <text:p>"Shell Mex House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Shell_Mex_House_Mars_2014_01.jpg?width=300" xlink:type="simple">http://commons.wikimedia.org/wiki/Special:FilePath/Shell_Mex_House_Mars_2014_0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Statue_dOliver_Cromwell</text:p>
          </table:table-cell>
          <table:table-cell office:value-type="string" calcext:value-type="string">
            <text:p>"Statue d'Oliver Cromwell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Oliver_Cromwell,_statue_at_the_Palace_of_Westminster,_London.jpg?width=300" xlink:type="simple">http://commons.wikimedia.org/wiki/Special:FilePath/Oliver_Cromwell,_statue_at_the_Palace_of_Westminster,_Londo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Statue_de_Richard_Cœur_de_Lion</text:p>
          </table:table-cell>
          <table:table-cell office:value-type="string" calcext:value-type="string">
            <text:p>"Statue de Richard Cœur de Lion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Richard_the_first.jpg?width=300" xlink:type="simple">http://commons.wikimedia.org/wiki/Special:FilePath/Richard_the_firs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Temple_de_lHumanite</text:p>
          </table:table-cell>
          <table:table-cell office:value-type="string" calcext:value-type="string">
            <text:p>"Temple de l'Humanité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yenne-chapelle-humanite.jpg?width=300" xlink:type="simple">http://commons.wikimedia.org/wiki/Special:FilePath/Payenne-chapelle-humanit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Tour_de_Londres</text:p>
          </table:table-cell>
          <table:table-cell office:value-type="string" calcext:value-type="string">
            <text:p>"Tour de Londres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Tower_of_london_from_swissre.jpg?width=300" xlink:type="simple">http://commons.wikimedia.org/wiki/Special:FilePath/Tower_of_london_from_swissr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Tour_Pey_Berland</text:p>
          </table:table-cell>
          <table:table-cell office:value-type="string" calcext:value-type="string">
            <text:p>"Tour Pey-Berland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Tour_Pey_Berland_3.jpg?width=300" xlink:type="simple">http://commons.wikimedia.org/wiki/Special:FilePath/Bordeaux_Tour_Pey_Berland_3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Tour_Victoria</text:p>
          </table:table-cell>
          <table:table-cell office:value-type="string" calcext:value-type="string">
            <text:p>"Tour Victoria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Victoria_Tower_from_the_south-west.jpg?width=300" xlink:type="simple">http://commons.wikimedia.org/wiki/Special:FilePath/Victoria_Tower_from_the_south-wes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Abbaye_du_Canadel</text:p>
          </table:table-cell>
          <table:table-cell table:style-name="Default" office:value-type="string" calcext:value-type="string">
            <text:p>Abbaye du Canadel</text:p>
          </table:table-cell>
          <table:table-cell table:style-name="Default" office:value-type="string" calcext:value-type="string">
            <text:p>dbpedia-fr:La_Colle-sur-Loup</text:p>
          </table:table-cell>
          <table:table-cell table:style-name="Default" office:value-type="string" calcext:value-type="string">
            <text:p>La Colle-sur-Loup</text:p>
          </table:table-cell>
          <table:table-cell table:style-name="Default" office:value-type="string" calcext:value-type="string">
            <text:p>http://commons.wikimedia.org/wiki/Special:FilePath/Canadel_chapelle_colle-s-loup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Altes_Gebäu</text:p>
          </table:table-cell>
          <table:table-cell table:style-name="Default" office:value-type="string" calcext:value-type="string">
            <text:p>Altes Gebäu</text:p>
          </table:table-cell>
          <table:table-cell table:style-name="Default" office:value-type="string" calcext:value-type="string">
            <text:p>dbpedia-fr:Coire</text:p>
          </table:table-cell>
          <table:table-cell table:style-name="Default" office:value-type="string" calcext:value-type="string">
            <text:p>Coire</text:p>
          </table:table-cell>
          <table:table-cell table:style-name="Default" office:value-type="string" calcext:value-type="string">
            <text:p>http://commons.wikimedia.org/wiki/Special:FilePath/Chur_Altes_Gebäu_1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Ancien_parc_dartillerie</text:p>
          </table:table-cell>
          <table:table-cell table:style-name="Default" office:value-type="string" calcext:value-type="string">
            <text:p>Ancien parc d'artillerie</text:p>
          </table:table-cell>
          <table:table-cell table:style-name="Default" office:value-type="string" calcext:value-type="string">
            <text:p>dbpedia-fr:Saint-Denis_La_Réunion</text:p>
          </table:table-cell>
          <table:table-cell table:style-name="Default" office:value-type="string" calcext:value-type="string">
            <text:p>Saint-Denis (La Réunion)</text:p>
          </table:table-cell>
          <table:table-cell table:style-name="Default" office:value-type="string" calcext:value-type="string">
            <text:p>http://commons.wikimedia.org/wiki/Special:FilePath/Ancien-parc-d'artillerie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Anciennes_Glacières_de_Strasbourg</text:p>
          </table:table-cell>
          <table:table-cell table:style-name="Default" office:value-type="string" calcext:value-type="string">
            <text:p>Anciennes Glacières de Strasbourg</text:p>
          </table:table-cell>
          <table:table-cell table:style-name="Default" office:value-type="string" calcext:value-type="string">
            <text:p>dbpedia-fr:Strasbourg</text:p>
          </table:table-cell>
          <table:table-cell table:style-name="Default" office:value-type="string" calcext:value-type="string">
            <text:p>Strasbourg</text:p>
          </table:table-cell>
          <table:table-cell table:style-name="Default" office:value-type="string" calcext:value-type="string">
            <text:p>http://commons.wikimedia.org/wiki/Special:FilePath/Anciennes_Glacières_au_3,_5_rue_des_Moulins_à_Strasbourg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Aqueduc_de_Coutances</text:p>
          </table:table-cell>
          <table:table-cell table:style-name="Default" office:value-type="string" calcext:value-type="string">
            <text:p>Aqueduc de Coutances</text:p>
          </table:table-cell>
          <table:table-cell table:style-name="Default" office:value-type="string" calcext:value-type="string">
            <text:p>dbpedia-fr:Coutances</text:p>
          </table:table-cell>
          <table:table-cell table:style-name="Default" office:value-type="string" calcext:value-type="string">
            <text:p>Coutances</text:p>
          </table:table-cell>
          <table:table-cell table:style-name="Default" office:value-type="string" calcext:value-type="string">
            <text:p>http://commons.wikimedia.org/wiki/Special:FilePath/Aqueduc_de_Coutances_Mieusement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Ascenseur_à_bateaux_des_Fontinettes</text:p>
          </table:table-cell>
          <table:table-cell table:style-name="Default" office:value-type="string" calcext:value-type="string">
            <text:p>Ascenseur à bateaux des Fontinettes</text:p>
          </table:table-cell>
          <table:table-cell table:style-name="Default" office:value-type="string" calcext:value-type="string">
            <text:p>dbpedia-fr:Arques</text:p>
          </table:table-cell>
          <table:table-cell table:style-name="Default" office:value-type="string" calcext:value-type="string">
            <text:p>Arques (Pas-de-Calais)</text:p>
          </table:table-cell>
          <table:table-cell table:style-name="Default" office:value-type="string" calcext:value-type="string">
            <text:p>http://commons.wikimedia.org/wiki/Special:FilePath/Ascenseur03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Auberge_du_Roy_dEspagne_Sablon</text:p>
          </table:table-cell>
          <table:table-cell table:style-name="Default" office:value-type="string" calcext:value-type="string">
            <text:p>Auberge du Roy d'Espagne (Sablon)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Bruxelles-ville</text:p>
          </table:table-cell>
          <table:table-cell table:style-name="Default" office:value-type="string" calcext:value-type="string">
            <text:p>http://commons.wikimedia.org/wiki/Special:FilePath/Auberge_du_Roy_d'Espagne_-_Sablon_-_01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Auberge_La_Cardinale</text:p>
          </table:table-cell>
          <table:table-cell table:style-name="Default" office:value-type="string" calcext:value-type="string">
            <text:p>Auberge La Cardinale</text:p>
          </table:table-cell>
          <table:table-cell table:style-name="Default" office:value-type="string" calcext:value-type="string">
            <text:p>dbpedia-fr:Baix</text:p>
          </table:table-cell>
          <table:table-cell table:style-name="Default" office:value-type="string" calcext:value-type="string">
            <text:p>Baix</text:p>
          </table:table-cell>
          <table:table-cell table:style-name="Default" office:value-type="string" calcext:value-type="string">
            <text:p>http://commons.wikimedia.org/wiki/Special:FilePath/Facade_côté_rhône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Bagne_de_Nice</text:p>
          </table:table-cell>
          <table:table-cell table:style-name="Default" office:value-type="string" calcext:value-type="string">
            <text:p>Bagne de Nice</text:p>
          </table:table-cell>
          <table:table-cell table:style-name="Default" office:value-type="string" calcext:value-type="string">
            <text:p>dbpedia-fr:Nice</text:p>
          </table:table-cell>
          <table:table-cell table:style-name="Default" office:value-type="string" calcext:value-type="string">
            <text:p>Nice</text:p>
          </table:table-cell>
          <table:table-cell table:style-name="Default" office:value-type="string" calcext:value-type="string">
            <text:p>http://commons.wikimedia.org/wiki/Special:FilePath/Caserne_Lympia_01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Bastion_des_pecheurs</text:p>
          </table:table-cell>
          <table:table-cell table:style-name="Default" office:value-type="string" calcext:value-type="string">
            <text:p>Bastion des pêcheurs</text:p>
          </table:table-cell>
          <table:table-cell table:style-name="Default" office:value-type="string" calcext:value-type="string">
            <text:p>dbpedia-fr:Budapest</text:p>
          </table:table-cell>
          <table:table-cell table:style-name="Default" office:value-type="string" calcext:value-type="string">
            <text:p>Budapest</text:p>
          </table:table-cell>
          <table:table-cell table:style-name="Default" office:value-type="string" calcext:value-type="string">
            <text:p>http://commons.wikimedia.org/wiki/Special:FilePath/Fisher_Bastion_in_Buda_Castle_(1)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Beffroi_de_Saint_Trond</text:p>
          </table:table-cell>
          <table:table-cell table:style-name="Default" office:value-type="string" calcext:value-type="string">
            <text:p>Beffroi de Saint-Trond</text:p>
          </table:table-cell>
          <table:table-cell table:style-name="Default" office:value-type="string" calcext:value-type="string">
            <text:p>dbpedia-fr:Saint-Trond</text:p>
          </table:table-cell>
          <table:table-cell table:style-name="Default" office:value-type="string" calcext:value-type="string">
            <text:p>Saint-Trond</text:p>
          </table:table-cell>
          <table:table-cell table:style-name="Default" office:value-type="string" calcext:value-type="string">
            <text:p>http://commons.wikimedia.org/wiki/Special:FilePath/Beffroi_de_Saint-Trond_03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afe_de_la_Paix_de_Valreas</text:p>
          </table:table-cell>
          <table:table-cell table:style-name="Default" office:value-type="string" calcext:value-type="string">
            <text:p>Café de la Paix de Valréas</text:p>
          </table:table-cell>
          <table:table-cell table:style-name="Default" office:value-type="string" calcext:value-type="string">
            <text:p>dbpedia-fr:Valreas</text:p>
          </table:table-cell>
          <table:table-cell table:style-name="Default" office:value-type="string" calcext:value-type="string">
            <text:p>Valréas</text:p>
          </table:table-cell>
          <table:table-cell table:style-name="Default" office:value-type="string" calcext:value-type="string">
            <text:p>http://commons.wikimedia.org/wiki/Special:FilePath/Café_de_la_Paix_-_intérieur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alvaire_de_Pontaubert</text:p>
          </table:table-cell>
          <table:table-cell table:style-name="Default" office:value-type="string" calcext:value-type="string">
            <text:p>Calvaire de Pontaubert</text:p>
          </table:table-cell>
          <table:table-cell table:style-name="Default" office:value-type="string" calcext:value-type="string">
            <text:p>dbpedia-fr:Pontaubert</text:p>
          </table:table-cell>
          <table:table-cell table:style-name="Default" office:value-type="string" calcext:value-type="string">
            <text:p>Pontaubert</text:p>
          </table:table-cell>
          <table:table-cell table:style-name="Default" office:value-type="string" calcext:value-type="string">
            <text:p>http://commons.wikimedia.org/wiki/Special:FilePath/Calvaire_de_Pontaubert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asa_Amatller</text:p>
          </table:table-cell>
          <table:table-cell table:style-name="Default" office:value-type="string" calcext:value-type="string">
            <text:p>Casa Amatller</text:p>
          </table:table-cell>
          <table:table-cell table:style-name="Default" office:value-type="string" calcext:value-type="string">
            <text:p>dbpedia-fr:Barcelone</text:p>
          </table:table-cell>
          <table:table-cell table:style-name="Default" office:value-type="string" calcext:value-type="string">
            <text:p>Barcelone</text:p>
          </table:table-cell>
          <table:table-cell table:style-name="Default" office:value-type="string" calcext:value-type="string">
            <text:p>http://commons.wikimedia.org/wiki/Special:FilePath/CasaAmatller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entre_des_archives_industrielles_et_techniques_de_la_Moselle</text:p>
          </table:table-cell>
          <table:table-cell table:style-name="Default" office:value-type="string" calcext:value-type="string">
            <text:p>Centre des archives industrielles et techniques de la Moselle</text:p>
          </table:table-cell>
          <table:table-cell table:style-name="Default" office:value-type="string" calcext:value-type="string">
            <text:p>dbpedia-fr:Saint-Avold</text:p>
          </table:table-cell>
          <table:table-cell table:style-name="Default" office:value-type="string" calcext:value-type="string">
            <text:p>Saint-Avold</text:p>
          </table:table-cell>
          <table:table-cell table:style-name="Default" office:value-type="string" calcext:value-type="string">
            <text:p>http://commons.wikimedia.org/wiki/Special:FilePath/Caitm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hancellerie_du_Reich</text:p>
          </table:table-cell>
          <table:table-cell table:style-name="Default" office:value-type="string" calcext:value-type="string">
            <text:p>Chancellerie du Reich</text:p>
          </table:table-cell>
          <table:table-cell table:style-name="Default" office:value-type="string" calcext:value-type="string">
            <text:p>dbpedia-fr:Berlin</text:p>
          </table:table-cell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ttp://commons.wikimedia.org/wiki/Special:FilePath/1895_reichskanzlerpalais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hancellerie_federale_Berlin</text:p>
          </table:table-cell>
          <table:table-cell table:style-name="Default" office:value-type="string" calcext:value-type="string">
            <text:p>Chancellerie fédérale (Berlin)</text:p>
          </table:table-cell>
          <table:table-cell table:style-name="Default" office:value-type="string" calcext:value-type="string">
            <text:p>dbpedia-fr:Berlin</text:p>
          </table:table-cell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ttp://commons.wikimedia.org/wiki/Special:FilePath/07.08.21.Bundeskanzleramt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hapelle_Saint_Michel_Questembert</text:p>
          </table:table-cell>
          <table:table-cell table:style-name="Default" office:value-type="string" calcext:value-type="string">
            <text:p>Chapelle Saint-Michel (Questembert)</text:p>
          </table:table-cell>
          <table:table-cell table:style-name="Default" office:value-type="string" calcext:value-type="string">
            <text:p>dbpedia-fr:Questembert</text:p>
          </table:table-cell>
          <table:table-cell table:style-name="Default" office:value-type="string" calcext:value-type="string">
            <text:p>Questembert</text:p>
          </table:table-cell>
          <table:table-cell table:style-name="Default" office:value-type="string" calcext:value-type="string">
            <text:p>http://commons.wikimedia.org/wiki/Special:FilePath/Chapelle_Saint-Michel_-_Cimetière_de_Questembert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hateau_Bilstein</text:p>
          </table:table-cell>
          <table:table-cell table:style-name="Default" office:value-type="string" calcext:value-type="string">
            <text:p>Château Bilstein</text:p>
          </table:table-cell>
          <table:table-cell table:style-name="Default" office:value-type="string" calcext:value-type="string">
            <text:p>dbpedia-fr:Urbeis</text:p>
          </table:table-cell>
          <table:table-cell table:style-name="Default" office:value-type="string" calcext:value-type="string">
            <text:p>Urbeis</text:p>
          </table:table-cell>
          <table:table-cell table:style-name="Default" office:value-type="string" calcext:value-type="string">
            <text:p>http://commons.wikimedia.org/wiki/Special:FilePath/Urbeis_009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hateau_de_Bois_lès_Pargny</text:p>
          </table:table-cell>
          <table:table-cell table:style-name="Default" office:value-type="string" calcext:value-type="string">
            <text:p>Château de Bois-lès-Pargny</text:p>
          </table:table-cell>
          <table:table-cell table:style-name="Default" office:value-type="string" calcext:value-type="string">
            <text:p>dbpedia-fr:Bois-les-Pargny</text:p>
          </table:table-cell>
          <table:table-cell table:style-name="Default" office:value-type="string" calcext:value-type="string">
            <text:p>Bois-lès-Pargny</text:p>
          </table:table-cell>
          <table:table-cell table:style-name="Default" office:value-type="string" calcext:value-type="string">
            <text:p>http://commons.wikimedia.org/wiki/Special:FilePath/Dnojon_de_Bois_07788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hateau_de_Molleville</text:p>
          </table:table-cell>
          <table:table-cell table:style-name="Default" office:value-type="string" calcext:value-type="string">
            <text:p>Château de Molleville</text:p>
          </table:table-cell>
          <table:table-cell table:style-name="Default" office:value-type="string" calcext:value-type="string">
            <text:p>dbpedia-fr:Molleville</text:p>
          </table:table-cell>
          <table:table-cell table:style-name="Default" office:value-type="string" calcext:value-type="string">
            <text:p>Molleville</text:p>
          </table:table-cell>
          <table:table-cell table:style-name="Default" office:value-type="string" calcext:value-type="string">
            <text:p>http://commons.wikimedia.org/wiki/Special:FilePath/Castle_of_Molleville004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hateau_de_Semur_en_Brionnais</text:p>
          </table:table-cell>
          <table:table-cell table:style-name="Default" office:value-type="string" calcext:value-type="string">
            <text:p>Château de Semur-en-Brionnais</text:p>
          </table:table-cell>
          <table:table-cell table:style-name="Default" office:value-type="string" calcext:value-type="string">
            <text:p>dbpedia-fr:Semur-en-Brionnais</text:p>
          </table:table-cell>
          <table:table-cell table:style-name="Default" office:value-type="string" calcext:value-type="string">
            <text:p>Semur-en-Brionnais</text:p>
          </table:table-cell>
          <table:table-cell table:style-name="Default" office:value-type="string" calcext:value-type="string">
            <text:p>http://commons.wikimedia.org/wiki/Special:FilePath/Semur_en_Brio_castle_DSCN1576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hateau_de_Tautavel</text:p>
          </table:table-cell>
          <table:table-cell table:style-name="Default" office:value-type="string" calcext:value-type="string">
            <text:p>Château de Tautavel</text:p>
          </table:table-cell>
          <table:table-cell table:style-name="Default" office:value-type="string" calcext:value-type="string">
            <text:p>dbpedia-fr:Tautavel</text:p>
          </table:table-cell>
          <table:table-cell table:style-name="Default" office:value-type="string" calcext:value-type="string">
            <text:p>Tautavel</text:p>
          </table:table-cell>
          <table:table-cell table:style-name="Default" office:value-type="string" calcext:value-type="string">
            <text:p>http://commons.wikimedia.org/wiki/Special:FilePath/Château_de_Tautavel_-_Vue_d'ensembl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hateau_de_Verseilles</text:p>
          </table:table-cell>
          <table:table-cell table:style-name="Default" office:value-type="string" calcext:value-type="string">
            <text:p>Château de Verseilles</text:p>
          </table:table-cell>
          <table:table-cell table:style-name="Default" office:value-type="string" calcext:value-type="string">
            <text:p>dbpedia-fr:Saint-Étienne-de-Vicq</text:p>
          </table:table-cell>
          <table:table-cell table:style-name="Default" office:value-type="string" calcext:value-type="string">
            <text:p>Saint-Étienne-de-Vicq</text:p>
          </table:table-cell>
          <table:table-cell table:style-name="Default" office:value-type="string" calcext:value-type="string">
            <text:p>http://commons.wikimedia.org/wiki/Special:FilePath/Château_de_Verseilles_Commune_de_St-Etienne-de-Vicq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lyde_Auditorium</text:p>
          </table:table-cell>
          <table:table-cell table:style-name="Default" office:value-type="string" calcext:value-type="string">
            <text:p>Clyde Auditorium</text:p>
          </table:table-cell>
          <table:table-cell table:style-name="Default" office:value-type="string" calcext:value-type="string">
            <text:p>dbpedia-fr:Glasgow</text:p>
          </table:table-cell>
          <table:table-cell table:style-name="Default" office:value-type="string" calcext:value-type="string">
            <text:p>Glasgow</text:p>
          </table:table-cell>
          <table:table-cell table:style-name="Default" office:value-type="string" calcext:value-type="string">
            <text:p>http://commons.wikimedia.org/wiki/Special:FilePath/Wfm_foster_armadillo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ollege_des_Jesuites_de_Clermont_Ferrand</text:p>
          </table:table-cell>
          <table:table-cell table:style-name="Default" office:value-type="string" calcext:value-type="string">
            <text:p>Collège des Jésuites de Clermont-Ferrand</text:p>
          </table:table-cell>
          <table:table-cell table:style-name="Default" office:value-type="string" calcext:value-type="string">
            <text:p>dbpedia-fr:Clermont-Ferrand</text:p>
          </table:table-cell>
          <table:table-cell table:style-name="Default" office:value-type="string" calcext:value-type="string">
            <text:p>Clermont-Ferrand</text:p>
          </table:table-cell>
          <table:table-cell table:style-name="Default" office:value-type="string" calcext:value-type="string">
            <text:p>http://commons.wikimedia.org/wiki/Special:FilePath/College-des-jesuites-clermont-ferrand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ouvent_des_Cordeliers_de_Reims</text:p>
          </table:table-cell>
          <table:table-cell table:style-name="Default" office:value-type="string" calcext:value-type="string">
            <text:p>Couvent des Cordeliers de Reims</text:p>
          </table:table-cell>
          <table:table-cell table:style-name="Default" office:value-type="string" calcext:value-type="string">
            <text:p>dbpedia-fr:Reims</text:p>
          </table:table-cell>
          <table:table-cell table:style-name="Default" office:value-type="string" calcext:value-type="string">
            <text:p>Reims</text:p>
          </table:table-cell>
          <table:table-cell table:style-name="Default" office:value-type="string" calcext:value-type="string">
            <text:p>http://commons.wikimedia.org/wiki/Special:FilePath/Couvent_des_cordeliers_Reims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ouvent_des_Minimes_de_Lille</text:p>
          </table:table-cell>
          <table:table-cell table:style-name="Default" office:value-type="string" calcext:value-type="string">
            <text:p>Couvent des Minimes de Lille</text:p>
          </table:table-cell>
          <table:table-cell table:style-name="Default" office:value-type="string" calcext:value-type="string">
            <text:p>dbpedia-fr:Lille</text:p>
          </table:table-cell>
          <table:table-cell table:style-name="Default" office:value-type="string" calcext:value-type="string">
            <text:p>Lille</text:p>
          </table:table-cell>
          <table:table-cell table:style-name="Default" office:value-type="string" calcext:value-type="string">
            <text:p>http://commons.wikimedia.org/wiki/Special:FilePath/Lille_quai_du_wault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roix_de_Belmont_sur_Vair</text:p>
          </table:table-cell>
          <table:table-cell table:style-name="Default" office:value-type="string" calcext:value-type="string">
            <text:p>Croix de Belmont-sur-Vair</text:p>
          </table:table-cell>
          <table:table-cell table:style-name="Default" office:value-type="string" calcext:value-type="string">
            <text:p>dbpedia-fr:Belmont-sur-Vair</text:p>
          </table:table-cell>
          <table:table-cell table:style-name="Default" office:value-type="string" calcext:value-type="string">
            <text:p>Belmont-sur-Vair</text:p>
          </table:table-cell>
          <table:table-cell table:style-name="Default" office:value-type="string" calcext:value-type="string">
            <text:p>http://commons.wikimedia.org/wiki/Special:FilePath/Croix_Vair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roix_de_Fegreac</text:p>
          </table:table-cell>
          <table:table-cell table:style-name="Default" office:value-type="string" calcext:value-type="string">
            <text:p>Croix de Fégréac</text:p>
          </table:table-cell>
          <table:table-cell table:style-name="Default" office:value-type="string" calcext:value-type="string">
            <text:p>dbpedia-fr:Fegreac</text:p>
          </table:table-cell>
          <table:table-cell table:style-name="Default" office:value-type="string" calcext:value-type="string">
            <text:p>Fégréac</text:p>
          </table:table-cell>
          <table:table-cell table:style-name="Default" office:value-type="string" calcext:value-type="string">
            <text:p>http://commons.wikimedia.org/wiki/Special:FilePath/Fégréac_-_Croix02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roix_de_Penchateau</text:p>
          </table:table-cell>
          <table:table-cell table:style-name="Default" office:value-type="string" calcext:value-type="string">
            <text:p>Croix de Penchâteau</text:p>
          </table:table-cell>
          <table:table-cell table:style-name="Default" office:value-type="string" calcext:value-type="string">
            <text:p>dbpedia-fr:Le_Pouliguen</text:p>
          </table:table-cell>
          <table:table-cell table:style-name="Default" office:value-type="string" calcext:value-type="string">
            <text:p>Le Pouliguen</text:p>
          </table:table-cell>
          <table:table-cell table:style-name="Default" office:value-type="string" calcext:value-type="string">
            <text:p>http://commons.wikimedia.org/wiki/Special:FilePath/Le_Pouliguen_chapelle_de_Penchâteau_4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roix_du_chemin_de_Coëtcandec</text:p>
          </table:table-cell>
          <table:table-cell table:style-name="Default" office:value-type="string" calcext:value-type="string">
            <text:p>Croix du chemin de Coëtcandec</text:p>
          </table:table-cell>
          <table:table-cell table:style-name="Default" office:value-type="string" calcext:value-type="string">
            <text:p>dbpedia-fr:Locqueltas</text:p>
          </table:table-cell>
          <table:table-cell table:style-name="Default" office:value-type="string" calcext:value-type="string">
            <text:p>Locqueltas</text:p>
          </table:table-cell>
          <table:table-cell table:style-name="Default" office:value-type="string" calcext:value-type="string">
            <text:p>http://commons.wikimedia.org/wiki/Special:FilePath/Croix_du_chemin_de_Coëtcandec_5764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Croix_du_Moustoir_de_Locoal_Mendon</text:p>
          </table:table-cell>
          <table:table-cell table:style-name="Default" office:value-type="string" calcext:value-type="string">
            <text:p>Croix du Moustoir de Locoal-Mendon</text:p>
          </table:table-cell>
          <table:table-cell table:style-name="Default" office:value-type="string" calcext:value-type="string">
            <text:p>dbpedia-fr:Locoal-Mendon</text:p>
          </table:table-cell>
          <table:table-cell table:style-name="Default" office:value-type="string" calcext:value-type="string">
            <text:p>Locoal-Mendon</text:p>
          </table:table-cell>
          <table:table-cell table:style-name="Default" office:value-type="string" calcext:value-type="string">
            <text:p>http://commons.wikimedia.org/wiki/Special:FilePath/Trois_croix_(Locoal-Mendon)_4346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Dolmen_de_la_Fabière</text:p>
          </table:table-cell>
          <table:table-cell table:style-name="Default" office:value-type="string" calcext:value-type="string">
            <text:p>Dolmen de la Fabière</text:p>
          </table:table-cell>
          <table:table-cell table:style-name="Default" office:value-type="string" calcext:value-type="string">
            <text:p>dbpedia-fr:La_Cavalerie</text:p>
          </table:table-cell>
          <table:table-cell table:style-name="Default" office:value-type="string" calcext:value-type="string">
            <text:p>La Cavalerie</text:p>
          </table:table-cell>
          <table:table-cell table:style-name="Default" office:value-type="string" calcext:value-type="string">
            <text:p>http://commons.wikimedia.org/wiki/Special:FilePath/Dolmen_2_la_Cavaleri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cluse_de_Negra</text:p>
          </table:table-cell>
          <table:table-cell table:style-name="Default" office:value-type="string" calcext:value-type="string">
            <text:p>Écluse de Négra</text:p>
          </table:table-cell>
          <table:table-cell table:style-name="Default" office:value-type="string" calcext:value-type="string">
            <text:p>dbpedia-fr:Villefranche_de_Lauragais</text:p>
          </table:table-cell>
          <table:table-cell table:style-name="Default" office:value-type="string" calcext:value-type="string">
            <text:p>Villefranche de Lauragais</text:p>
          </table:table-cell>
          <table:table-cell table:style-name="Default" office:value-type="string" calcext:value-type="string">
            <text:p>http://commons.wikimedia.org/wiki/Special:FilePath/France_Canal_du_Midi_écluse_de_Négra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de_la_Nativite_de_lile_dArz</text:p>
          </table:table-cell>
          <table:table-cell table:style-name="Default" office:value-type="string" calcext:value-type="string">
            <text:p>Église de la Nativité de l'Île-d'Arz</text:p>
          </table:table-cell>
          <table:table-cell table:style-name="Default" office:value-type="string" calcext:value-type="string">
            <text:p>dbpedia-fr:Ile-dArz</text:p>
          </table:table-cell>
          <table:table-cell table:style-name="Default" office:value-type="string" calcext:value-type="string">
            <text:p>Île-d'Arz</text:p>
          </table:table-cell>
          <table:table-cell table:style-name="Default" office:value-type="string" calcext:value-type="string">
            <text:p>http://commons.wikimedia.org/wiki/Special:FilePath/Île-d'Arz_-_églis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de_la_Nativite_de_la_Sainte_Vierge_de_Bonneil</text:p>
          </table:table-cell>
          <table:table-cell table:style-name="Default" office:value-type="string" calcext:value-type="string">
            <text:p>Église de la Nativité-de-la-Sainte-Vierge de Bonneil</text:p>
          </table:table-cell>
          <table:table-cell table:style-name="Default" office:value-type="string" calcext:value-type="string">
            <text:p>dbpedia-fr:Bonneil</text:p>
          </table:table-cell>
          <table:table-cell table:style-name="Default" office:value-type="string" calcext:value-type="string">
            <text:p>Bonneil</text:p>
          </table:table-cell>
          <table:table-cell table:style-name="Default" office:value-type="string" calcext:value-type="string">
            <text:p>http://commons.wikimedia.org/wiki/Special:FilePath/Bonneil_église_1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de_Saint_Hilaire_du_Bois_Gironde</text:p>
          </table:table-cell>
          <table:table-cell table:style-name="Default" office:value-type="string" calcext:value-type="string">
            <text:p>Église de Saint-Hilaire-du-Bois (Gironde)</text:p>
          </table:table-cell>
          <table:table-cell table:style-name="Default" office:value-type="string" calcext:value-type="string">
            <text:p>dbpedia-fr:Saint-Hilaire-du-Bois_Gironde</text:p>
          </table:table-cell>
          <table:table-cell table:style-name="Default" office:value-type="string" calcext:value-type="string">
            <text:p>Saint-Hilaire-du-Bois (Gironde)</text:p>
          </table:table-cell>
          <table:table-cell table:style-name="Default" office:value-type="string" calcext:value-type="string">
            <text:p>http://commons.wikimedia.org/wiki/Special:FilePath/Saint-Hilaire-du-Bois_33_Église_01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Notre_Dame_devrecy</text:p>
          </table:table-cell>
          <table:table-cell table:style-name="Default" office:value-type="string" calcext:value-type="string">
            <text:p>Église Notre-Dame d'Évrecy</text:p>
          </table:table-cell>
          <table:table-cell table:style-name="Default" office:value-type="string" calcext:value-type="string">
            <text:p>dbpedia-fr:Evrecy</text:p>
          </table:table-cell>
          <table:table-cell table:style-name="Default" office:value-type="string" calcext:value-type="string">
            <text:p>Évrecy</text:p>
          </table:table-cell>
          <table:table-cell table:style-name="Default" office:value-type="string" calcext:value-type="string">
            <text:p>http://commons.wikimedia.org/wiki/Special:FilePath/Evrecy-calvados-eglis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Notre_Dame_de_Courdemanche</text:p>
          </table:table-cell>
          <table:table-cell table:style-name="Default" office:value-type="string" calcext:value-type="string">
            <text:p>Église Notre-Dame de Courdemanche</text:p>
          </table:table-cell>
          <table:table-cell table:style-name="Default" office:value-type="string" calcext:value-type="string">
            <text:p>dbpedia-fr:Courdemanche_Sarthe</text:p>
          </table:table-cell>
          <table:table-cell table:style-name="Default" office:value-type="string" calcext:value-type="string">
            <text:p>Courdemanche (Sarthe)</text:p>
          </table:table-cell>
          <table:table-cell table:style-name="Default" office:value-type="string" calcext:value-type="string">
            <text:p>http://commons.wikimedia.org/wiki/Special:FilePath/Eglise_Notre-Dame_de_Courdemanche_02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Notre_Dame_de_Rozay_en_Brie</text:p>
          </table:table-cell>
          <table:table-cell table:style-name="Default" office:value-type="string" calcext:value-type="string">
            <text:p>Église Notre-Dame de Rozay-en-Brie</text:p>
          </table:table-cell>
          <table:table-cell table:style-name="Default" office:value-type="string" calcext:value-type="string">
            <text:p>dbpedia-fr:Rozay-en-Brie</text:p>
          </table:table-cell>
          <table:table-cell table:style-name="Default" office:value-type="string" calcext:value-type="string">
            <text:p>Rozay-en-Brie</text:p>
          </table:table-cell>
          <table:table-cell table:style-name="Default" office:value-type="string" calcext:value-type="string">
            <text:p>http://commons.wikimedia.org/wiki/Special:FilePath/Church_of_Rozay_en_Brie_P1060859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Andre_de_Barberier</text:p>
          </table:table-cell>
          <table:table-cell table:style-name="Default" office:value-type="string" calcext:value-type="string">
            <text:p>Église Saint-André de Barberier</text:p>
          </table:table-cell>
          <table:table-cell table:style-name="Default" office:value-type="string" calcext:value-type="string">
            <text:p>dbpedia-fr:Barberier</text:p>
          </table:table-cell>
          <table:table-cell table:style-name="Default" office:value-type="string" calcext:value-type="string">
            <text:p>Barberier</text:p>
          </table:table-cell>
          <table:table-cell table:style-name="Default" office:value-type="string" calcext:value-type="string">
            <text:p>http://commons.wikimedia.org/wiki/Special:FilePath/Barberier_-_Eglise_désaffecté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Andre_de_Burzet</text:p>
          </table:table-cell>
          <table:table-cell table:style-name="Default" office:value-type="string" calcext:value-type="string">
            <text:p>Église Saint-André de Burzet</text:p>
          </table:table-cell>
          <table:table-cell table:style-name="Default" office:value-type="string" calcext:value-type="string">
            <text:p>dbpedia-fr:Burzet</text:p>
          </table:table-cell>
          <table:table-cell table:style-name="Default" office:value-type="string" calcext:value-type="string">
            <text:p>Burzet</text:p>
          </table:table-cell>
          <table:table-cell table:style-name="Default" office:value-type="string" calcext:value-type="string">
            <text:p>http://commons.wikimedia.org/wiki/Special:FilePath/Eglise_St_André_(1)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Barthelemy_de_Lans_en_Vercors</text:p>
          </table:table-cell>
          <table:table-cell table:style-name="Default" office:value-type="string" calcext:value-type="string">
            <text:p>Église Saint-Barthélemy de Lans-en-Vercors</text:p>
          </table:table-cell>
          <table:table-cell table:style-name="Default" office:value-type="string" calcext:value-type="string">
            <text:p>dbpedia-fr:Lans-en-Vercors</text:p>
          </table:table-cell>
          <table:table-cell table:style-name="Default" office:value-type="string" calcext:value-type="string">
            <text:p>Lans-en-Vercors</text:p>
          </table:table-cell>
          <table:table-cell table:style-name="Default" office:value-type="string" calcext:value-type="string">
            <text:p>http://commons.wikimedia.org/wiki/Special:FilePath/Lans-en-Vercors-_Eglise_-2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Benigne_de_Savigny_en_Terre_Plaine</text:p>
          </table:table-cell>
          <table:table-cell table:style-name="Default" office:value-type="string" calcext:value-type="string">
            <text:p>Église Saint-Bénigne de Savigny-en-Terre-Plaine</text:p>
          </table:table-cell>
          <table:table-cell table:style-name="Default" office:value-type="string" calcext:value-type="string">
            <text:p>dbpedia-fr:Savigny-en-Terre-Plaine</text:p>
          </table:table-cell>
          <table:table-cell table:style-name="Default" office:value-type="string" calcext:value-type="string">
            <text:p>Savigny-en-Terre-Plaine</text:p>
          </table:table-cell>
          <table:table-cell table:style-name="Default" office:value-type="string" calcext:value-type="string">
            <text:p>http://commons.wikimedia.org/wiki/Special:FilePath/Eglise_de_Savigny_en_terre_Plaine,_Yonne_(5)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Christophe_de_Nitry</text:p>
          </table:table-cell>
          <table:table-cell table:style-name="Default" office:value-type="string" calcext:value-type="string">
            <text:p>Église Saint-Christophe de Nitry</text:p>
          </table:table-cell>
          <table:table-cell table:style-name="Default" office:value-type="string" calcext:value-type="string">
            <text:p>dbpedia-fr:Nitry</text:p>
          </table:table-cell>
          <table:table-cell table:style-name="Default" office:value-type="string" calcext:value-type="string">
            <text:p>Nitry</text:p>
          </table:table-cell>
          <table:table-cell table:style-name="Default" office:value-type="string" calcext:value-type="string">
            <text:p>http://commons.wikimedia.org/wiki/Special:FilePath/Église_Saint-Christophe_de_Nitry001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Denis_dHodenc_en_Bray</text:p>
          </table:table-cell>
          <table:table-cell table:style-name="Default" office:value-type="string" calcext:value-type="string">
            <text:p>Église Saint-Denis d'Hodenc-en-Bray</text:p>
          </table:table-cell>
          <table:table-cell table:style-name="Default" office:value-type="string" calcext:value-type="string">
            <text:p>dbpedia-fr:Hodenc-en-Bray</text:p>
          </table:table-cell>
          <table:table-cell table:style-name="Default" office:value-type="string" calcext:value-type="string">
            <text:p>Hodenc-en-Bray</text:p>
          </table:table-cell>
          <table:table-cell table:style-name="Default" office:value-type="string" calcext:value-type="string">
            <text:p>http://commons.wikimedia.org/wiki/Special:FilePath/Église_Saint-Denis_d'Hodenc-en-Bray_08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Denis_de_Merry_sur_Yonne</text:p>
          </table:table-cell>
          <table:table-cell table:style-name="Default" office:value-type="string" calcext:value-type="string">
            <text:p>Église Saint-Denis de Merry-sur-Yonne</text:p>
          </table:table-cell>
          <table:table-cell table:style-name="Default" office:value-type="string" calcext:value-type="string">
            <text:p>dbpedia-fr:Merry-sur-Yonne</text:p>
          </table:table-cell>
          <table:table-cell table:style-name="Default" office:value-type="string" calcext:value-type="string">
            <text:p>Merry-sur-Yonne</text:p>
          </table:table-cell>
          <table:table-cell table:style-name="Default" office:value-type="string" calcext:value-type="string">
            <text:p>http://commons.wikimedia.org/wiki/Special:FilePath/Eglise_de_Merry_sur_Yonne_PDSC_025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Didier_dAutrey_les_Gray</text:p>
          </table:table-cell>
          <table:table-cell table:style-name="Default" office:value-type="string" calcext:value-type="string">
            <text:p>Église Saint-Didier d'Autrey-lès-Gray</text:p>
          </table:table-cell>
          <table:table-cell table:style-name="Default" office:value-type="string" calcext:value-type="string">
            <text:p>dbpedia-fr:Autrey-les-Gray</text:p>
          </table:table-cell>
          <table:table-cell table:style-name="Default" office:value-type="string" calcext:value-type="string">
            <text:p>Autrey-lès-Gray</text:p>
          </table:table-cell>
          <table:table-cell table:style-name="Default" office:value-type="string" calcext:value-type="string">
            <text:p>http://commons.wikimedia.org/wiki/Special:FilePath/Intérieur_de_l'église_d'Autrey-les-Gray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eloi_de_Barzy_sur_Marne</text:p>
          </table:table-cell>
          <table:table-cell table:style-name="Default" office:value-type="string" calcext:value-type="string">
            <text:p>Église Saint-Éloi de Barzy-sur-Marne</text:p>
          </table:table-cell>
          <table:table-cell table:style-name="Default" office:value-type="string" calcext:value-type="string">
            <text:p>dbpedia-fr:Barzy-sur-Marne</text:p>
          </table:table-cell>
          <table:table-cell table:style-name="Default" office:value-type="string" calcext:value-type="string">
            <text:p>Barzy-sur-Marne</text:p>
          </table:table-cell>
          <table:table-cell table:style-name="Default" office:value-type="string" calcext:value-type="string">
            <text:p>http://commons.wikimedia.org/wiki/Special:FilePath/Eglise_de_Barzy_sur_Marne_DSC_0088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eloi_de_Tracy_le_Val</text:p>
          </table:table-cell>
          <table:table-cell table:style-name="Default" office:value-type="string" calcext:value-type="string">
            <text:p>Église Saint-Éloi de Tracy-le-Val</text:p>
          </table:table-cell>
          <table:table-cell table:style-name="Default" office:value-type="string" calcext:value-type="string">
            <text:p>dbpedia-fr:Tracy-le-Val</text:p>
          </table:table-cell>
          <table:table-cell table:style-name="Default" office:value-type="string" calcext:value-type="string">
            <text:p>Tracy-le-Val</text:p>
          </table:table-cell>
          <table:table-cell table:style-name="Default" office:value-type="string" calcext:value-type="string">
            <text:p>http://commons.wikimedia.org/wiki/Special:FilePath/Eglise-de-Tracy-le-Val-P112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eloi_des_fonderies_de_Vivier_au_Court</text:p>
          </table:table-cell>
          <table:table-cell table:style-name="Default" office:value-type="string" calcext:value-type="string">
            <text:p>Église Saint-Éloi-des-fonderies de Vivier-au-Court</text:p>
          </table:table-cell>
          <table:table-cell table:style-name="Default" office:value-type="string" calcext:value-type="string">
            <text:p>dbpedia-fr:Vivier-au-Court</text:p>
          </table:table-cell>
          <table:table-cell table:style-name="Default" office:value-type="string" calcext:value-type="string">
            <text:p>Vivier-au-Court</text:p>
          </table:table-cell>
          <table:table-cell table:style-name="Default" office:value-type="string" calcext:value-type="string">
            <text:p>http://commons.wikimedia.org/wiki/Special:FilePath/Eglise_fortifiée_de_Vivier-au-Court,_Ardennes_2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etienne_de_Vernouillet</text:p>
          </table:table-cell>
          <table:table-cell table:style-name="Default" office:value-type="string" calcext:value-type="string">
            <text:p>Église Saint-Étienne de Vernouillet</text:p>
          </table:table-cell>
          <table:table-cell table:style-name="Default" office:value-type="string" calcext:value-type="string">
            <text:p>dbpedia-fr:Vernouillet</text:p>
          </table:table-cell>
          <table:table-cell table:style-name="Default" office:value-type="string" calcext:value-type="string">
            <text:p>Vernouillet (Yvelines)</text:p>
          </table:table-cell>
          <table:table-cell table:style-name="Default" office:value-type="string" calcext:value-type="string">
            <text:p>http://commons.wikimedia.org/wiki/Special:FilePath/Vernouillet_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etienne_de_Villiers_sous_Grez</text:p>
          </table:table-cell>
          <table:table-cell table:style-name="Default" office:value-type="string" calcext:value-type="string">
            <text:p>Église Saint-Étienne de Villiers-sous-Grez</text:p>
          </table:table-cell>
          <table:table-cell table:style-name="Default" office:value-type="string" calcext:value-type="string">
            <text:p>dbpedia-fr:Villiers-sous-Grez</text:p>
          </table:table-cell>
          <table:table-cell table:style-name="Default" office:value-type="string" calcext:value-type="string">
            <text:p>Villiers-sous-Grez</text:p>
          </table:table-cell>
          <table:table-cell table:style-name="Default" office:value-type="string" calcext:value-type="string">
            <text:p>http://commons.wikimedia.org/wiki/Special:FilePath/Eglise_Saint_Etienne,_Villiers-sous-Grez_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Eutrope_de_Bellefond</text:p>
          </table:table-cell>
          <table:table-cell table:style-name="Default" office:value-type="string" calcext:value-type="string">
            <text:p>Église Saint-Eutrope de Bellefond</text:p>
          </table:table-cell>
          <table:table-cell table:style-name="Default" office:value-type="string" calcext:value-type="string">
            <text:p>dbpedia-fr:Bellefond</text:p>
          </table:table-cell>
          <table:table-cell table:style-name="Default" office:value-type="string" calcext:value-type="string">
            <text:p>Bellefond (Gironde)</text:p>
          </table:table-cell>
          <table:table-cell table:style-name="Default" office:value-type="string" calcext:value-type="string">
            <text:p>http://commons.wikimedia.org/wiki/Special:FilePath/Bellefond_33_Église_Saint-Eutrope_0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Felix_de_Fillols</text:p>
          </table:table-cell>
          <table:table-cell table:style-name="Default" office:value-type="string" calcext:value-type="string">
            <text:p>Église Saint-Félix de Fillols</text:p>
          </table:table-cell>
          <table:table-cell table:style-name="Default" office:value-type="string" calcext:value-type="string">
            <text:p>dbpedia-fr:Fillols</text:p>
          </table:table-cell>
          <table:table-cell table:style-name="Default" office:value-type="string" calcext:value-type="string">
            <text:p>Fillols</text:p>
          </table:table-cell>
          <table:table-cell table:style-name="Default" office:value-type="string" calcext:value-type="string">
            <text:p>http://commons.wikimedia.org/wiki/Special:FilePath/Sant_Feliu_de_Fillols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Firmin_de_Rochehaut</text:p>
          </table:table-cell>
          <table:table-cell table:style-name="Default" office:value-type="string" calcext:value-type="string">
            <text:p>Église Saint-Firmin de Rochehaut</text:p>
          </table:table-cell>
          <table:table-cell table:style-name="Default" office:value-type="string" calcext:value-type="string">
            <text:p>dbpedia-fr:Rochehaut</text:p>
          </table:table-cell>
          <table:table-cell table:style-name="Default" office:value-type="string" calcext:value-type="string">
            <text:p>Rochehaut</text:p>
          </table:table-cell>
          <table:table-cell table:style-name="Default" office:value-type="string" calcext:value-type="string">
            <text:p>http://commons.wikimedia.org/wiki/Special:FilePath/Eglise_paroissiale_Saint-Firmin_de_Rochehaut._Vue_du_Sud-Est._201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Gervais_de_Pontpoint</text:p>
          </table:table-cell>
          <table:table-cell table:style-name="Default" office:value-type="string" calcext:value-type="string">
            <text:p>Église Saint-Gervais de Pontpoint</text:p>
          </table:table-cell>
          <table:table-cell table:style-name="Default" office:value-type="string" calcext:value-type="string">
            <text:p>dbpedia-fr:Pontpoint</text:p>
          </table:table-cell>
          <table:table-cell table:style-name="Default" office:value-type="string" calcext:value-type="string">
            <text:p>Pontpoint</text:p>
          </table:table-cell>
          <table:table-cell table:style-name="Default" office:value-type="string" calcext:value-type="string">
            <text:p>http://commons.wikimedia.org/wiki/Special:FilePath/Pontpoint_(60),_église_Saint-Gervais,_vue_depuis_le_sud_5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Hubert_de_Gandrange</text:p>
          </table:table-cell>
          <table:table-cell table:style-name="Default" office:value-type="string" calcext:value-type="string">
            <text:p>Église Saint-Hubert de Gandrange</text:p>
          </table:table-cell>
          <table:table-cell table:style-name="Default" office:value-type="string" calcext:value-type="string">
            <text:p>dbpedia-fr:Gandrange</text:p>
          </table:table-cell>
          <table:table-cell table:style-name="Default" office:value-type="string" calcext:value-type="string">
            <text:p>Gandrange</text:p>
          </table:table-cell>
          <table:table-cell table:style-name="Default" office:value-type="string" calcext:value-type="string">
            <text:p>http://commons.wikimedia.org/wiki/Special:FilePath/Ancienne_eglise_Gandrang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Jacques_de_Lisieux</text:p>
          </table:table-cell>
          <table:table-cell table:style-name="Default" office:value-type="string" calcext:value-type="string">
            <text:p>Église Saint-Jacques de Lisieux</text:p>
          </table:table-cell>
          <table:table-cell table:style-name="Default" office:value-type="string" calcext:value-type="string">
            <text:p>dbpedia-fr:Lisieux</text:p>
          </table:table-cell>
          <table:table-cell table:style-name="Default" office:value-type="string" calcext:value-type="string">
            <text:p>Lisieux</text:p>
          </table:table-cell>
          <table:table-cell table:style-name="Default" office:value-type="string" calcext:value-type="string">
            <text:p>http://commons.wikimedia.org/wiki/Special:FilePath/Saint-Jacques,_Lisieux_1700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Jacques_de_Perros_Guirec</text:p>
          </table:table-cell>
          <table:table-cell table:style-name="Default" office:value-type="string" calcext:value-type="string">
            <text:p>Église Saint-Jacques de Perros-Guirec</text:p>
          </table:table-cell>
          <table:table-cell table:style-name="Default" office:value-type="string" calcext:value-type="string">
            <text:p>dbpedia-fr:Perros-Guirec</text:p>
          </table:table-cell>
          <table:table-cell table:style-name="Default" office:value-type="string" calcext:value-type="string">
            <text:p>Perros-Guirec</text:p>
          </table:table-cell>
          <table:table-cell table:style-name="Default" office:value-type="string" calcext:value-type="string">
            <text:p>http://commons.wikimedia.org/wiki/Special:FilePath/Perros-Guirec_-_Église_Saint-Jacques_-_Martin-Sabon_06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Jean_Baptiste_de_Combret</text:p>
          </table:table-cell>
          <table:table-cell table:style-name="Default" office:value-type="string" calcext:value-type="string">
            <text:p>Église Saint-Jean-Baptiste de Combret</text:p>
          </table:table-cell>
          <table:table-cell table:style-name="Default" office:value-type="string" calcext:value-type="string">
            <text:p>dbpedia-fr:Combret</text:p>
          </table:table-cell>
          <table:table-cell table:style-name="Default" office:value-type="string" calcext:value-type="string">
            <text:p>Combret</text:p>
          </table:table-cell>
          <table:table-cell table:style-name="Default" office:value-type="string" calcext:value-type="string">
            <text:p>http://commons.wikimedia.org/wiki/Special:FilePath/Combret_vue_général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Lambert_de_Montigny_sur_Meuse</text:p>
          </table:table-cell>
          <table:table-cell table:style-name="Default" office:value-type="string" calcext:value-type="string">
            <text:p>Église Saint-Lambert de Montigny-sur-Meuse</text:p>
          </table:table-cell>
          <table:table-cell table:style-name="Default" office:value-type="string" calcext:value-type="string">
            <text:p>dbpedia-fr:Montigny-sur-Meuse</text:p>
          </table:table-cell>
          <table:table-cell table:style-name="Default" office:value-type="string" calcext:value-type="string">
            <text:p>Montigny-sur-Meuse</text:p>
          </table:table-cell>
          <table:table-cell table:style-name="Default" office:value-type="string" calcext:value-type="string">
            <text:p>http://commons.wikimedia.org/wiki/Special:FilePath/Eglise_Saint-Lambert_de_Montigny_sur_Meu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e_Cormeilles_en_Parisis</text:p>
          </table:table-cell>
          <table:table-cell table:style-name="Default" office:value-type="string" calcext:value-type="string">
            <text:p>Église Saint-Martin de Cormeilles-en-Parisis</text:p>
          </table:table-cell>
          <table:table-cell table:style-name="Default" office:value-type="string" calcext:value-type="string">
            <text:p>dbpedia-fr:Cormeilles-en-Parisis</text:p>
          </table:table-cell>
          <table:table-cell table:style-name="Default" office:value-type="string" calcext:value-type="string">
            <text:p>Cormeilles-en-Parisis</text:p>
          </table:table-cell>
          <table:table-cell table:style-name="Default" office:value-type="string" calcext:value-type="string">
            <text:p>http://commons.wikimedia.org/wiki/Special:FilePath/Cormeilles-en-Parisis_Saint-Martin_1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e_Cuiry_les_Iviers</text:p>
          </table:table-cell>
          <table:table-cell table:style-name="Default" office:value-type="string" calcext:value-type="string">
            <text:p>Église Saint-Martin de Cuiry-lès-Iviers</text:p>
          </table:table-cell>
          <table:table-cell table:style-name="Default" office:value-type="string" calcext:value-type="string">
            <text:p>dbpedia-fr:Cuiry-les-Iviers</text:p>
          </table:table-cell>
          <table:table-cell table:style-name="Default" office:value-type="string" calcext:value-type="string">
            <text:p>Cuiry-lès-Iviers</text:p>
          </table:table-cell>
          <table:table-cell table:style-name="Default" office:value-type="string" calcext:value-type="string">
            <text:p>http://commons.wikimedia.org/wiki/Special:FilePath/Cuiry-lès-Iviers_church_169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e_Faucogney_et_la_Mer</text:p>
          </table:table-cell>
          <table:table-cell table:style-name="Default" office:value-type="string" calcext:value-type="string">
            <text:p>Église Saint-Martin de Faucogney-et-la-Mer</text:p>
          </table:table-cell>
          <table:table-cell table:style-name="Default" office:value-type="string" calcext:value-type="string">
            <text:p>dbpedia-fr:Faucogney-et-la-Mer</text:p>
          </table:table-cell>
          <table:table-cell table:style-name="Default" office:value-type="string" calcext:value-type="string">
            <text:p>Faucogney-et-la-Mer</text:p>
          </table:table-cell>
          <table:table-cell table:style-name="Default" office:value-type="string" calcext:value-type="string">
            <text:p>http://commons.wikimedia.org/wiki/Special:FilePath/Église_Saint-Martin_de_Faucogney-et-la-Mer_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e_Josselin</text:p>
          </table:table-cell>
          <table:table-cell table:style-name="Default" office:value-type="string" calcext:value-type="string">
            <text:p>Église Saint-Martin de Josselin</text:p>
          </table:table-cell>
          <table:table-cell table:style-name="Default" office:value-type="string" calcext:value-type="string">
            <text:p>dbpedia-fr:Josselin</text:p>
          </table:table-cell>
          <table:table-cell table:style-name="Default" office:value-type="string" calcext:value-type="string">
            <text:p>Josselin (Morbihan)</text:p>
          </table:table-cell>
          <table:table-cell table:style-name="Default" office:value-type="string" calcext:value-type="string">
            <text:p>http://commons.wikimedia.org/wiki/Special:FilePath/Josselin_(56)_Église_Saint-Martin_0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e_Longny_au_Perche</text:p>
          </table:table-cell>
          <table:table-cell table:style-name="Default" office:value-type="string" calcext:value-type="string">
            <text:p>Église Saint-Martin de Longny-au-Perche</text:p>
          </table:table-cell>
          <table:table-cell table:style-name="Default" office:value-type="string" calcext:value-type="string">
            <text:p>dbpedia-fr:Longny-au-Perche</text:p>
          </table:table-cell>
          <table:table-cell table:style-name="Default" office:value-type="string" calcext:value-type="string">
            <text:p>Longny-au-Perche</text:p>
          </table:table-cell>
          <table:table-cell table:style-name="Default" office:value-type="string" calcext:value-type="string">
            <text:p>http://commons.wikimedia.org/wiki/Special:FilePath/Longny_clocher_saint_martin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e_Meillard</text:p>
          </table:table-cell>
          <table:table-cell table:style-name="Default" office:value-type="string" calcext:value-type="string">
            <text:p>Église Saint-Martin de Meillard</text:p>
          </table:table-cell>
          <table:table-cell table:style-name="Default" office:value-type="string" calcext:value-type="string">
            <text:p>dbpedia-fr:Meillard</text:p>
          </table:table-cell>
          <table:table-cell table:style-name="Default" office:value-type="string" calcext:value-type="string">
            <text:p>Meillard</text:p>
          </table:table-cell>
          <table:table-cell table:style-name="Default" office:value-type="string" calcext:value-type="string">
            <text:p>http://commons.wikimedia.org/wiki/Special:FilePath/Meillard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e_Parfouru_leclin</text:p>
          </table:table-cell>
          <table:table-cell table:style-name="Default" office:value-type="string" calcext:value-type="string">
            <text:p>Église Saint-Martin de Parfouru-l'Éclin</text:p>
          </table:table-cell>
          <table:table-cell table:style-name="Default" office:value-type="string" calcext:value-type="string">
            <text:p>dbpedia-fr:Livry</text:p>
          </table:table-cell>
          <table:table-cell table:style-name="Default" office:value-type="string" calcext:value-type="string">
            <text:p>Livry (Calvados)</text:p>
          </table:table-cell>
          <table:table-cell table:style-name="Default" office:value-type="string" calcext:value-type="string">
            <text:p>http://commons.wikimedia.org/wiki/Special:FilePath/FranceNormandieLivryParfouruLEclin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e_Raillicourt</text:p>
          </table:table-cell>
          <table:table-cell table:style-name="Default" office:value-type="string" calcext:value-type="string">
            <text:p>Église Saint-Martin de Raillicourt</text:p>
          </table:table-cell>
          <table:table-cell table:style-name="Default" office:value-type="string" calcext:value-type="string">
            <text:p>dbpedia-fr:Raillicourt</text:p>
          </table:table-cell>
          <table:table-cell table:style-name="Default" office:value-type="string" calcext:value-type="string">
            <text:p>Raillicourt</text:p>
          </table:table-cell>
          <table:table-cell table:style-name="Default" office:value-type="string" calcext:value-type="string">
            <text:p>http://commons.wikimedia.org/wiki/Special:FilePath/Raillicourt_(08_Ardennes)_-_Église_Saint-Martin_-_Photo_Francis_Neuvens_lesardennesvuesdusol.fotoloft.fr_jpg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u_Mesnil_Amelot</text:p>
          </table:table-cell>
          <table:table-cell table:style-name="Default" office:value-type="string" calcext:value-type="string">
            <text:p>Église Saint-Martin du Mesnil-Amelot</text:p>
          </table:table-cell>
          <table:table-cell table:style-name="Default" office:value-type="string" calcext:value-type="string">
            <text:p>dbpedia-fr:Le_Mesnil-Amelot</text:p>
          </table:table-cell>
          <table:table-cell table:style-name="Default" office:value-type="string" calcext:value-type="string">
            <text:p>Le Mesnil-Amelot</text:p>
          </table:table-cell>
          <table:table-cell table:style-name="Default" office:value-type="string" calcext:value-type="string">
            <text:p>http://commons.wikimedia.org/wiki/Special:FilePath/Le_Mesnil-Amelot_(77),_église_Saint-Martin,_façade_sud-ouest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e_Tours_de_Courgenard</text:p>
          </table:table-cell>
          <table:table-cell table:style-name="Default" office:value-type="string" calcext:value-type="string">
            <text:p>Église Saint-Martin-de-Tours de Courgenard</text:p>
          </table:table-cell>
          <table:table-cell table:style-name="Default" office:value-type="string" calcext:value-type="string">
            <text:p>dbpedia-fr:Courgenard</text:p>
          </table:table-cell>
          <table:table-cell table:style-name="Default" office:value-type="string" calcext:value-type="string">
            <text:p>Courgenard</text:p>
          </table:table-cell>
          <table:table-cell table:style-name="Default" office:value-type="string" calcext:value-type="string">
            <text:p>http://commons.wikimedia.org/wiki/Special:FilePath/Courgenard_-_Eglise_St_Martin_0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Martin_de_Vertou_de_Boce</text:p>
          </table:table-cell>
          <table:table-cell table:style-name="Default" office:value-type="string" calcext:value-type="string">
            <text:p>Église Saint-Martin-de-Vertou de Bocé</text:p>
          </table:table-cell>
          <table:table-cell table:style-name="Default" office:value-type="string" calcext:value-type="string">
            <text:p>dbpedia-fr:Boce</text:p>
          </table:table-cell>
          <table:table-cell table:style-name="Default" office:value-type="string" calcext:value-type="string">
            <text:p>Bocé</text:p>
          </table:table-cell>
          <table:table-cell table:style-name="Default" office:value-type="string" calcext:value-type="string">
            <text:p>http://commons.wikimedia.org/wiki/Special:FilePath/49-Bocé-Notre-Dam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Nicolas_de_Tremolat</text:p>
          </table:table-cell>
          <table:table-cell table:style-name="Default" office:value-type="string" calcext:value-type="string">
            <text:p>Église Saint-Nicolas de Trémolat</text:p>
          </table:table-cell>
          <table:table-cell table:style-name="Default" office:value-type="string" calcext:value-type="string">
            <text:p>dbpedia-fr:Tremolat</text:p>
          </table:table-cell>
          <table:table-cell table:style-name="Default" office:value-type="string" calcext:value-type="string">
            <text:p>Trémolat</text:p>
          </table:table-cell>
          <table:table-cell table:style-name="Default" office:value-type="string" calcext:value-type="string">
            <text:p>http://commons.wikimedia.org/wiki/Special:FilePath/Trémolat_-_Eglise_Saint-Nicolas_-2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Ouen_de_Bennecourt</text:p>
          </table:table-cell>
          <table:table-cell table:style-name="Default" office:value-type="string" calcext:value-type="string">
            <text:p>Église Saint-Ouen de Bennecourt</text:p>
          </table:table-cell>
          <table:table-cell table:style-name="Default" office:value-type="string" calcext:value-type="string">
            <text:p>dbpedia-fr:Bennecourt</text:p>
          </table:table-cell>
          <table:table-cell table:style-name="Default" office:value-type="string" calcext:value-type="string">
            <text:p>Bennecourt</text:p>
          </table:table-cell>
          <table:table-cell table:style-name="Default" office:value-type="string" calcext:value-type="string">
            <text:p>http://commons.wikimedia.org/wiki/Special:FilePath/Bennecourt_église_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Pallais_de_Villars_en_Pons</text:p>
          </table:table-cell>
          <table:table-cell table:style-name="Default" office:value-type="string" calcext:value-type="string">
            <text:p>Église Saint-Pallais de Villars-en-Pons</text:p>
          </table:table-cell>
          <table:table-cell table:style-name="Default" office:value-type="string" calcext:value-type="string">
            <text:p>dbpedia-fr:Villars-en-Pons</text:p>
          </table:table-cell>
          <table:table-cell table:style-name="Default" office:value-type="string" calcext:value-type="string">
            <text:p>Villars-en-Pons</text:p>
          </table:table-cell>
          <table:table-cell table:style-name="Default" office:value-type="string" calcext:value-type="string">
            <text:p>http://commons.wikimedia.org/wiki/Special:FilePath/Eglise_Villars-en-pons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Paul_de_Salles_la_Source</text:p>
          </table:table-cell>
          <table:table-cell table:style-name="Default" office:value-type="string" calcext:value-type="string">
            <text:p>Église Saint-Paul de Salles-la-Source</text:p>
          </table:table-cell>
          <table:table-cell table:style-name="Default" office:value-type="string" calcext:value-type="string">
            <text:p>dbpedia-fr:Salles-la-Source</text:p>
          </table:table-cell>
          <table:table-cell table:style-name="Default" office:value-type="string" calcext:value-type="string">
            <text:p>Salles-la-Source</text:p>
          </table:table-cell>
          <table:table-cell table:style-name="Default" office:value-type="string" calcext:value-type="string">
            <text:p>http://commons.wikimedia.org/wiki/Special:FilePath/Église_Saint_Paul_de_Salles-la-Source_(Matthieu_Gauvain)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Pierre_de_Beugneux</text:p>
          </table:table-cell>
          <table:table-cell table:style-name="Default" office:value-type="string" calcext:value-type="string">
            <text:p>Église Saint-Pierre de Beugneux</text:p>
          </table:table-cell>
          <table:table-cell table:style-name="Default" office:value-type="string" calcext:value-type="string">
            <text:p>dbpedia-fr:Beugneux</text:p>
          </table:table-cell>
          <table:table-cell table:style-name="Default" office:value-type="string" calcext:value-type="string">
            <text:p>Beugneux</text:p>
          </table:table-cell>
          <table:table-cell table:style-name="Default" office:value-type="string" calcext:value-type="string">
            <text:p>http://commons.wikimedia.org/wiki/Special:FilePath/Église_Saint-Pierre_de_Beugneux_5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Pierre_de_Chartres</text:p>
          </table:table-cell>
          <table:table-cell table:style-name="Default" office:value-type="string" calcext:value-type="string">
            <text:p>Église Saint-Pierre de Chartres</text:p>
          </table:table-cell>
          <table:table-cell table:style-name="Default" office:value-type="string" calcext:value-type="string">
            <text:p>dbpedia-fr:Chartres</text:p>
          </table:table-cell>
          <table:table-cell table:style-name="Default" office:value-type="string" calcext:value-type="string">
            <text:p>Chartres</text:p>
          </table:table-cell>
          <table:table-cell table:style-name="Default" office:value-type="string" calcext:value-type="string">
            <text:p>http://commons.wikimedia.org/wiki/Special:FilePath/France_Eure_et_Loir_Chartres_en_lumieres_2006_Eglise_Saint_Pierr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Pierre_de_Lanuejols</text:p>
          </table:table-cell>
          <table:table-cell table:style-name="Default" office:value-type="string" calcext:value-type="string">
            <text:p>Église Saint-Pierre de Lanuéjols</text:p>
          </table:table-cell>
          <table:table-cell table:style-name="Default" office:value-type="string" calcext:value-type="string">
            <text:p>dbpedia-fr:Lanuejols</text:p>
          </table:table-cell>
          <table:table-cell table:style-name="Default" office:value-type="string" calcext:value-type="string">
            <text:p>Lanuéjols (Lozère)</text:p>
          </table:table-cell>
          <table:table-cell table:style-name="Default" office:value-type="string" calcext:value-type="string">
            <text:p>http://commons.wikimedia.org/wiki/Special:FilePath/France_Lozère_Lanuéjols_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Pierre_de_Mauperthuis</text:p>
          </table:table-cell>
          <table:table-cell table:style-name="Default" office:value-type="string" calcext:value-type="string">
            <text:p>Église Saint-Pierre de Mauperthuis</text:p>
          </table:table-cell>
          <table:table-cell table:style-name="Default" office:value-type="string" calcext:value-type="string">
            <text:p>dbpedia-fr:Mauperthuis</text:p>
          </table:table-cell>
          <table:table-cell table:style-name="Default" office:value-type="string" calcext:value-type="string">
            <text:p>Mauperthuis</text:p>
          </table:table-cell>
          <table:table-cell table:style-name="Default" office:value-type="string" calcext:value-type="string">
            <text:p>http://commons.wikimedia.org/wiki/Special:FilePath/FR77_Mauperthuis_Église_Saint-Pierre_0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Pierre_de_Moulins</text:p>
          </table:table-cell>
          <table:table-cell table:style-name="Default" office:value-type="string" calcext:value-type="string">
            <text:p>Église Saint-Pierre de Moulins</text:p>
          </table:table-cell>
          <table:table-cell table:style-name="Default" office:value-type="string" calcext:value-type="string">
            <text:p>dbpedia-fr:Moulins</text:p>
          </table:table-cell>
          <table:table-cell table:style-name="Default" office:value-type="string" calcext:value-type="string">
            <text:p>Moulins (Allier)</text:p>
          </table:table-cell>
          <table:table-cell table:style-name="Default" office:value-type="string" calcext:value-type="string">
            <text:p>http://commons.wikimedia.org/wiki/Special:FilePath/Moulins_(Allier,_France)_Eglise_St_Pierre_(1)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Pierre_et_Saint_Paul_de_Moutiers_en_Puisaye</text:p>
          </table:table-cell>
          <table:table-cell table:style-name="Default" office:value-type="string" calcext:value-type="string">
            <text:p>Église Saint-Pierre-et-Saint-Paul de Moutiers-en-Puisaye</text:p>
          </table:table-cell>
          <table:table-cell table:style-name="Default" office:value-type="string" calcext:value-type="string">
            <text:p>dbpedia-fr:Moutiers-en-Puisaye</text:p>
          </table:table-cell>
          <table:table-cell table:style-name="Default" office:value-type="string" calcext:value-type="string">
            <text:p>Moutiers-en-Puisaye</text:p>
          </table:table-cell>
          <table:table-cell table:style-name="Default" office:value-type="string" calcext:value-type="string">
            <text:p>http://commons.wikimedia.org/wiki/Special:FilePath/Moutiers-en-Puisaye-FR-89-église-08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Pierre_Saint_Paul_de_Guiscriff</text:p>
          </table:table-cell>
          <table:table-cell table:style-name="Default" office:value-type="string" calcext:value-type="string">
            <text:p>Église Saint-Pierre-Saint-Paul de Guiscriff</text:p>
          </table:table-cell>
          <table:table-cell table:style-name="Default" office:value-type="string" calcext:value-type="string">
            <text:p>dbpedia-fr:Guiscriff</text:p>
          </table:table-cell>
          <table:table-cell table:style-name="Default" office:value-type="string" calcext:value-type="string">
            <text:p>Guiscriff</text:p>
          </table:table-cell>
          <table:table-cell table:style-name="Default" office:value-type="string" calcext:value-type="string">
            <text:p>http://commons.wikimedia.org/wiki/Special:FilePath/Guiscriff_façade_sud_de_l'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Quentin_de_Chermignac</text:p>
          </table:table-cell>
          <table:table-cell table:style-name="Default" office:value-type="string" calcext:value-type="string">
            <text:p>Église Saint-Quentin de Chermignac</text:p>
          </table:table-cell>
          <table:table-cell table:style-name="Default" office:value-type="string" calcext:value-type="string">
            <text:p>dbpedia-fr:Chermignac</text:p>
          </table:table-cell>
          <table:table-cell table:style-name="Default" office:value-type="string" calcext:value-type="string">
            <text:p>Chermignac</text:p>
          </table:table-cell>
          <table:table-cell table:style-name="Default" office:value-type="string" calcext:value-type="string">
            <text:p>http://commons.wikimedia.org/wiki/Special:FilePath/Eglisechermignac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Quintien_de_Picherande</text:p>
          </table:table-cell>
          <table:table-cell table:style-name="Default" office:value-type="string" calcext:value-type="string">
            <text:p>Église Saint-Quintien de Picherande</text:p>
          </table:table-cell>
          <table:table-cell table:style-name="Default" office:value-type="string" calcext:value-type="string">
            <text:p>dbpedia-fr:Picherande</text:p>
          </table:table-cell>
          <table:table-cell table:style-name="Default" office:value-type="string" calcext:value-type="string">
            <text:p>Picherande</text:p>
          </table:table-cell>
          <table:table-cell table:style-name="Default" office:value-type="string" calcext:value-type="string">
            <text:p>http://commons.wikimedia.org/wiki/Special:FilePath/Picherande_égli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Remi_dAsnieres_sur_Oise</text:p>
          </table:table-cell>
          <table:table-cell table:style-name="Default" office:value-type="string" calcext:value-type="string">
            <text:p>Église Saint-Rémi d'Asnières-sur-Oise</text:p>
          </table:table-cell>
          <table:table-cell table:style-name="Default" office:value-type="string" calcext:value-type="string">
            <text:p>dbpedia-fr:Asnières-sur-Oise</text:p>
          </table:table-cell>
          <table:table-cell table:style-name="Default" office:value-type="string" calcext:value-type="string">
            <text:p>Asnières-sur-Oise</text:p>
          </table:table-cell>
          <table:table-cell table:style-name="Default" office:value-type="string" calcext:value-type="string">
            <text:p>http://commons.wikimedia.org/wiki/Special:FilePath/Asnières-sur-Oise_(95),_église_Saint-Rémi,_vue_depuis_le_sud_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Romain_de_Targon</text:p>
          </table:table-cell>
          <table:table-cell table:style-name="Default" office:value-type="string" calcext:value-type="string">
            <text:p>Église Saint-Romain de Targon</text:p>
          </table:table-cell>
          <table:table-cell table:style-name="Default" office:value-type="string" calcext:value-type="string">
            <text:p>dbpedia-fr:Targon</text:p>
          </table:table-cell>
          <table:table-cell table:style-name="Default" office:value-type="string" calcext:value-type="string">
            <text:p>Targon</text:p>
          </table:table-cell>
          <table:table-cell table:style-name="Default" office:value-type="string" calcext:value-type="string">
            <text:p>http://commons.wikimedia.org/wiki/Special:FilePath/Targon_Église_Saint-Romain_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_Sauveur_de_Coucy_le_Chateau_Auffrique</text:p>
          </table:table-cell>
          <table:table-cell table:style-name="Default" office:value-type="string" calcext:value-type="string">
            <text:p>Église Saint-Sauveur de Coucy-le-Château-Auffrique</text:p>
          </table:table-cell>
          <table:table-cell table:style-name="Default" office:value-type="string" calcext:value-type="string">
            <text:p>dbpedia-fr:Coucy-le-Chateau-Auffrique</text:p>
          </table:table-cell>
          <table:table-cell table:style-name="Default" office:value-type="string" calcext:value-type="string">
            <text:p>Coucy-le-Château-Auffrique</text:p>
          </table:table-cell>
          <table:table-cell table:style-name="Default" office:value-type="string" calcext:value-type="string">
            <text:p>http://commons.wikimedia.org/wiki/Special:FilePath/FR-02-Coucy07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e_Croix_de_Champeix</text:p>
          </table:table-cell>
          <table:table-cell table:style-name="Default" office:value-type="string" calcext:value-type="string">
            <text:p>Église Sainte-Croix de Champeix</text:p>
          </table:table-cell>
          <table:table-cell table:style-name="Default" office:value-type="string" calcext:value-type="string">
            <text:p>dbpedia-fr:Champeix</text:p>
          </table:table-cell>
          <table:table-cell table:style-name="Default" office:value-type="string" calcext:value-type="string">
            <text:p>Champeix</text:p>
          </table:table-cell>
          <table:table-cell table:style-name="Default" office:value-type="string" calcext:value-type="string">
            <text:p>http://commons.wikimedia.org/wiki/Special:FilePath/Champeix_égli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e_Onesime_de_Donchery</text:p>
          </table:table-cell>
          <table:table-cell table:style-name="Default" office:value-type="string" calcext:value-type="string">
            <text:p>Église Sainte-Onésime de Donchery</text:p>
          </table:table-cell>
          <table:table-cell table:style-name="Default" office:value-type="string" calcext:value-type="string">
            <text:p>dbpedia-fr:Donchery</text:p>
          </table:table-cell>
          <table:table-cell table:style-name="Default" office:value-type="string" calcext:value-type="string">
            <text:p>Donchery</text:p>
          </table:table-cell>
          <table:table-cell table:style-name="Default" office:value-type="string" calcext:value-type="string">
            <text:p>http://commons.wikimedia.org/wiki/Special:FilePath/Eglise_Saint-Onésime,_à_Donchery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eglise_Saints_Julien_et_Basilisse_de_Bram</text:p>
          </table:table-cell>
          <table:table-cell table:style-name="Default" office:value-type="string" calcext:value-type="string">
            <text:p>Église Saints-Julien-et-Basilisse de Bram</text:p>
          </table:table-cell>
          <table:table-cell table:style-name="Default" office:value-type="string" calcext:value-type="string">
            <text:p>dbpedia-fr:Bram</text:p>
          </table:table-cell>
          <table:table-cell table:style-name="Default" office:value-type="string" calcext:value-type="string">
            <text:p>Bram</text:p>
          </table:table-cell>
          <table:table-cell table:style-name="Default" office:value-type="string" calcext:value-type="string">
            <text:p>http://commons.wikimedia.org/wiki/Special:FilePath/Bram-Intérieur_égli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Ferme_de_Chapieu</text:p>
          </table:table-cell>
          <table:table-cell table:style-name="Default" office:value-type="string" calcext:value-type="string">
            <text:p>Ferme de Chapieu</text:p>
          </table:table-cell>
          <table:table-cell table:style-name="Default" office:value-type="string" calcext:value-type="string">
            <text:p>dbpedia-fr:Lanuejols</text:p>
          </table:table-cell>
          <table:table-cell table:style-name="Default" office:value-type="string" calcext:value-type="string">
            <text:p>Lanuéjols (Lozère)</text:p>
          </table:table-cell>
          <table:table-cell table:style-name="Default" office:value-type="string" calcext:value-type="string">
            <text:p>http://commons.wikimedia.org/wiki/Special:FilePath/Ferme_chapieu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Fontaine_de_la_Sirène_de_Lleida</text:p>
          </table:table-cell>
          <table:table-cell table:style-name="Default" office:value-type="string" calcext:value-type="string">
            <text:p>Fontaine de la Sirène de Lleida</text:p>
          </table:table-cell>
          <table:table-cell table:style-name="Default" office:value-type="string" calcext:value-type="string">
            <text:p>dbpedia-fr:Lerida</text:p>
          </table:table-cell>
          <table:table-cell table:style-name="Default" office:value-type="string" calcext:value-type="string">
            <text:p>Lérida</text:p>
          </table:table-cell>
          <table:table-cell table:style-name="Default" office:value-type="string" calcext:value-type="string">
            <text:p>http://commons.wikimedia.org/wiki/Special:FilePath/Fuente_de_la_Sirena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Fontaine_des_Pisseurs_Lacaune</text:p>
          </table:table-cell>
          <table:table-cell table:style-name="Default" office:value-type="string" calcext:value-type="string">
            <text:p>Fontaine des Pisseurs (Lacaune)</text:p>
          </table:table-cell>
          <table:table-cell table:style-name="Default" office:value-type="string" calcext:value-type="string">
            <text:p>dbpedia-fr:Lacaune</text:p>
          </table:table-cell>
          <table:table-cell table:style-name="Default" office:value-type="string" calcext:value-type="string">
            <text:p>Lacaune (Tarn)</text:p>
          </table:table-cell>
          <table:table-cell table:style-name="Default" office:value-type="string" calcext:value-type="string">
            <text:p>http://commons.wikimedia.org/wiki/Special:FilePath/Lacaune_Fontaine_des_pisseurs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Fontaine_du_Tresor</text:p>
          </table:table-cell>
          <table:table-cell table:style-name="Default" office:value-type="string" calcext:value-type="string">
            <text:p>Fontaine du Trésor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Fontaine_du_Trésor_Paris_4e_0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Fort_Mackinac</text:p>
          </table:table-cell>
          <table:table-cell table:style-name="Default" office:value-type="string" calcext:value-type="string">
            <text:p>Fort Mackinac</text:p>
          </table:table-cell>
          <table:table-cell table:style-name="Default" office:value-type="string" calcext:value-type="string">
            <text:p>dbpedia-fr:Mackinac_Island</text:p>
          </table:table-cell>
          <table:table-cell table:style-name="Default" office:value-type="string" calcext:value-type="string">
            <text:p>Mackinac Island</text:p>
          </table:table-cell>
          <table:table-cell table:style-name="Default" office:value-type="string" calcext:value-type="string">
            <text:p>http://commons.wikimedia.org/wiki/Special:FilePath/BtlMackinac.jpe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Fortin_de_Port_Fouquet</text:p>
          </table:table-cell>
          <table:table-cell table:style-name="Default" office:value-type="string" calcext:value-type="string">
            <text:p>Fortin de Port-Fouquet</text:p>
          </table:table-cell>
          <table:table-cell table:style-name="Default" office:value-type="string" calcext:value-type="string">
            <text:p>dbpedia-fr:Le_Palais</text:p>
          </table:table-cell>
          <table:table-cell table:style-name="Default" office:value-type="string" calcext:value-type="string">
            <text:p>Le Palais</text:p>
          </table:table-cell>
          <table:table-cell table:style-name="Default" office:value-type="string" calcext:value-type="string">
            <text:p>http://commons.wikimedia.org/wiki/Special:FilePath/Port-Fouquet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abitation_Zevallos</text:p>
          </table:table-cell>
          <table:table-cell table:style-name="Default" office:value-type="string" calcext:value-type="string">
            <text:p>Habitation Zévallos</text:p>
          </table:table-cell>
          <table:table-cell table:style-name="Default" office:value-type="string" calcext:value-type="string">
            <text:p>dbpedia-fr:Le_Moule</text:p>
          </table:table-cell>
          <table:table-cell table:style-name="Default" office:value-type="string" calcext:value-type="string">
            <text:p>Le Moule</text:p>
          </table:table-cell>
          <table:table-cell table:style-name="Default" office:value-type="string" calcext:value-type="string">
            <text:p>http://commons.wikimedia.org/wiki/Special:FilePath/Habitation_Zévallos_04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alle_de_Lesmont</text:p>
          </table:table-cell>
          <table:table-cell table:style-name="Default" office:value-type="string" calcext:value-type="string">
            <text:p>Halle de Lesmont</text:p>
          </table:table-cell>
          <table:table-cell table:style-name="Default" office:value-type="string" calcext:value-type="string">
            <text:p>dbpedia-fr:Lesmont</text:p>
          </table:table-cell>
          <table:table-cell table:style-name="Default" office:value-type="string" calcext:value-type="string">
            <text:p>Lesmont</text:p>
          </table:table-cell>
          <table:table-cell table:style-name="Default" office:value-type="string" calcext:value-type="string">
            <text:p>http://commons.wikimedia.org/wiki/Special:FilePath/Eglise_&amp;_halle_de_Lesmont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alle_de_Ricey_Haut</text:p>
          </table:table-cell>
          <table:table-cell table:style-name="Default" office:value-type="string" calcext:value-type="string">
            <text:p>Halle de Ricey-Haut</text:p>
          </table:table-cell>
          <table:table-cell table:style-name="Default" office:value-type="string" calcext:value-type="string">
            <text:p>dbpedia-fr:Les_Riceys</text:p>
          </table:table-cell>
          <table:table-cell table:style-name="Default" office:value-type="string" calcext:value-type="string">
            <text:p>Les Riceys</text:p>
          </table:table-cell>
          <table:table-cell table:style-name="Default" office:value-type="string" calcext:value-type="string">
            <text:p>http://commons.wikimedia.org/wiki/Special:FilePath/Halle_de_Ricey-Haut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pital_de_Sant_Pau</text:p>
          </table:table-cell>
          <table:table-cell table:style-name="Default" office:value-type="string" calcext:value-type="string">
            <text:p>Hôpital de Sant Pau</text:p>
          </table:table-cell>
          <table:table-cell table:style-name="Default" office:value-type="string" calcext:value-type="string">
            <text:p>dbpedia-fr:Barcelone</text:p>
          </table:table-cell>
          <table:table-cell table:style-name="Default" office:value-type="string" calcext:value-type="string">
            <text:p>Barcelone</text:p>
          </table:table-cell>
          <table:table-cell table:style-name="Default" office:value-type="string" calcext:value-type="string">
            <text:p>http://commons.wikimedia.org/wiki/Special:FilePath/ES-BCN-hospit-santa-creu-sant-pau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pital_des_Anglais</text:p>
          </table:table-cell>
          <table:table-cell table:style-name="Default" office:value-type="string" calcext:value-type="string">
            <text:p>Hôpital des Anglais</text:p>
          </table:table-cell>
          <table:table-cell table:style-name="Default" office:value-type="string" calcext:value-type="string">
            <text:p>dbpedia-fr:Peyrusse-le-Roc</text:p>
          </table:table-cell>
          <table:table-cell table:style-name="Default" office:value-type="string" calcext:value-type="string">
            <text:p>Peyrusse-le-Roc</text:p>
          </table:table-cell>
          <table:table-cell table:style-name="Default" office:value-type="string" calcext:value-type="string">
            <text:p>http://commons.wikimedia.org/wiki/Special:FilePath/Intérieur_de_l'Hôpital_des_Anglai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Cottereau</text:p>
          </table:table-cell>
          <table:table-cell table:style-name="Default" office:value-type="string" calcext:value-type="string">
            <text:p>Hôtel Cottereau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Hôtel_Cottereau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Angouleme_Lamoignon</text:p>
          </table:table-cell>
          <table:table-cell table:style-name="Default" office:value-type="string" calcext:value-type="string">
            <text:p>Hôtel d'Angoulême Lamoignon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P1140592_Paris_IV_hotel_Lamoignon_rwk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_Bourges</text:p>
          </table:table-cell>
          <table:table-cell table:style-name="Default" office:value-type="string" calcext:value-type="string">
            <text:p>Hôtel de Bourges</text:p>
          </table:table-cell>
          <table:table-cell table:style-name="Default" office:value-type="string" calcext:value-type="string">
            <text:p>dbpedia-fr:Bazas</text:p>
          </table:table-cell>
          <table:table-cell table:style-name="Default" office:value-type="string" calcext:value-type="string">
            <text:p>Bazas</text:p>
          </table:table-cell>
          <table:table-cell table:style-name="Default" office:value-type="string" calcext:value-type="string">
            <text:p>http://commons.wikimedia.org/wiki/Special:FilePath/Bazas_Hôtel_de_Bourges_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_Fourcy</text:p>
          </table:table-cell>
          <table:table-cell table:style-name="Default" office:value-type="string" calcext:value-type="string">
            <text:p>Hôtel de Fourcy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Hôtel_de_Fourcy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_Jocas</text:p>
          </table:table-cell>
          <table:table-cell table:style-name="Default" office:value-type="string" calcext:value-type="string">
            <text:p>Hôtel de Jocas</text:p>
          </table:table-cell>
          <table:table-cell table:style-name="Default" office:value-type="string" calcext:value-type="string">
            <text:p>dbpedia-fr:Pernes-les-Fontaines</text:p>
          </table:table-cell>
          <table:table-cell table:style-name="Default" office:value-type="string" calcext:value-type="string">
            <text:p>Pernes-les-Fontaines</text:p>
          </table:table-cell>
          <table:table-cell table:style-name="Default" office:value-type="string" calcext:value-type="string">
            <text:p>http://commons.wikimedia.org/wiki/Special:FilePath/Entrée_de_maison_à_Pernes_les_Fontain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_Knuyt_de_Vosmaer</text:p>
          </table:table-cell>
          <table:table-cell table:style-name="Default" office:value-type="string" calcext:value-type="string">
            <text:p>Hôtel de Knuyt de Vosmaer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Ville de Bruxelles</text:p>
          </table:table-cell>
          <table:table-cell table:style-name="Default" office:value-type="string" calcext:value-type="string">
            <text:p>http://commons.wikimedia.org/wiki/Special:FilePath/Congrès_33_Congres,_Enseignement_91-97_Onderricht_Brussels_2012-06_B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_Mongelas</text:p>
          </table:table-cell>
          <table:table-cell table:style-name="Default" office:value-type="string" calcext:value-type="string">
            <text:p>Hôtel de Mongelas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Hotel_mongelas_cour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_prefecture_dIndre_et_Loire</text:p>
          </table:table-cell>
          <table:table-cell table:style-name="Default" office:value-type="string" calcext:value-type="string">
            <text:p>Hôtel de préfecture d'Indre-et-Loire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Prefecture_Tour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_prefecture_de_lAin</text:p>
          </table:table-cell>
          <table:table-cell table:style-name="Default" office:value-type="string" calcext:value-type="string">
            <text:p>Hôtel de préfecture de l'Ain</text:p>
          </table:table-cell>
          <table:table-cell table:style-name="Default" office:value-type="string" calcext:value-type="string">
            <text:p>dbpedia-fr:Bourg-en-Bresse</text:p>
          </table:table-cell>
          <table:table-cell table:style-name="Default" office:value-type="string" calcext:value-type="string">
            <text:p>Bourg-en-Bresse</text:p>
          </table:table-cell>
          <table:table-cell table:style-name="Default" office:value-type="string" calcext:value-type="string">
            <text:p>http://commons.wikimedia.org/wiki/Special:FilePath/Préfecture.Ai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_prefecture_des_Bouches_du_Rhone</text:p>
          </table:table-cell>
          <table:table-cell table:style-name="Default" office:value-type="string" calcext:value-type="string">
            <text:p>Hôtel de préfecture des Bouches-du-Rhône</text:p>
          </table:table-cell>
          <table:table-cell table:style-name="Default" office:value-type="string" calcext:value-type="string">
            <text:p>dbpedia-fr:Marseille</text:p>
          </table:table-cell>
          <table:table-cell table:style-name="Default" office:value-type="string" calcext:value-type="string">
            <text:p>Marseille</text:p>
          </table:table-cell>
          <table:table-cell table:style-name="Default" office:value-type="string" calcext:value-type="string">
            <text:p>http://commons.wikimedia.org/wiki/Special:FilePath/Préfecture-région-Marseill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_Tinteniac</text:p>
          </table:table-cell>
          <table:table-cell table:style-name="Default" office:value-type="string" calcext:value-type="string">
            <text:p>Hôtel de Tinténiac</text:p>
          </table:table-cell>
          <table:table-cell table:style-name="Default" office:value-type="string" calcext:value-type="string">
            <text:p>dbpedia-fr:Angers</text:p>
          </table:table-cell>
          <table:table-cell table:style-name="Default" office:value-type="string" calcext:value-type="string">
            <text:p>Angers</text:p>
          </table:table-cell>
          <table:table-cell table:style-name="Default" office:value-type="string" calcext:value-type="string">
            <text:p>http://commons.wikimedia.org/wiki/Special:FilePath/Hôtel_de_Tinténiac_-_Angers_-_20110120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_ville_de_Charleroi</text:p>
          </table:table-cell>
          <table:table-cell table:style-name="Default" office:value-type="string" calcext:value-type="string">
            <text:p>Hôtel de ville de Charleroi</text:p>
          </table:table-cell>
          <table:table-cell table:style-name="Default" office:value-type="string" calcext:value-type="string">
            <text:p>dbpedia-fr:Charleroi</text:p>
          </table:table-cell>
          <table:table-cell table:style-name="Default" office:value-type="string" calcext:value-type="string">
            <text:p>Charleroi</text:p>
          </table:table-cell>
          <table:table-cell table:style-name="Default" office:value-type="string" calcext:value-type="string">
            <text:p>http://commons.wikimedia.org/wiki/Special:FilePath/Charleroi_-_hôtel_de_ville_vu_de_la_place_Charles_II_-_2014-08-07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s_Creneaux</text:p>
          </table:table-cell>
          <table:table-cell table:style-name="Default" office:value-type="string" calcext:value-type="string">
            <text:p>Hôtel des Créneaux</text:p>
          </table:table-cell>
          <table:table-cell table:style-name="Default" office:value-type="string" calcext:value-type="string">
            <text:p>dbpedia-fr:Orleans</text:p>
          </table:table-cell>
          <table:table-cell table:style-name="Default" office:value-type="string" calcext:value-type="string">
            <text:p>Orléans</text:p>
          </table:table-cell>
          <table:table-cell table:style-name="Default" office:value-type="string" calcext:value-type="string">
            <text:p>http://commons.wikimedia.org/wiki/Special:FilePath/France_Orleans_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es_postes_de_Caen</text:p>
          </table:table-cell>
          <table:table-cell table:style-name="Default" office:value-type="string" calcext:value-type="string">
            <text:p>Hôtel des postes de Caen</text:p>
          </table:table-cell>
          <table:table-cell table:style-name="Default" office:value-type="string" calcext:value-type="string">
            <text:p>dbpedia-fr:Caen</text:p>
          </table:table-cell>
          <table:table-cell table:style-name="Default" office:value-type="string" calcext:value-type="string">
            <text:p>Caen</text:p>
          </table:table-cell>
          <table:table-cell table:style-name="Default" office:value-type="string" calcext:value-type="string">
            <text:p>http://fr.wikipedia.org/wiki/Special:FilePath/Caen_hoteldespostes_gambetta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Duffau</text:p>
          </table:table-cell>
          <table:table-cell table:style-name="Default" office:value-type="string" calcext:value-type="string">
            <text:p>Hôtel Duffau</text:p>
          </table:table-cell>
          <table:table-cell table:style-name="Default" office:value-type="string" calcext:value-type="string">
            <text:p>dbpedia-fr:Montpellier</text:p>
          </table:table-cell>
          <table:table-cell table:style-name="Default" office:value-type="string" calcext:value-type="string">
            <text:p>Montpellier</text:p>
          </table:table-cell>
          <table:table-cell table:style-name="Default" office:value-type="string" calcext:value-type="string">
            <text:p>http://commons.wikimedia.org/wiki/Special:FilePath/Ancien_hôtel_Duffau,_ancien_grand_séminaire,_maison_Sénard-Paquier_V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Gaillard</text:p>
          </table:table-cell>
          <table:table-cell table:style-name="Default" office:value-type="string" calcext:value-type="string">
            <text:p>Hôtel Gaillard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Hôtel_Gaillard,_Paris,_191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Joubert_Bonnaire</text:p>
          </table:table-cell>
          <table:table-cell table:style-name="Default" office:value-type="string" calcext:value-type="string">
            <text:p>Hôtel Joubert-Bonnaire</text:p>
          </table:table-cell>
          <table:table-cell table:style-name="Default" office:value-type="string" calcext:value-type="string">
            <text:p>dbpedia-fr:Angers</text:p>
          </table:table-cell>
          <table:table-cell table:style-name="Default" office:value-type="string" calcext:value-type="string">
            <text:p>Angers</text:p>
          </table:table-cell>
          <table:table-cell table:style-name="Default" office:value-type="string" calcext:value-type="string">
            <text:p>http://commons.wikimedia.org/wiki/Special:FilePath/Hotel_Joubert_rue_Chevreul_à_Anger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Le_Pelletier_de_Souzy</text:p>
          </table:table-cell>
          <table:table-cell table:style-name="Default" office:value-type="string" calcext:value-type="string">
            <text:p>Hôtel Le Pelletier de Souzy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Paris_hotel_le_pelletier_de_souzy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Hotel_Vauloup</text:p>
          </table:table-cell>
          <table:table-cell table:style-name="Default" office:value-type="string" calcext:value-type="string">
            <text:p>Hôtel Vauloup</text:p>
          </table:table-cell>
          <table:table-cell table:style-name="Default" office:value-type="string" calcext:value-type="string">
            <text:p>dbpedia-fr:Nantes</text:p>
          </table:table-cell>
          <table:table-cell table:style-name="Default" office:value-type="string" calcext:value-type="string">
            <text:p>Nantes</text:p>
          </table:table-cell>
          <table:table-cell table:style-name="Default" office:value-type="string" calcext:value-type="string">
            <text:p>http://commons.wikimedia.org/wiki/Special:FilePath/Hôtel_particulier_3_place_du_Général-Mellinet_-_Nant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Immeuble_au_11__rue_Kervegan_de_Nantes</text:p>
          </table:table-cell>
          <table:table-cell table:style-name="Default" office:value-type="string" calcext:value-type="string">
            <text:p>Immeuble au 11, rue Kervégan de Nantes</text:p>
          </table:table-cell>
          <table:table-cell table:style-name="Default" office:value-type="string" calcext:value-type="string">
            <text:p>dbpedia-fr:Nantes</text:p>
          </table:table-cell>
          <table:table-cell table:style-name="Default" office:value-type="string" calcext:value-type="string">
            <text:p>Nantes</text:p>
          </table:table-cell>
          <table:table-cell table:style-name="Default" office:value-type="string" calcext:value-type="string">
            <text:p>http://commons.wikimedia.org/wiki/Special:FilePath/Nantes_-_11rueKervéga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Immeuble_au_13__rue_Kervegan_de_Nantes</text:p>
          </table:table-cell>
          <table:table-cell table:style-name="Default" office:value-type="string" calcext:value-type="string">
            <text:p>Immeuble au 13, rue Kervégan de Nantes</text:p>
          </table:table-cell>
          <table:table-cell table:style-name="Default" office:value-type="string" calcext:value-type="string">
            <text:p>dbpedia-fr:Nantes</text:p>
          </table:table-cell>
          <table:table-cell table:style-name="Default" office:value-type="string" calcext:value-type="string">
            <text:p>Nantes</text:p>
          </table:table-cell>
          <table:table-cell table:style-name="Default" office:value-type="string" calcext:value-type="string">
            <text:p>http://commons.wikimedia.org/wiki/Special:FilePath/Immeuble_13_rue_Kervégan_-_Nant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Immeuble_Clarte</text:p>
          </table:table-cell>
          <table:table-cell table:style-name="Default" office:value-type="string" calcext:value-type="string">
            <text:p>Immeuble Clarté</text:p>
          </table:table-cell>
          <table:table-cell table:style-name="Default" office:value-type="string" calcext:value-type="string">
            <text:p>dbpedia-fr:Geneve</text:p>
          </table:table-cell>
          <table:table-cell table:style-name="Default" office:value-type="string" calcext:value-type="string">
            <text:p>Genève</text:p>
          </table:table-cell>
          <table:table-cell table:style-name="Default" office:value-type="string" calcext:value-type="string">
            <text:p>http://commons.wikimedia.org/wiki/Special:FilePath/CorbusierMaisonClarteGenf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Iparosotthon</text:p>
          </table:table-cell>
          <table:table-cell table:style-name="Default" office:value-type="string" calcext:value-type="string">
            <text:p>Iparosotthon</text:p>
          </table:table-cell>
          <table:table-cell table:style-name="Default" office:value-type="string" calcext:value-type="string">
            <text:p>dbpedia-fr:Kecskemet</text:p>
          </table:table-cell>
          <table:table-cell table:style-name="Default" office:value-type="string" calcext:value-type="string">
            <text:p>Kecskemét</text:p>
          </table:table-cell>
          <table:table-cell table:style-name="Default" office:value-type="string" calcext:value-type="string">
            <text:p>http://commons.wikimedia.org/wiki/Special:FilePath/Ifjúsági_Otthon_2_(cropped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Kruger_House_Museum</text:p>
          </table:table-cell>
          <table:table-cell table:style-name="Default" office:value-type="string" calcext:value-type="string">
            <text:p>Kruger House Museum</text:p>
          </table:table-cell>
          <table:table-cell table:style-name="Default" office:value-type="string" calcext:value-type="string">
            <text:p>dbpedia-fr:Pretoria</text:p>
          </table:table-cell>
          <table:table-cell table:style-name="Default" office:value-type="string" calcext:value-type="string">
            <text:p>Pretoria</text:p>
          </table:table-cell>
          <table:table-cell table:style-name="Default" office:value-type="string" calcext:value-type="string">
            <text:p>http://commons.wikimedia.org/wiki/Special:FilePath/Krugerhou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Limmeuble_à_velos</text:p>
          </table:table-cell>
          <table:table-cell table:style-name="Default" office:value-type="string" calcext:value-type="string">
            <text:p>L'immeuble à vélos</text:p>
          </table:table-cell>
          <table:table-cell table:style-name="Default" office:value-type="string" calcext:value-type="string">
            <text:p>dbpedia-fr:Grenoble</text:p>
          </table:table-cell>
          <table:table-cell table:style-name="Default" office:value-type="string" calcext:value-type="string">
            <text:p>Grenoble</text:p>
          </table:table-cell>
          <table:table-cell table:style-name="Default" office:value-type="string" calcext:value-type="string">
            <text:p>http://fr.wikipedia.org/wiki/Special:FilePath/Immeuble_à_vélos_-_Grenobl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Lavoir_des_Chavannes</text:p>
          </table:table-cell>
          <table:table-cell table:style-name="Default" office:value-type="string" calcext:value-type="string">
            <text:p>Lavoir des Chavannes</text:p>
          </table:table-cell>
          <table:table-cell table:style-name="Default" office:value-type="string" calcext:value-type="string">
            <text:p>dbpedia-fr:Saint-Vallier</text:p>
          </table:table-cell>
          <table:table-cell table:style-name="Default" office:value-type="string" calcext:value-type="string">
            <text:p>Saint-Vallier (Saône-et-Loire)</text:p>
          </table:table-cell>
          <table:table-cell table:style-name="Default" office:value-type="string" calcext:value-type="string">
            <text:p>http://commons.wikimedia.org/wiki/Special:FilePath/Lavoir_des_Chavann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Le_Vieux_Moulin_Vernon</text:p>
          </table:table-cell>
          <table:table-cell table:style-name="Default" office:value-type="string" calcext:value-type="string">
            <text:p>Le Vieux-Moulin</text:p>
          </table:table-cell>
          <table:table-cell table:style-name="Default" office:value-type="string" calcext:value-type="string">
            <text:p>dbpedia-fr:Vernon</text:p>
          </table:table-cell>
          <table:table-cell table:style-name="Default" office:value-type="string" calcext:value-type="string">
            <text:p>Vernon</text:p>
          </table:table-cell>
          <table:table-cell table:style-name="Default" office:value-type="string" calcext:value-type="string">
            <text:p>http://commons.wikimedia.org/wiki/Special:FilePath/Vernon_-_Vieux_moulin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Lex_batiment</text:p>
          </table:table-cell>
          <table:table-cell table:style-name="Default" office:value-type="string" calcext:value-type="string">
            <text:p>Lex (bâtiment)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Bruxelles</text:p>
          </table:table-cell>
          <table:table-cell table:style-name="Default" office:value-type="string" calcext:value-type="string">
            <text:p>http://commons.wikimedia.org/wiki/Special:FilePath/Lex_South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rie_de_Kuopio</text:p>
          </table:table-cell>
          <table:table-cell table:style-name="Default" office:value-type="string" calcext:value-type="string">
            <text:p>Mairie de Kuopio</text:p>
          </table:table-cell>
          <table:table-cell table:style-name="Default" office:value-type="string" calcext:value-type="string">
            <text:p>dbpedia-fr:Kuopio</text:p>
          </table:table-cell>
          <table:table-cell table:style-name="Default" office:value-type="string" calcext:value-type="string">
            <text:p>Kuopio</text:p>
          </table:table-cell>
          <table:table-cell table:style-name="Default" office:value-type="string" calcext:value-type="string">
            <text:p>http://commons.wikimedia.org/wiki/Special:FilePath/Kuopio_City_Hall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à_loriflamme</text:p>
          </table:table-cell>
          <table:table-cell table:style-name="Default" office:value-type="string" calcext:value-type="string">
            <text:p>Maison à l'oriflamme</text:p>
          </table:table-cell>
          <table:table-cell table:style-name="Default" office:value-type="string" calcext:value-type="string">
            <text:p>dbpedia-fr:Luxeuil-les-Bains</text:p>
          </table:table-cell>
          <table:table-cell table:style-name="Default" office:value-type="string" calcext:value-type="string">
            <text:p>Luxeuil-les-Bains</text:p>
          </table:table-cell>
          <table:table-cell table:style-name="Default" office:value-type="string" calcext:value-type="string">
            <text:p>http://commons.wikimedia.org/wiki/Special:FilePath/Maison_à_l'oriflamme_Luxeuil_façade_sud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Bermont</text:p>
          </table:table-cell>
          <table:table-cell table:style-name="Default" office:value-type="string" calcext:value-type="string">
            <text:p>Maison Bermont</text:p>
          </table:table-cell>
          <table:table-cell table:style-name="Default" office:value-type="string" calcext:value-type="string">
            <text:p>dbpedia-fr:Montjaux</text:p>
          </table:table-cell>
          <table:table-cell table:style-name="Default" office:value-type="string" calcext:value-type="string">
            <text:p>Montjaux</text:p>
          </table:table-cell>
          <table:table-cell table:style-name="Default" office:value-type="string" calcext:value-type="string">
            <text:p>http://commons.wikimedia.org/wiki/Special:FilePath/Montjaux_-_Maison_Bermont_-0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coloniale_de_sante</text:p>
          </table:table-cell>
          <table:table-cell table:style-name="Default" office:value-type="string" calcext:value-type="string">
            <text:p>Maison coloniale de santé</text:p>
          </table:table-cell>
          <table:table-cell table:style-name="Default" office:value-type="string" calcext:value-type="string">
            <text:p>dbpedia-fr:Saint-Pierre_Martinique</text:p>
          </table:table-cell>
          <table:table-cell table:style-name="Default" office:value-type="string" calcext:value-type="string">
            <text:p>Saint-Pierre (Martinique)</text:p>
          </table:table-cell>
          <table:table-cell table:style-name="Default" office:value-type="string" calcext:value-type="string">
            <text:p>http://commons.wikimedia.org/wiki/Special:FilePath/Maison_coloniale_de_santé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Coquille</text:p>
          </table:table-cell>
          <table:table-cell table:style-name="Default" office:value-type="string" calcext:value-type="string">
            <text:p>Maison Coquille</text:p>
          </table:table-cell>
          <table:table-cell table:style-name="Default" office:value-type="string" calcext:value-type="string">
            <text:p>dbpedia-fr:Basse-Terre</text:p>
          </table:table-cell>
          <table:table-cell table:style-name="Default" office:value-type="string" calcext:value-type="string">
            <text:p>Basse-Terre</text:p>
          </table:table-cell>
          <table:table-cell table:style-name="Default" office:value-type="string" calcext:value-type="string">
            <text:p>http://commons.wikimedia.org/wiki/Special:FilePath/Maison_Coquille_-_Sept._2013_(1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de_Dimitrije_Krsmanović</text:p>
          </table:table-cell>
          <table:table-cell table:style-name="Default" office:value-type="string" calcext:value-type="string">
            <text:p>Maison de Dimitrije Krsmanović</text:p>
          </table:table-cell>
          <table:table-cell table:style-name="Default" office:value-type="string" calcext:value-type="string">
            <text:p>dbpedia-fr:Belgrade</text:p>
          </table:table-cell>
          <table:table-cell table:style-name="Default" office:value-type="string" calcext:value-type="string">
            <text:p>Belgrade</text:p>
          </table:table-cell>
          <table:table-cell table:style-name="Default" office:value-type="string" calcext:value-type="string">
            <text:p>http://commons.wikimedia.org/wiki/Special:FilePath/Austrijska_ambasada_Beograd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de_Jacques_Louis_David</text:p>
          </table:table-cell>
          <table:table-cell table:style-name="Default" office:value-type="string" calcext:value-type="string">
            <text:p>Maison de Jacques-Louis David</text:p>
          </table:table-cell>
          <table:table-cell table:style-name="Default" office:value-type="string" calcext:value-type="string">
            <text:p>dbpedia-fr:Bruxelles-ville</text:p>
          </table:table-cell>
          <table:table-cell table:style-name="Default" office:value-type="string" calcext:value-type="string">
            <text:p>Bruxelles-ville</text:p>
          </table:table-cell>
          <table:table-cell table:style-name="Default" office:value-type="string" calcext:value-type="string">
            <text:p>http://commons.wikimedia.org/wiki/Special:FilePath/Maison_de_Jacques-Louis_David_(Bruxelles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de_justice_du_Bizot</text:p>
          </table:table-cell>
          <table:table-cell table:style-name="Default" office:value-type="string" calcext:value-type="string">
            <text:p>Maison de justice du Bizot</text:p>
          </table:table-cell>
          <table:table-cell table:style-name="Default" office:value-type="string" calcext:value-type="string">
            <text:p>dbpedia-fr:Le_Bizot</text:p>
          </table:table-cell>
          <table:table-cell table:style-name="Default" office:value-type="string" calcext:value-type="string">
            <text:p>Le Bizot</text:p>
          </table:table-cell>
          <table:table-cell table:style-name="Default" office:value-type="string" calcext:value-type="string">
            <text:p>http://commons.wikimedia.org/wiki/Special:FilePath/Le_Bizot,_la_maison_de_Justic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de_leclusier_du_canal_dEntreroches</text:p>
          </table:table-cell>
          <table:table-cell table:style-name="Default" office:value-type="string" calcext:value-type="string">
            <text:p>Maison de l'éclusier du canal d'Entreroches</text:p>
          </table:table-cell>
          <table:table-cell table:style-name="Default" office:value-type="string" calcext:value-type="string">
            <text:p>dbpedia-fr:Orny</text:p>
          </table:table-cell>
          <table:table-cell table:style-name="Default" office:value-type="string" calcext:value-type="string">
            <text:p>Orny (Vaud)</text:p>
          </table:table-cell>
          <table:table-cell table:style-name="Default" office:value-type="string" calcext:value-type="string">
            <text:p>http://commons.wikimedia.org/wiki/Special:FilePath/Canal_d'Entreroches_10_1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de_la_Banque_de_La_Reunion</text:p>
          </table:table-cell>
          <table:table-cell table:style-name="Default" office:value-type="string" calcext:value-type="string">
            <text:p>Maison de la Banque de La Réunion</text:p>
          </table:table-cell>
          <table:table-cell table:style-name="Default" office:value-type="string" calcext:value-type="string">
            <text:p>dbpedia-fr:Saint-Denis_La_Réunion</text:p>
          </table:table-cell>
          <table:table-cell table:style-name="Default" office:value-type="string" calcext:value-type="string">
            <text:p>Saint-Denis (La Réunion)</text:p>
          </table:table-cell>
          <table:table-cell table:style-name="Default" office:value-type="string" calcext:value-type="string">
            <text:p>http://commons.wikimedia.org/wiki/Special:FilePath/Maison-de-la-Banque-de-La-Réunio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de_la_Renommee</text:p>
          </table:table-cell>
          <table:table-cell table:style-name="Default" office:value-type="string" calcext:value-type="string">
            <text:p>Maison de la Renommée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Bruxelles</text:p>
          </table:table-cell>
          <table:table-cell table:style-name="Default" office:value-type="string" calcext:value-type="string">
            <text:p>http://commons.wikimedia.org/wiki/Special:FilePath/Maison_de_la_Renommée_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de_la_Rose</text:p>
          </table:table-cell>
          <table:table-cell table:style-name="Default" office:value-type="string" calcext:value-type="string">
            <text:p>Maison de la Rose</text:p>
          </table:table-cell>
          <table:table-cell table:style-name="Default" office:value-type="string" calcext:value-type="string">
            <text:p>dbpedia-fr:Bruxelles-ville</text:p>
          </table:table-cell>
          <table:table-cell table:style-name="Default" office:value-type="string" calcext:value-type="string">
            <text:p>Bruxelles-ville</text:p>
          </table:table-cell>
          <table:table-cell table:style-name="Default" office:value-type="string" calcext:value-type="string">
            <text:p>http://commons.wikimedia.org/wiki/Special:FilePath/Maison_de_la_Rose_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de_Louis_XI_Cusset</text:p>
          </table:table-cell>
          <table:table-cell table:style-name="Default" office:value-type="string" calcext:value-type="string">
            <text:p>Maison de Louis XI (Cusset)</text:p>
          </table:table-cell>
          <table:table-cell table:style-name="Default" office:value-type="string" calcext:value-type="string">
            <text:p>dbpedia-fr:Cusset</text:p>
          </table:table-cell>
          <table:table-cell table:style-name="Default" office:value-type="string" calcext:value-type="string">
            <text:p>Cusset</text:p>
          </table:table-cell>
          <table:table-cell table:style-name="Default" office:value-type="string" calcext:value-type="string">
            <text:p>http://commons.wikimedia.org/wiki/Special:FilePath/Cusset_maison_Louis_XI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des_Anglais_Le_Chalard</text:p>
          </table:table-cell>
          <table:table-cell table:style-name="Default" office:value-type="string" calcext:value-type="string">
            <text:p>Maison des Anglais (Le Chalard)</text:p>
          </table:table-cell>
          <table:table-cell table:style-name="Default" office:value-type="string" calcext:value-type="string">
            <text:p>dbpedia-fr:Le_Chalard</text:p>
          </table:table-cell>
          <table:table-cell table:style-name="Default" office:value-type="string" calcext:value-type="string">
            <text:p>Le Chalard</text:p>
          </table:table-cell>
          <table:table-cell table:style-name="Default" office:value-type="string" calcext:value-type="string">
            <text:p>http://commons.wikimedia.org/wiki/Special:FilePath/Le_Chalard_maison_Anglai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Frugès</text:p>
          </table:table-cell>
          <table:table-cell table:style-name="Default" office:value-type="string" calcext:value-type="string">
            <text:p>Maison Frugès</text:p>
          </table:table-cell>
          <table:table-cell table:style-name="Default" office:value-type="string" calcext:value-type="string">
            <text:p>dbpedia-fr:Bordeaux</text:p>
          </table:table-cell>
          <table:table-cell table:style-name="Default" office:value-type="string" calcext:value-type="string">
            <text:p>Bordeaux</text:p>
          </table:table-cell>
          <table:table-cell table:style-name="Default" office:value-type="string" calcext:value-type="string">
            <text:p>http://commons.wikimedia.org/wiki/Special:FilePath/Bâtiment_droit_d'auteur.sv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romane_de_Saint_Gilles</text:p>
          </table:table-cell>
          <table:table-cell table:style-name="Default" office:value-type="string" calcext:value-type="string">
            <text:p>Maison romane de Saint-Gilles</text:p>
          </table:table-cell>
          <table:table-cell table:style-name="Default" office:value-type="string" calcext:value-type="string">
            <text:p>dbpedia-fr:Saint-Gilles_Gard</text:p>
          </table:table-cell>
          <table:table-cell table:style-name="Default" office:value-type="string" calcext:value-type="string">
            <text:p>Saint-Gilles (Gard)</text:p>
          </table:table-cell>
          <table:table-cell table:style-name="Default" office:value-type="string" calcext:value-type="string">
            <text:p>http://commons.wikimedia.org/wiki/Special:FilePath/St_Gilles_-_Maison_romane_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ison_Timol</text:p>
          </table:table-cell>
          <table:table-cell table:style-name="Default" office:value-type="string" calcext:value-type="string">
            <text:p>Maison Timol</text:p>
          </table:table-cell>
          <table:table-cell table:style-name="Default" office:value-type="string" calcext:value-type="string">
            <text:p>dbpedia-fr:Saint-Denis_La_Réunion</text:p>
          </table:table-cell>
          <table:table-cell table:style-name="Default" office:value-type="string" calcext:value-type="string">
            <text:p>Saint-Denis (La Réunion)</text:p>
          </table:table-cell>
          <table:table-cell table:style-name="Default" office:value-type="string" calcext:value-type="string">
            <text:p>http://commons.wikimedia.org/wiki/Special:FilePath/Maison-Timol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noir_Beranger</text:p>
          </table:table-cell>
          <table:table-cell table:style-name="Default" office:value-type="string" calcext:value-type="string">
            <text:p>Manoir Béranger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Pufr_tours_bvd_beranger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noir__rue_Maupertuis_2_4__Nyon</text:p>
          </table:table-cell>
          <table:table-cell table:style-name="Default" office:value-type="string" calcext:value-type="string">
            <text:p>Manoir, rue Maupertuis 2-4, Nyon</text:p>
          </table:table-cell>
          <table:table-cell table:style-name="Default" office:value-type="string" calcext:value-type="string">
            <text:p>dbpedia-fr:Nyon</text:p>
          </table:table-cell>
          <table:table-cell table:style-name="Default" office:value-type="string" calcext:value-type="string">
            <text:p>Nyon</text:p>
          </table:table-cell>
          <table:table-cell table:style-name="Default" office:value-type="string" calcext:value-type="string">
            <text:p>http://commons.wikimedia.org/wiki/Special:FilePath/Manoir_2-4_rue_Maupertuis,_Nyon_5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usolee_du_Prince_Imperial</text:p>
          </table:table-cell>
          <table:table-cell table:style-name="Default" office:value-type="string" calcext:value-type="string">
            <text:p>Mausolée du Prince Impérial</text:p>
          </table:table-cell>
          <table:table-cell table:style-name="Default" office:value-type="string" calcext:value-type="string">
            <text:p>dbpedia-fr:Rueil-Malmaison</text:p>
          </table:table-cell>
          <table:table-cell table:style-name="Default" office:value-type="string" calcext:value-type="string">
            <text:p>Rueil-Malmaison</text:p>
          </table:table-cell>
          <table:table-cell table:style-name="Default" office:value-type="string" calcext:value-type="string">
            <text:p>http://commons.wikimedia.org/wiki/Special:FilePath/Mausolée_du_prince_impérial_à_Rueil-Malmaison_en_Franc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ausolee_Juselius</text:p>
          </table:table-cell>
          <table:table-cell table:style-name="Default" office:value-type="string" calcext:value-type="string">
            <text:p>Mausolée Juselius</text:p>
          </table:table-cell>
          <table:table-cell table:style-name="Default" office:value-type="string" calcext:value-type="string">
            <text:p>dbpedia-fr:Pori</text:p>
          </table:table-cell>
          <table:table-cell table:style-name="Default" office:value-type="string" calcext:value-type="string">
            <text:p>Pori</text:p>
          </table:table-cell>
          <table:table-cell table:style-name="Default" office:value-type="string" calcext:value-type="string">
            <text:p>http://commons.wikimedia.org/wiki/Special:FilePath/Juseliuksen_mausoleumi_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egalithe_de_Guillay</text:p>
          </table:table-cell>
          <table:table-cell table:style-name="Default" office:value-type="string" calcext:value-type="string">
            <text:p>Mégalithe de Guillay</text:p>
          </table:table-cell>
          <table:table-cell table:style-name="Default" office:value-type="string" calcext:value-type="string">
            <text:p>dbpedia-fr:Larriviere-Saint-Savin</text:p>
          </table:table-cell>
          <table:table-cell table:style-name="Default" office:value-type="string" calcext:value-type="string">
            <text:p>Larrivière-Saint-Savin</text:p>
          </table:table-cell>
          <table:table-cell table:style-name="Default" office:value-type="string" calcext:value-type="string">
            <text:p>http://commons.wikimedia.org/wiki/Special:FilePath/Mégalithe_de_Guillay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enhir_de_la_Riveraie</text:p>
          </table:table-cell>
          <table:table-cell table:style-name="Default" office:value-type="string" calcext:value-type="string">
            <text:p>Menhir de la Riveraie</text:p>
          </table:table-cell>
          <table:table-cell table:style-name="Default" office:value-type="string" calcext:value-type="string">
            <text:p>dbpedia-fr:Saint-Pere-en-Retz</text:p>
          </table:table-cell>
          <table:table-cell table:style-name="Default" office:value-type="string" calcext:value-type="string">
            <text:p>Saint-Père-en-Retz</text:p>
          </table:table-cell>
          <table:table-cell table:style-name="Default" office:value-type="string" calcext:value-type="string">
            <text:p>http://commons.wikimedia.org/wiki/Special:FilePath/La_Riverais_2_Face_Est_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eulières_du_Mont_Vouan</text:p>
          </table:table-cell>
          <table:table-cell table:style-name="Default" office:value-type="string" calcext:value-type="string">
            <text:p>Meulières du Mont Vouan</text:p>
          </table:table-cell>
          <table:table-cell table:style-name="Default" office:value-type="string" calcext:value-type="string">
            <text:p>dbpedia-fr:Viuz-en-Sallaz</text:p>
          </table:table-cell>
          <table:table-cell table:style-name="Default" office:value-type="string" calcext:value-type="string">
            <text:p>Viuz-en-Sallaz</text:p>
          </table:table-cell>
          <table:table-cell table:style-name="Default" office:value-type="string" calcext:value-type="string">
            <text:p>http://commons.wikimedia.org/wiki/Special:FilePath/Grand'Gueule_of_Mont_Voua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ont_calvaire_de_Sombacour</text:p>
          </table:table-cell>
          <table:table-cell table:style-name="Default" office:value-type="string" calcext:value-type="string">
            <text:p>Mont-calvaire de Sombacour</text:p>
          </table:table-cell>
          <table:table-cell table:style-name="Default" office:value-type="string" calcext:value-type="string">
            <text:p>dbpedia-fr:Sombacour</text:p>
          </table:table-cell>
          <table:table-cell table:style-name="Default" office:value-type="string" calcext:value-type="string">
            <text:p>Sombacour</text:p>
          </table:table-cell>
          <table:table-cell table:style-name="Default" office:value-type="string" calcext:value-type="string">
            <text:p>http://commons.wikimedia.org/wiki/Special:FilePath/Sombacour_-_Mont-calvaire_-_vue_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onument_aux_Hanovriens</text:p>
          </table:table-cell>
          <table:table-cell table:style-name="Default" office:value-type="string" calcext:value-type="string">
            <text:p>Monument aux Hanovriens</text:p>
          </table:table-cell>
          <table:table-cell table:style-name="Default" office:value-type="string" calcext:value-type="string">
            <text:p>dbpedia-fr:Lasne</text:p>
          </table:table-cell>
          <table:table-cell table:style-name="Default" office:value-type="string" calcext:value-type="string">
            <text:p>Lasne</text:p>
          </table:table-cell>
          <table:table-cell table:style-name="Default" office:value-type="string" calcext:value-type="string">
            <text:p>http://commons.wikimedia.org/wiki/Special:FilePath/Monument_aux_Hanovriens_14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onument_du_Centenaire</text:p>
          </table:table-cell>
          <table:table-cell table:style-name="Default" office:value-type="string" calcext:value-type="string">
            <text:p>Monument du Centenaire</text:p>
          </table:table-cell>
          <table:table-cell table:style-name="Default" office:value-type="string" calcext:value-type="string">
            <text:p>dbpedia-fr:Nice</text:p>
          </table:table-cell>
          <table:table-cell table:style-name="Default" office:value-type="string" calcext:value-type="string">
            <text:p>Nice</text:p>
          </table:table-cell>
          <table:table-cell table:style-name="Default" office:value-type="string" calcext:value-type="string">
            <text:p>http://commons.wikimedia.org/wiki/Special:FilePath/Nike_-_Nic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oulin_de_la_Saulaie</text:p>
          </table:table-cell>
          <table:table-cell table:style-name="Default" office:value-type="string" calcext:value-type="string">
            <text:p>Moulin de la Saulaie</text:p>
          </table:table-cell>
          <table:table-cell table:style-name="Default" office:value-type="string" calcext:value-type="string">
            <text:p>dbpedia-fr:Cande</text:p>
          </table:table-cell>
          <table:table-cell table:style-name="Default" office:value-type="string" calcext:value-type="string">
            <text:p>Candé</text:p>
          </table:table-cell>
          <table:table-cell table:style-name="Default" office:value-type="string" calcext:value-type="string">
            <text:p>http://commons.wikimedia.org/wiki/Special:FilePath/Candé_-_Moulin_de_la_Saulai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oulin_Delestic</text:p>
          </table:table-cell>
          <table:table-cell table:style-name="Default" office:value-type="string" calcext:value-type="string">
            <text:p>Moulin Delestic</text:p>
          </table:table-cell>
          <table:table-cell table:style-name="Default" office:value-type="string" calcext:value-type="string">
            <text:p>dbpedia-fr:Reillanne</text:p>
          </table:table-cell>
          <table:table-cell table:style-name="Default" office:value-type="string" calcext:value-type="string">
            <text:p>Reillanne</text:p>
          </table:table-cell>
          <table:table-cell table:style-name="Default" office:value-type="string" calcext:value-type="string">
            <text:p>http://commons.wikimedia.org/wiki/Special:FilePath/Moulin_de_l'Agnelet_ou_Délestic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oulins_à_vent_du_Champ_des_iles</text:p>
          </table:table-cell>
          <table:table-cell table:style-name="Default" office:value-type="string" calcext:value-type="string">
            <text:p>Moulins à vent du Champ des Îles</text:p>
          </table:table-cell>
          <table:table-cell table:style-name="Default" office:value-type="string" calcext:value-type="string">
            <text:p>dbpedia-fr:Varennes-sur-Loire</text:p>
          </table:table-cell>
          <table:table-cell table:style-name="Default" office:value-type="string" calcext:value-type="string">
            <text:p>Varennes-sur-Loire</text:p>
          </table:table-cell>
          <table:table-cell table:style-name="Default" office:value-type="string" calcext:value-type="string">
            <text:p>http://commons.wikimedia.org/wiki/Special:FilePath/GD-FR-Anjou-Moulin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Mur_de_Berlin</text:p>
          </table:table-cell>
          <table:table-cell table:style-name="Default" office:value-type="string" calcext:value-type="string">
            <text:p>Mur de Berlin</text:p>
          </table:table-cell>
          <table:table-cell table:style-name="Default" office:value-type="string" calcext:value-type="string">
            <text:p>dbpedia-fr:Berlin-Ouest</text:p>
          </table:table-cell>
          <table:table-cell table:style-name="Default" office:value-type="string" calcext:value-type="string">
            <text:p>Berlin-Ouest</text:p>
          </table:table-cell>
          <table:table-cell table:style-name="Default" office:value-type="string" calcext:value-type="string">
            <text:p>http://commons.wikimedia.org/wiki/Special:FilePath/Berlinermauer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Noviciat_des_Jesuites_dAvignon</text:p>
          </table:table-cell>
          <table:table-cell table:style-name="Default" office:value-type="string" calcext:value-type="string">
            <text:p>Noviciat des Jésuites d'Avignon</text:p>
          </table:table-cell>
          <table:table-cell table:style-name="Default" office:value-type="string" calcext:value-type="string">
            <text:p>dbpedia-fr:Avignon</text:p>
          </table:table-cell>
          <table:table-cell table:style-name="Default" office:value-type="string" calcext:value-type="string">
            <text:p>Avignon</text:p>
          </table:table-cell>
          <table:table-cell table:style-name="Default" office:value-type="string" calcext:value-type="string">
            <text:p>http://commons.wikimedia.org/wiki/Special:FilePath/Avignon_-_noviciat_des_jésuites_1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Office_du_tourisme_dAndenne</text:p>
          </table:table-cell>
          <table:table-cell table:style-name="Default" office:value-type="string" calcext:value-type="string">
            <text:p>Office du tourisme d'Andenne</text:p>
          </table:table-cell>
          <table:table-cell table:style-name="Default" office:value-type="string" calcext:value-type="string">
            <text:p>dbpedia-fr:Andenne</text:p>
          </table:table-cell>
          <table:table-cell table:style-name="Default" office:value-type="string" calcext:value-type="string">
            <text:p>Andenne</text:p>
          </table:table-cell>
          <table:table-cell table:style-name="Default" office:value-type="string" calcext:value-type="string">
            <text:p>http://commons.wikimedia.org/wiki/Special:FilePath/Andenne_050802_(8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alais_de_justice_de_Tours</text:p>
          </table:table-cell>
          <table:table-cell table:style-name="Default" office:value-type="string" calcext:value-type="string">
            <text:p>Palais de justice de Tours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Tours_-_palais_de_justice-edit_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alais_des_archeveques_de_Narbonne</text:p>
          </table:table-cell>
          <table:table-cell table:style-name="Default" office:value-type="string" calcext:value-type="string">
            <text:p>Palais des archevêques de Narbonne</text:p>
          </table:table-cell>
          <table:table-cell table:style-name="Default" office:value-type="string" calcext:value-type="string">
            <text:p>dbpedia-fr:Narbonne</text:p>
          </table:table-cell>
          <table:table-cell table:style-name="Default" office:value-type="string" calcext:value-type="string">
            <text:p>Narbonne</text:p>
          </table:table-cell>
          <table:table-cell table:style-name="Default" office:value-type="string" calcext:value-type="string">
            <text:p>http://commons.wikimedia.org/wiki/Special:FilePath/Palais_des_Archevêques_de_Narbonne_2006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alais_des_Arts_Marseille</text:p>
          </table:table-cell>
          <table:table-cell table:style-name="Default" office:value-type="string" calcext:value-type="string">
            <text:p>Palais des Arts (Marseille)</text:p>
          </table:table-cell>
          <table:table-cell table:style-name="Default" office:value-type="string" calcext:value-type="string">
            <text:p>dbpedia-fr:Marseille</text:p>
          </table:table-cell>
          <table:table-cell table:style-name="Default" office:value-type="string" calcext:value-type="string">
            <text:p>Marseille</text:p>
          </table:table-cell>
          <table:table-cell table:style-name="Default" office:value-type="string" calcext:value-type="string">
            <text:p>http://commons.wikimedia.org/wiki/Special:FilePath/Palais-des-Arts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alais_Porto_piazza_Castello</text:p>
          </table:table-cell>
          <table:table-cell table:style-name="Default" office:value-type="string" calcext:value-type="string">
            <text:p>Palais Porto (piazza Castello)</text:p>
          </table:table-cell>
          <table:table-cell table:style-name="Default" office:value-type="string" calcext:value-type="string">
            <text:p>dbpedia-fr:Vicence</text:p>
          </table:table-cell>
          <table:table-cell table:style-name="Default" office:value-type="string" calcext:value-type="string">
            <text:p>Vicence</text:p>
          </table:table-cell>
          <table:table-cell table:style-name="Default" office:value-type="string" calcext:value-type="string">
            <text:p>http://commons.wikimedia.org/wiki/Special:FilePath/PalazzoPortoPiazzaCastello20070705-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alazzo_Piccolomini_Sienne</text:p>
          </table:table-cell>
          <table:table-cell table:style-name="Default" office:value-type="string" calcext:value-type="string">
            <text:p>Palazzo Piccolomini (Sienne)</text:p>
          </table:table-cell>
          <table:table-cell table:style-name="Default" office:value-type="string" calcext:value-type="string">
            <text:p>dbpedia-fr:Sienne</text:p>
          </table:table-cell>
          <table:table-cell table:style-name="Default" office:value-type="string" calcext:value-type="string">
            <text:p>Sienne</text:p>
          </table:table-cell>
          <table:table-cell table:style-name="Default" office:value-type="string" calcext:value-type="string">
            <text:p>http://commons.wikimedia.org/wiki/Special:FilePath/824SienaPalPiccolomini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ierre_couverte_de_la_planche</text:p>
          </table:table-cell>
          <table:table-cell table:style-name="Default" office:value-type="string" calcext:value-type="string">
            <text:p>Pierre couverte de la planche</text:p>
          </table:table-cell>
          <table:table-cell table:style-name="Default" office:value-type="string" calcext:value-type="string">
            <text:p>dbpedia-fr:Broc</text:p>
          </table:table-cell>
          <table:table-cell table:style-name="Default" office:value-type="string" calcext:value-type="string">
            <text:p>Broc (Maine-et-Loire)</text:p>
          </table:table-cell>
          <table:table-cell table:style-name="Default" office:value-type="string" calcext:value-type="string">
            <text:p>http://commons.wikimedia.org/wiki/Special:FilePath/Broc_-_Dolmen_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olissoir_de_Mezy_Moulins</text:p>
          </table:table-cell>
          <table:table-cell table:style-name="Default" office:value-type="string" calcext:value-type="string">
            <text:p>Polissoir de Mézy-Moulins</text:p>
          </table:table-cell>
          <table:table-cell table:style-name="Default" office:value-type="string" calcext:value-type="string">
            <text:p>dbpedia-fr:Mezy-Moulins</text:p>
          </table:table-cell>
          <table:table-cell table:style-name="Default" office:value-type="string" calcext:value-type="string">
            <text:p>Mézy-Moulins</text:p>
          </table:table-cell>
          <table:table-cell table:style-name="Default" office:value-type="string" calcext:value-type="string">
            <text:p>http://commons.wikimedia.org/wiki/Special:FilePath/Polissoir_mezy_moulins_(5)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ont_dEstaing</text:p>
          </table:table-cell>
          <table:table-cell table:style-name="Default" office:value-type="string" calcext:value-type="string">
            <text:p>Pont d'Estaing</text:p>
          </table:table-cell>
          <table:table-cell table:style-name="Default" office:value-type="string" calcext:value-type="string">
            <text:p>dbpedia-fr:Estaing</text:p>
          </table:table-cell>
          <table:table-cell table:style-name="Default" office:value-type="string" calcext:value-type="string">
            <text:p>Estaing (Aveyron)</text:p>
          </table:table-cell>
          <table:table-cell table:style-name="Default" office:value-type="string" calcext:value-type="string">
            <text:p>http://commons.wikimedia.org/wiki/Special:FilePath/Estaing_(12)_pont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ont_sur_la_Truyère_Entraygues_sur_Truyère</text:p>
          </table:table-cell>
          <table:table-cell table:style-name="Default" office:value-type="string" calcext:value-type="string">
            <text:p>Pont sur la Truyère (Entraygues-sur-Truyère)</text:p>
          </table:table-cell>
          <table:table-cell table:style-name="Default" office:value-type="string" calcext:value-type="string">
            <text:p>dbpedia-fr:Entraygues-sur-Truyere</text:p>
          </table:table-cell>
          <table:table-cell table:style-name="Default" office:value-type="string" calcext:value-type="string">
            <text:p>Entraygues-sur-Truyère</text:p>
          </table:table-cell>
          <table:table-cell table:style-name="Default" office:value-type="string" calcext:value-type="string">
            <text:p>http://commons.wikimedia.org/wiki/Special:FilePath/Gothic_bridge_across_the_Truyere_River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orte_de_Genève</text:p>
          </table:table-cell>
          <table:table-cell table:style-name="Default" office:value-type="string" calcext:value-type="string">
            <text:p>Porte de Genève</text:p>
          </table:table-cell>
          <table:table-cell table:style-name="Default" office:value-type="string" calcext:value-type="string">
            <text:p>dbpedia-fr:Yvoire</text:p>
          </table:table-cell>
          <table:table-cell table:style-name="Default" office:value-type="string" calcext:value-type="string">
            <text:p>Yvoire</text:p>
          </table:table-cell>
          <table:table-cell table:style-name="Default" office:value-type="string" calcext:value-type="string">
            <text:p>http://commons.wikimedia.org/wiki/Special:FilePath/Porte_de_genèv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resbytère_de_Satillieu</text:p>
          </table:table-cell>
          <table:table-cell table:style-name="Default" office:value-type="string" calcext:value-type="string">
            <text:p>Presbytère de Satillieu</text:p>
          </table:table-cell>
          <table:table-cell table:style-name="Default" office:value-type="string" calcext:value-type="string">
            <text:p>dbpedia-fr:Satillieu</text:p>
          </table:table-cell>
          <table:table-cell table:style-name="Default" office:value-type="string" calcext:value-type="string">
            <text:p>Satillieu</text:p>
          </table:table-cell>
          <table:table-cell table:style-name="Default" office:value-type="string" calcext:value-type="string">
            <text:p>http://commons.wikimedia.org/wiki/Special:FilePath/Satillieu_château_et_clocher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Prison_de_Petit_Canal</text:p>
          </table:table-cell>
          <table:table-cell table:style-name="Default" office:value-type="string" calcext:value-type="string">
            <text:p>Prison de Petit-Canal</text:p>
          </table:table-cell>
          <table:table-cell table:style-name="Default" office:value-type="string" calcext:value-type="string">
            <text:p>dbpedia-fr:Petit-Canal</text:p>
          </table:table-cell>
          <table:table-cell table:style-name="Default" office:value-type="string" calcext:value-type="string">
            <text:p>Petit-Canal</text:p>
          </table:table-cell>
          <table:table-cell table:style-name="Default" office:value-type="string" calcext:value-type="string">
            <text:p>http://commons.wikimedia.org/wiki/Special:FilePath/Ancienne_prison_à_Petit-Canal_0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Remparts_du_Malzieu_Ville</text:p>
          </table:table-cell>
          <table:table-cell table:style-name="Default" office:value-type="string" calcext:value-type="string">
            <text:p>Remparts du Malzieu-Ville</text:p>
          </table:table-cell>
          <table:table-cell table:style-name="Default" office:value-type="string" calcext:value-type="string">
            <text:p>dbpedia-fr:Le_Malzieu-Ville</text:p>
          </table:table-cell>
          <table:table-cell table:style-name="Default" office:value-type="string" calcext:value-type="string">
            <text:p>Le Malzieu-Ville</text:p>
          </table:table-cell>
          <table:table-cell table:style-name="Default" office:value-type="string" calcext:value-type="string">
            <text:p>http://commons.wikimedia.org/wiki/Special:FilePath/Marie_le_malzieu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Salins_de_Bregille</text:p>
          </table:table-cell>
          <table:table-cell table:style-name="Default" office:value-type="string" calcext:value-type="string">
            <text:p>Salins de Bregille</text:p>
          </table:table-cell>
          <table:table-cell table:style-name="Default" office:value-type="string" calcext:value-type="string">
            <text:p>dbpedia-fr:Besançon</text:p>
          </table:table-cell>
          <table:table-cell table:style-name="Default" office:value-type="string" calcext:value-type="string">
            <text:p>Besançon</text:p>
          </table:table-cell>
          <table:table-cell table:style-name="Default" office:value-type="string" calcext:value-type="string">
            <text:p>http://commons.wikimedia.org/wiki/Special:FilePath/Flag_of_France.sv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Saumoduc_de_Salins_les_Bains_à_Arc_et_Senans</text:p>
          </table:table-cell>
          <table:table-cell table:style-name="Default" office:value-type="string" calcext:value-type="string">
            <text:p>Saumoduc de Salins-les-Bains à Arc-et-Senans</text:p>
          </table:table-cell>
          <table:table-cell table:style-name="Default" office:value-type="string" calcext:value-type="string">
            <text:p>dbpedia-fr:Salins-les-Bains</text:p>
          </table:table-cell>
          <table:table-cell table:style-name="Default" office:value-type="string" calcext:value-type="string">
            <text:p>Salins-les-Bains</text:p>
          </table:table-cell>
          <table:table-cell table:style-name="Default" office:value-type="string" calcext:value-type="string">
            <text:p>http://commons.wikimedia.org/wiki/Special:FilePath/Saumoduc_Senans.pn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Sculpture_tricephale_Lugrin</text:p>
          </table:table-cell>
          <table:table-cell table:style-name="Default" office:value-type="string" calcext:value-type="string">
            <text:p>Sculpture tricéphale (Lugrin)</text:p>
          </table:table-cell>
          <table:table-cell table:style-name="Default" office:value-type="string" calcext:value-type="string">
            <text:p>dbpedia-fr:Lugrin</text:p>
          </table:table-cell>
          <table:table-cell table:style-name="Default" office:value-type="string" calcext:value-type="string">
            <text:p>Lugrin</text:p>
          </table:table-cell>
          <table:table-cell table:style-name="Default" office:value-type="string" calcext:value-type="string">
            <text:p>http://commons.wikimedia.org/wiki/Special:FilePath/Sculpture_tricéphale_de_Lugrin_(détail)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Temple_du_feu_dIspahan</text:p>
          </table:table-cell>
          <table:table-cell table:style-name="Default" office:value-type="string" calcext:value-type="string">
            <text:p>Temple du feu d'Ispahan</text:p>
          </table:table-cell>
          <table:table-cell table:style-name="Default" office:value-type="string" calcext:value-type="string">
            <text:p>dbpedia-fr:Ispahan</text:p>
          </table:table-cell>
          <table:table-cell table:style-name="Default" office:value-type="string" calcext:value-type="string">
            <text:p>Ispahan</text:p>
          </table:table-cell>
          <table:table-cell table:style-name="Default" office:value-type="string" calcext:value-type="string">
            <text:p>http://commons.wikimedia.org/wiki/Special:FilePath/Zoroastrian_fire_temple_of_Isfahan_in_1969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Thermes_de_Salies_de_Bearn</text:p>
          </table:table-cell>
          <table:table-cell table:style-name="Default" office:value-type="string" calcext:value-type="string">
            <text:p>Thermes de Salies-de-Béarn</text:p>
          </table:table-cell>
          <table:table-cell table:style-name="Default" office:value-type="string" calcext:value-type="string">
            <text:p>dbpedia-fr:Salies-de-Bearn</text:p>
          </table:table-cell>
          <table:table-cell table:style-name="Default" office:value-type="string" calcext:value-type="string">
            <text:p>Salies-de-Béarn</text:p>
          </table:table-cell>
          <table:table-cell table:style-name="Default" office:value-type="string" calcext:value-type="string">
            <text:p>http://commons.wikimedia.org/wiki/Special:FilePath/Thermes_de_Salies-de-Béarn_(Pyrénées-Atlantiques,_France)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Tour_de_Bregille</text:p>
          </table:table-cell>
          <table:table-cell table:style-name="Default" office:value-type="string" calcext:value-type="string">
            <text:p>Tour de Bregille</text:p>
          </table:table-cell>
          <table:table-cell table:style-name="Default" office:value-type="string" calcext:value-type="string">
            <text:p>dbpedia-fr:Besancon</text:p>
          </table:table-cell>
          <table:table-cell table:style-name="Default" office:value-type="string" calcext:value-type="string">
            <text:p>Besançon</text:p>
          </table:table-cell>
          <table:table-cell table:style-name="Default" office:value-type="string" calcext:value-type="string">
            <text:p>http://commons.wikimedia.org/wiki/Special:FilePath/Tour_de_Bregill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Tour_de_Chamars</text:p>
          </table:table-cell>
          <table:table-cell table:style-name="Default" office:value-type="string" calcext:value-type="string">
            <text:p>Tour de Chamars</text:p>
          </table:table-cell>
          <table:table-cell table:style-name="Default" office:value-type="string" calcext:value-type="string">
            <text:p>dbpedia-fr:Besancon</text:p>
          </table:table-cell>
          <table:table-cell table:style-name="Default" office:value-type="string" calcext:value-type="string">
            <text:p>Besançon</text:p>
          </table:table-cell>
          <table:table-cell table:style-name="Default" office:value-type="string" calcext:value-type="string">
            <text:p>http://commons.wikimedia.org/wiki/Special:FilePath/Tour_de_Chamars_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Tour_de_lHorloge_Nevers</text:p>
          </table:table-cell>
          <table:table-cell table:style-name="Default" office:value-type="string" calcext:value-type="string">
            <text:p>Tour de l'Horloge (Nevers)</text:p>
          </table:table-cell>
          <table:table-cell table:style-name="Default" office:value-type="string" calcext:value-type="string">
            <text:p>dbpedia-fr:Nevers</text:p>
          </table:table-cell>
          <table:table-cell table:style-name="Default" office:value-type="string" calcext:value-type="string">
            <text:p>Nevers</text:p>
          </table:table-cell>
          <table:table-cell table:style-name="Default" office:value-type="string" calcext:value-type="string">
            <text:p>http://commons.wikimedia.org/wiki/Special:FilePath/Nevers_beffroi_0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Tour_de_Saint_Hospice</text:p>
          </table:table-cell>
          <table:table-cell table:style-name="Default" office:value-type="string" calcext:value-type="string">
            <text:p>Tour de Saint-Hospice</text:p>
          </table:table-cell>
          <table:table-cell table:style-name="Default" office:value-type="string" calcext:value-type="string">
            <text:p>dbpedia-fr:Saint-Jean-Cap-Ferrat</text:p>
          </table:table-cell>
          <table:table-cell table:style-name="Default" office:value-type="string" calcext:value-type="string">
            <text:p>Saint-Jean-Cap-Ferrat</text:p>
          </table:table-cell>
          <table:table-cell table:style-name="Default" office:value-type="string" calcext:value-type="string">
            <text:p>http://commons.wikimedia.org/wiki/Special:FilePath/Saint-Jean-Cap-Ferrat_-_Tour_de_Saint-Hospice_-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Tour_Gloriette</text:p>
          </table:table-cell>
          <table:table-cell table:style-name="Default" office:value-type="string" calcext:value-type="string">
            <text:p>Tour Gloriette</text:p>
          </table:table-cell>
          <table:table-cell table:style-name="Default" office:value-type="string" calcext:value-type="string">
            <text:p>dbpedia-fr:Arbois</text:p>
          </table:table-cell>
          <table:table-cell table:style-name="Default" office:value-type="string" calcext:value-type="string">
            <text:p>Arbois</text:p>
          </table:table-cell>
          <table:table-cell table:style-name="Default" office:value-type="string" calcext:value-type="string">
            <text:p>http://commons.wikimedia.org/wiki/Special:FilePath/Tour_Gloriett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Tour_Magne</text:p>
          </table:table-cell>
          <table:table-cell table:style-name="Default" office:value-type="string" calcext:value-type="string">
            <text:p>Tour Magne</text:p>
          </table:table-cell>
          <table:table-cell table:style-name="Default" office:value-type="string" calcext:value-type="string">
            <text:p>dbpedia-fr:Nimes</text:p>
          </table:table-cell>
          <table:table-cell table:style-name="Default" office:value-type="string" calcext:value-type="string">
            <text:p>Nîmes</text:p>
          </table:table-cell>
          <table:table-cell table:style-name="Default" office:value-type="string" calcext:value-type="string">
            <text:p>http://commons.wikimedia.org/wiki/Special:FilePath/281_Tour_Magne_NIM_1008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Triumphpforte</text:p>
          </table:table-cell>
          <table:table-cell table:style-name="Default" office:value-type="string" calcext:value-type="string">
            <text:p>Triumphpforte</text:p>
          </table:table-cell>
          <table:table-cell table:style-name="Default" office:value-type="string" calcext:value-type="string">
            <text:p>dbpedia-fr:Innsbruck</text:p>
          </table:table-cell>
          <table:table-cell table:style-name="Default" office:value-type="string" calcext:value-type="string">
            <text:p>Innsbruck</text:p>
          </table:table-cell>
          <table:table-cell table:style-name="Default" office:value-type="string" calcext:value-type="string">
            <text:p>http://commons.wikimedia.org/wiki/Special:FilePath/Innsbruck_-_Triumphpforte6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Usine_à_chaux_de_Saint_Pierre</text:p>
          </table:table-cell>
          <table:table-cell table:style-name="Default" office:value-type="string" calcext:value-type="string">
            <text:p>Usine à chaux de Saint-Pierre</text:p>
          </table:table-cell>
          <table:table-cell table:style-name="Default" office:value-type="string" calcext:value-type="string">
            <text:p>dbpedia-fr:Angrie</text:p>
          </table:table-cell>
          <table:table-cell table:style-name="Default" office:value-type="string" calcext:value-type="string">
            <text:p>Angrie</text:p>
          </table:table-cell>
          <table:table-cell table:style-name="Default" office:value-type="string" calcext:value-type="string">
            <text:p>http://commons.wikimedia.org/wiki/Special:FilePath/Angrie_-_Usine_à_chaux_de_Saint-Pierr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Vieux_couvent</text:p>
          </table:table-cell>
          <table:table-cell table:style-name="Default" office:value-type="string" calcext:value-type="string">
            <text:p>Vieux couvent</text:p>
          </table:table-cell>
          <table:table-cell table:style-name="Default" office:value-type="string" calcext:value-type="string">
            <text:p>dbpedia-fr:Caraquet</text:p>
          </table:table-cell>
          <table:table-cell table:style-name="Default" office:value-type="string" calcext:value-type="string">
            <text:p>Caraquet</text:p>
          </table:table-cell>
          <table:table-cell table:style-name="Default" office:value-type="string" calcext:value-type="string">
            <text:p>http://commons.wikimedia.org/wiki/Special:FilePath/Contest-Couvent_des_soeurs_de_la_Congrégation_de_Notre-Dame-1-Balaji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Villa_Kramář</text:p>
          </table:table-cell>
          <table:table-cell table:style-name="Default" office:value-type="string" calcext:value-type="string">
            <text:p>Villa Kramář</text:p>
          </table:table-cell>
          <table:table-cell table:style-name="Default" office:value-type="string" calcext:value-type="string">
            <text:p>dbpedia-fr:Prague</text:p>
          </table:table-cell>
          <table:table-cell table:style-name="Default" office:value-type="string" calcext:value-type="string">
            <text:p>Prague</text:p>
          </table:table-cell>
          <table:table-cell table:style-name="Default" office:value-type="string" calcext:value-type="string">
            <text:p>http://commons.wikimedia.org/wiki/Special:FilePath/Kramarova_vila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Villa_Le_Castel</text:p>
          </table:table-cell>
          <table:table-cell table:style-name="Default" office:value-type="string" calcext:value-type="string">
            <text:p>Villa Le Castel</text:p>
          </table:table-cell>
          <table:table-cell table:style-name="Default" office:value-type="string" calcext:value-type="string">
            <text:p>dbpedia-fr:Le_Touquet-Paris-Plage</text:p>
          </table:table-cell>
          <table:table-cell table:style-name="Default" office:value-type="string" calcext:value-type="string">
            <text:p>Le Touquet-Paris-Plage</text:p>
          </table:table-cell>
          <table:table-cell table:style-name="Default" office:value-type="string" calcext:value-type="string">
            <text:p>http://commons.wikimedia.org/wiki/Special:FilePath/Villa_Le_Castel_1904_-_Le_Touquet-Paris-Plag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Villa_Mediterranee</text:p>
          </table:table-cell>
          <table:table-cell table:style-name="Default" office:value-type="string" calcext:value-type="string">
            <text:p>Villa Méditerranée</text:p>
          </table:table-cell>
          <table:table-cell table:style-name="Default" office:value-type="string" calcext:value-type="string">
            <text:p>dbpedia-fr:Marseille</text:p>
          </table:table-cell>
          <table:table-cell table:style-name="Default" office:value-type="string" calcext:value-type="string">
            <text:p>Marseille</text:p>
          </table:table-cell>
          <table:table-cell table:style-name="Default" office:value-type="string" calcext:value-type="string">
            <text:p>http://commons.wikimedia.org/wiki/Special:FilePath/La_Villa_Méditerrané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Villa_Rotonda</text:p>
          </table:table-cell>
          <table:table-cell table:style-name="Default" office:value-type="string" calcext:value-type="string">
            <text:p>Villa Rotonda</text:p>
          </table:table-cell>
          <table:table-cell table:style-name="Default" office:value-type="string" calcext:value-type="string">
            <text:p>dbpedia-fr:Vicence</text:p>
          </table:table-cell>
          <table:table-cell table:style-name="Default" office:value-type="string" calcext:value-type="string">
            <text:p>Vicence</text:p>
          </table:table-cell>
          <table:table-cell table:style-name="Default" office:value-type="string" calcext:value-type="string">
            <text:p>http://commons.wikimedia.org/wiki/Special:FilePath/Villa_Rotonda_front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Villa_Strassburger</text:p>
          </table:table-cell>
          <table:table-cell table:style-name="Default" office:value-type="string" calcext:value-type="string">
            <text:p>Villa Strassburger</text:p>
          </table:table-cell>
          <table:table-cell table:style-name="Default" office:value-type="string" calcext:value-type="string">
            <text:p>dbpedia-fr:Deauville</text:p>
          </table:table-cell>
          <table:table-cell table:style-name="Default" office:value-type="string" calcext:value-type="string">
            <text:p>Deauville</text:p>
          </table:table-cell>
          <table:table-cell table:style-name="Default" office:value-type="string" calcext:value-type="string">
            <text:p>http://commons.wikimedia.org/wiki/Special:FilePath/Deauville_2008_PD_04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dbpedia-fr:Waag_Amsterdam</text:p>
          </table:table-cell>
          <table:table-cell table:style-name="Default" office:value-type="string" calcext:value-type="string">
            <text:p>Waag (Amsterdam)</text:p>
          </table:table-cell>
          <table:table-cell table:style-name="Default" office:value-type="string" calcext:value-type="string">
            <text:p>dbpedia-fr:Amsterdam</text:p>
          </table:table-cell>
          <table:table-cell table:style-name="Default" office:value-type="string" calcext:value-type="string">
            <text:p>Amsterdam</text:p>
          </table:table-cell>
          <table:table-cell table:style-name="Default" office:value-type="string" calcext:value-type="string">
            <text:p>http://commons.wikimedia.org/wiki/Special:FilePath/Amsterdam_-_Waag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_la_Maison_Bonaparte</text:p>
          </table:table-cell>
          <table:table-cell office:value-type="string" calcext:value-type="string">
            <text:p>"Musée de la Maison Bonaparte"</text:p>
          </table:table-cell>
          <table:table-cell office:value-type="string" calcext:value-type="string">
            <text:p>dbpedia-fr:Ajaccio</text:p>
          </table:table-cell>
          <table:table-cell office:value-type="string" calcext:value-type="string">
            <text:p>"Ajaccio"</text:p>
          </table:table-cell>
          <table:table-cell office:value-type="string" calcext:value-type="string">
            <text:p><text:a xlink:href="http://commons.wikimedia.org/wiki/Special:FilePath/Ajaccio_MN1JPG.jpg?width=300" xlink:type="simple">http://commons.wikimedia.org/wiki/Special:FilePath/Ajaccio_MN1JPG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art_contemporain_de_San_Diego</text:p>
          </table:table-cell>
          <table:table-cell office:value-type="string" calcext:value-type="string">
            <text:p>"Musée d'art contemporain de San Diego"</text:p>
          </table:table-cell>
          <table:table-cell office:value-type="string" calcext:value-type="string">
            <text:p>dbpedia-fr:San_Diego</text:p>
          </table:table-cell>
          <table:table-cell office:value-type="string" calcext:value-type="string">
            <text:p>"San Diego"</text:p>
          </table:table-cell>
          <table:table-cell office:value-type="string" calcext:value-type="string">
            <text:p><text:a xlink:href="http://commons.wikimedia.org/wiki/Special:FilePath/La_Jolla_Museum_of_Contemporary_Art.jpg?width=300" xlink:type="simple">http://commons.wikimedia.org/wiki/Special:FilePath/La_Jolla_Museum_of_Contemporary_Art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Rockefeller</text:p>
          </table:table-cell>
          <table:table-cell office:value-type="string" calcext:value-type="string">
            <text:p>"Musée Rockefeller"</text:p>
          </table:table-cell>
          <table:table-cell office:value-type="string" calcext:value-type="string">
            <text:p>dbpedia-fr:Jerusalem</text:p>
          </table:table-cell>
          <table:table-cell office:value-type="string" calcext:value-type="string">
            <text:p>"Jérusalem"</text:p>
          </table:table-cell>
          <table:table-cell office:value-type="string" calcext:value-type="string">
            <text:p><text:a xlink:href="http://commons.wikimedia.org/wiki/Special:FilePath/Rokfeler_court.jpg?width=300" xlink:type="simple">http://commons.wikimedia.org/wiki/Special:FilePath/Rokfeler_cour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Fondation_suisse_pour_la_photographie</text:p>
          </table:table-cell>
          <table:table-cell office:value-type="string" calcext:value-type="string">
            <text:p>"Fondation suisse pour la photographie"</text:p>
          </table:table-cell>
          <table:table-cell office:value-type="string" calcext:value-type="string">
            <text:p>dbpedia-fr:Winterthour</text:p>
          </table:table-cell>
          <table:table-cell office:value-type="string" calcext:value-type="string">
            <text:p>"Winterthour"</text:p>
          </table:table-cell>
          <table:table-cell office:value-type="string" calcext:value-type="string">
            <text:p><text:a xlink:href="http://commons.wikimedia.org/wiki/Special:FilePath/Fotostiftung_Schweiz,_Grüzenstrasse_45_2011-09-08_15-07-24.jpg?width=300" xlink:type="simple">http://commons.wikimedia.org/wiki/Special:FilePath/Fotostiftung_Schweiz,_Grüzenstrasse_45_2011-09-08_15-07-24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Thyssen_Bornemisza</text:p>
          </table:table-cell>
          <table:table-cell office:value-type="string" calcext:value-type="string">
            <text:p>"Musée Thyssen-Bornemisza"</text:p>
          </table:table-cell>
          <table:table-cell office:value-type="string" calcext:value-type="string">
            <text:p>dbpedia-fr:Madrid</text:p>
          </table:table-cell>
          <table:table-cell office:value-type="string" calcext:value-type="string">
            <text:p>"Madrid"</text:p>
          </table:table-cell>
          <table:table-cell office:value-type="string" calcext:value-type="string">
            <text:p><text:a xlink:href="http://commons.wikimedia.org/wiki/Special:FilePath/Museo_Thyssen-Bornemisza_(Madrid)_07.jpg?width=300" xlink:type="simple">http://commons.wikimedia.org/wiki/Special:FilePath/Museo_Thyssen-Bornemisza_(Madrid)_07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art_colonial_de_Bogota</text:p>
          </table:table-cell>
          <table:table-cell office:value-type="string" calcext:value-type="string">
            <text:p>"Musée d'art colonial de Bogota"</text:p>
          </table:table-cell>
          <table:table-cell office:value-type="string" calcext:value-type="string">
            <text:p>dbpedia-fr:Bogota</text:p>
          </table:table-cell>
          <table:table-cell office:value-type="string" calcext:value-type="string">
            <text:p>"Bogota"</text:p>
          </table:table-cell>
          <table:table-cell office:value-type="string" calcext:value-type="string">
            <text:p><text:a xlink:href="http://commons.wikimedia.org/wiki/Special:FilePath/Museo_AColonialB.jpg?width=300" xlink:type="simple">http://commons.wikimedia.org/wiki/Special:FilePath/Museo_AColonialB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aison_des_anciens_remèdes</text:p>
          </table:table-cell>
          <table:table-cell office:value-type="string" calcext:value-type="string">
            <text:p>"Maison des anciens remèdes"</text:p>
          </table:table-cell>
          <table:table-cell office:value-type="string" calcext:value-type="string">
            <text:p>dbpedia-fr:Jovençan</text:p>
          </table:table-cell>
          <table:table-cell office:value-type="string" calcext:value-type="string">
            <text:p>"Jovençan"</text:p>
          </table:table-cell>
          <table:table-cell office:value-type="string" calcext:value-type="string">
            <text:p><text:a xlink:href="http://commons.wikimedia.org/wiki/Special:FilePath/Maison_des_anciens_remèdes_2.JPG?width=300" xlink:type="simple">http://commons.wikimedia.org/wiki/Special:FilePath/Maison_des_anciens_remèdes_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_Tahiti_et_des_iles</text:p>
          </table:table-cell>
          <table:table-cell office:value-type="string" calcext:value-type="string">
            <text:p>"Musée de Tahiti et des Îles"</text:p>
          </table:table-cell>
          <table:table-cell office:value-type="string" calcext:value-type="string">
            <text:p>dbpedia-fr:Punaauia</text:p>
          </table:table-cell>
          <table:table-cell office:value-type="string" calcext:value-type="string">
            <text:p>"Punaauia"</text:p>
          </table:table-cell>
          <table:table-cell office:value-type="string" calcext:value-type="string">
            <text:p><text:a xlink:href="http://commons.wikimedia.org/wiki/Special:FilePath/Musée_de_Tahiti_et_des_Îles.JPG?width=300" xlink:type="simple">http://commons.wikimedia.org/wiki/Special:FilePath/Musée_de_Tahiti_et_des_Île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metropolitain_de_Manille</text:p>
          </table:table-cell>
          <table:table-cell office:value-type="string" calcext:value-type="string">
            <text:p>"Musée métropolitain de Manille"</text:p>
          </table:table-cell>
          <table:table-cell office:value-type="string" calcext:value-type="string">
            <text:p>dbpedia-fr:Manille</text:p>
          </table:table-cell>
          <table:table-cell office:value-type="string" calcext:value-type="string">
            <text:p>"Manille"</text:p>
          </table:table-cell>
          <table:table-cell office:value-type="string" calcext:value-type="string">
            <text:p><text:a xlink:href="http://commons.wikimedia.org/wiki/Special:FilePath/WTMP_Team_RMD_A7.JPG?width=300" xlink:type="simple">http://commons.wikimedia.org/wiki/Special:FilePath/WTMP_Team_RMD_A7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archeologique_national_de_Vulci</text:p>
          </table:table-cell>
          <table:table-cell office:value-type="string" calcext:value-type="string">
            <text:p>"Musée archéologique national de Vulci"</text:p>
          </table:table-cell>
          <table:table-cell office:value-type="string" calcext:value-type="string">
            <text:p>dbpedia-fr:Vulci</text:p>
          </table:table-cell>
          <table:table-cell office:value-type="string" calcext:value-type="string">
            <text:p>"Vulci"</text:p>
          </table:table-cell>
          <table:table-cell office:value-type="string" calcext:value-type="string">
            <text:p><text:a xlink:href="http://commons.wikimedia.org/wiki/Special:FilePath/Vulci_Museum.JPG?width=300" xlink:type="simple">http://commons.wikimedia.org/wiki/Special:FilePath/Vulci_Museum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Jorn</text:p>
          </table:table-cell>
          <table:table-cell office:value-type="string" calcext:value-type="string">
            <text:p>"Musée Jorn"</text:p>
          </table:table-cell>
          <table:table-cell office:value-type="string" calcext:value-type="string">
            <text:p>dbpedia-fr:Silkeborg</text:p>
          </table:table-cell>
          <table:table-cell office:value-type="string" calcext:value-type="string">
            <text:p>"Silkeborg"</text:p>
          </table:table-cell>
          <table:table-cell office:value-type="string" calcext:value-type="string">
            <text:p><text:a xlink:href="http://commons.wikimedia.org/wiki/Special:FilePath/Silkeborg_Kunstmuseum_indg.jpg?width=300" xlink:type="simple">http://commons.wikimedia.org/wiki/Special:FilePath/Silkeborg_Kunstmuseum_indg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prefectoral_dhistoire_dIbaraki</text:p>
          </table:table-cell>
          <table:table-cell office:value-type="string" calcext:value-type="string">
            <text:p>"Musée préfectoral d'histoire d'Ibaraki"</text:p>
          </table:table-cell>
          <table:table-cell office:value-type="string" calcext:value-type="string">
            <text:p>dbpedia-fr:Mito</text:p>
          </table:table-cell>
          <table:table-cell office:value-type="string" calcext:value-type="string">
            <text:p>"Mito"</text:p>
          </table:table-cell>
          <table:table-cell office:value-type="string" calcext:value-type="string">
            <text:p><text:a xlink:href="http://commons.wikimedia.org/wiki/Special:FilePath/Main-building-of-ibaraki-prefectural-museum-of-history.jpeg?width=300" xlink:type="simple">http://commons.wikimedia.org/wiki/Special:FilePath/Main-building-of-ibaraki-prefectural-museum-of-history.jpe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iami_Science_Museum</text:p>
          </table:table-cell>
          <table:table-cell office:value-type="string" calcext:value-type="string">
            <text:p>"Miami Science Museum"</text:p>
          </table:table-cell>
          <table:table-cell office:value-type="string" calcext:value-type="string">
            <text:p>dbpedia-fr:Miami</text:p>
          </table:table-cell>
          <table:table-cell office:value-type="string" calcext:value-type="string">
            <text:p>"Miami"</text:p>
          </table:table-cell>
          <table:table-cell office:value-type="string" calcext:value-type="string">
            <text:p><text:a xlink:href="http://commons.wikimedia.org/wiki/Special:FilePath/Lufengosaurus_magnus2.jpg?width=300" xlink:type="simple">http://commons.wikimedia.org/wiki/Special:FilePath/Lufengosaurus_magnus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art_contemporain_de_Cracovie</text:p>
          </table:table-cell>
          <table:table-cell office:value-type="string" calcext:value-type="string">
            <text:p>"Musée d'art contemporain de Cracovie"</text:p>
          </table:table-cell>
          <table:table-cell office:value-type="string" calcext:value-type="string">
            <text:p>dbpedia-fr:Cracovie</text:p>
          </table:table-cell>
          <table:table-cell office:value-type="string" calcext:value-type="string">
            <text:p>"Cracovie"</text:p>
          </table:table-cell>
          <table:table-cell office:value-type="string" calcext:value-type="string">
            <text:p><text:a xlink:href="http://commons.wikimedia.org/wiki/Special:FilePath/2727_MOCAK_2011.jpg?width=300" xlink:type="simple">http://commons.wikimedia.org/wiki/Special:FilePath/2727_MOCAK_201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_la_Liberation_de_Paris</text:p>
          </table:table-cell>
          <table:table-cell office:value-type="string" calcext:value-type="string">
            <text:p>"Musée du Général-Leclerc-de-Hauteclocque-et-de-la-Libération-de-Paris – musée Jean-Moul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<text:a xlink:href="http://commons.wikimedia.org/wiki/Special:FilePath/L'entrée_du_musée_Jean_Moulin,_Paris.jpg?width=300" xlink:type="simple">http://commons.wikimedia.org/wiki/Special:FilePath/L'entrée_du_musée_Jean_Moulin,_Pari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_la_Contrefaçon</text:p>
          </table:table-cell>
          <table:table-cell office:value-type="string" calcext:value-type="string">
            <text:p>"Musée de la Contrefaç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musée_Contrefaçon.jpg?width=300" xlink:type="simple">http://commons.wikimedia.org/wiki/Special:FilePath/Paris_musée_Contrefaço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_la_vie_romantique</text:p>
          </table:table-cell>
          <table:table-cell office:value-type="string" calcext:value-type="string">
            <text:p>"Musée de la vie romantiqu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_Vie_romantique.jpg?width=300" xlink:type="simple">http://commons.wikimedia.org/wiki/Special:FilePath/Musee_Vie_romantiqu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Galerie_Lefebvre_et_Fils</text:p>
          </table:table-cell>
          <table:table-cell office:value-type="string" calcext:value-type="string">
            <text:p>"Galerie Lefebvre et Fil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ntree_Galerie_Lefebvre_&amp;_Fils.jpg?width=300" xlink:type="simple">http://commons.wikimedia.org/wiki/Special:FilePath/Entree_Galerie_Lefebvre_&amp;_Fil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national_des_arts_asiatiques___Guimet</text:p>
          </table:table-cell>
          <table:table-cell office:value-type="string" calcext:value-type="string">
            <text:p>"Musée national des arts asiatiques - Guime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_Guimet_P1190515.jpg?width=300" xlink:type="simple">http://commons.wikimedia.org/wiki/Special:FilePath/Musee_Guimet_P1190515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_la_Legion_dhonneur</text:p>
          </table:table-cell>
          <table:table-cell office:value-type="string" calcext:value-type="string">
            <text:p>"Musée de la Légion d'honneur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_legion_honneur.jpg?width=300" xlink:type="simple">http://commons.wikimedia.org/wiki/Special:FilePath/Musee_legion_honneur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acombes_de_Paris</text:p>
          </table:table-cell>
          <table:table-cell office:value-type="string" calcext:value-type="string">
            <text:p>"Catacombes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Catacombs_Entrance.jpg?width=300" xlink:type="simple">http://commons.wikimedia.org/wiki/Special:FilePath/Paris_Catacombs_Entranc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um_national_dhistoire_naturelle</text:p>
          </table:table-cell>
          <table:table-cell office:value-type="string" calcext:value-type="string">
            <text:p>"Muséum national d'histoire naturel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NHNplanNB.jpg?width=300" xlink:type="simple">http://commons.wikimedia.org/wiki/Special:FilePath/MNHNplanNB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Palais_de_la_decouverte</text:p>
          </table:table-cell>
          <table:table-cell office:value-type="string" calcext:value-type="string">
            <text:p>"Palais de la découver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lais_de_la_decouverte_Paris_001.jpg?width=300" xlink:type="simple">http://commons.wikimedia.org/wiki/Special:FilePath/Palais_de_la_decouverte_Paris_0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s_Arts_forains</text:p>
          </table:table-cell>
          <table:table-cell office:value-type="string" calcext:value-type="string">
            <text:p>"Musée des Arts forain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des_Arts_forains_Paris_12e_001.jpg?width=300" xlink:type="simple">http://commons.wikimedia.org/wiki/Special:FilePath/Musée_des_Arts_forains_Paris_12e_00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_lerotisme_Paris</text:p>
          </table:table-cell>
          <table:table-cell office:value-type="string" calcext:value-type="string">
            <text:p>"Musée de l'érotisme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-de-l'erotisme.jpg?width=300" xlink:type="simple">http://commons.wikimedia.org/wiki/Special:FilePath/Musee-de-l'erotism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Aquarium_de_Paris___Cineaqua</text:p>
          </table:table-cell>
          <table:table-cell office:value-type="string" calcext:value-type="string">
            <text:p>"Aquarium de Paris - Cinéaqua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Tunnel_aquarium_trocadero.jpg?width=300" xlink:type="simple">http://commons.wikimedia.org/wiki/Special:FilePath/Tunnel_aquarium_trocadero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aison_de_lHistoire_de_France</text:p>
          </table:table-cell>
          <table:table-cell office:value-type="string" calcext:value-type="string">
            <text:p>"Maison de l'Histoire de Franc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Jardin_du_quadrilatère_des_Archives_nationales,_Paris_17_juin_2011.jpg?width=300" xlink:type="simple">http://commons.wikimedia.org/wiki/Special:FilePath/Jardin_du_quadrilatère_des_Archives_nationales,_Paris_17_juin_201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aison_de_Victor_Hugo</text:p>
          </table:table-cell>
          <table:table-cell office:value-type="string" calcext:value-type="string">
            <text:p>"Maison de Victor Hugo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Place_des_Vosges,_Maison_de_Victor_Hugo.jpg?width=300" xlink:type="simple">http://commons.wikimedia.org/wiki/Special:FilePath/PARIS_Place_des_Vosges,_Maison_de_Victor_Hug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Zadkine</text:p>
          </table:table-cell>
          <table:table-cell office:value-type="string" calcext:value-type="string">
            <text:p>"Musée Zadkin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Zadkine.jpg?width=300" xlink:type="simple">http://commons.wikimedia.org/wiki/Special:FilePath/Musée_Zadkin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_lArmee_Paris</text:p>
          </table:table-cell>
          <table:table-cell office:value-type="string" calcext:value-type="string">
            <text:p>"Musée de l'Armée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our_intérieure_des_Invalides1.jpg?width=300" xlink:type="simple">http://commons.wikimedia.org/wiki/Special:FilePath/Cour_intérieure_des_Invalides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_lhistoire_de_limmigration</text:p>
          </table:table-cell>
          <table:table-cell office:value-type="string" calcext:value-type="string">
            <text:p>"Musée de l’histoire de l’immigrati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ité-Immigration-Façade.JPG?width=300" xlink:type="simple">http://commons.wikimedia.org/wiki/Special:FilePath/Cité-Immigration-Façad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Marmottan_Monet</text:p>
          </table:table-cell>
          <table:table-cell office:value-type="string" calcext:value-type="string">
            <text:p>"Musée Marmottan Mone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Marmottan_Monet,_Paris,_March_2013.JPG?width=300" xlink:type="simple">http://commons.wikimedia.org/wiki/Special:FilePath/Musée_Marmottan_Monet,_Paris,_March_2013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u_Louvre</text:p>
          </table:table-cell>
          <table:table-cell office:value-type="string" calcext:value-type="string">
            <text:p>"Musée du Louvr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Louvre_Museum_Wikimedia_Commons.jpg?width=300" xlink:type="simple">http://commons.wikimedia.org/wiki/Special:FilePath/Louvre_Museum_Wikimedia_Common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Gustave_Moreau</text:p>
          </table:table-cell>
          <table:table-cell office:value-type="string" calcext:value-type="string">
            <text:p>"Musée Gustave-Moreau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musée_Gustave-Moreau,_19_mai_2013.jpg?width=300" xlink:type="simple">http://commons.wikimedia.org/wiki/Special:FilePath/Paris_musée_Gustave-Moreau,_19_mai_2013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Appartement_du_docteur_Gagnon</text:p>
          </table:table-cell>
          <table:table-cell office:value-type="string" calcext:value-type="string">
            <text:p>"Appartement du docteur Gagnon"</text:p>
          </table:table-cell>
          <table:table-cell office:value-type="string" calcext:value-type="string">
            <text:p>dbpedia-fr:Grenoble</text:p>
          </table:table-cell>
          <table:table-cell office:value-type="string" calcext:value-type="string">
            <text:p>"Grenoble"</text:p>
          </table:table-cell>
          <table:table-cell office:value-type="string" calcext:value-type="string">
            <text:p><text:a xlink:href="http://commons.wikimedia.org/wiki/Special:FilePath/Treille_de_Stendhal.jpg?width=300" xlink:type="simple">http://commons.wikimedia.org/wiki/Special:FilePath/Treille_de_Stendhal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archeologique_national_de_Urbisaglia</text:p>
          </table:table-cell>
          <table:table-cell office:value-type="string" calcext:value-type="string">
            <text:p>"Musée archéologique national de Urbisaglia"</text:p>
          </table:table-cell>
          <table:table-cell office:value-type="string" calcext:value-type="string">
            <text:p>dbpedia-fr:Urbisaglia</text:p>
          </table:table-cell>
          <table:table-cell office:value-type="string" calcext:value-type="string">
            <text:p>"Urbisaglia"</text:p>
          </table:table-cell>
          <table:table-cell office:value-type="string" calcext:value-type="string">
            <text:p><text:a xlink:href="http://commons.wikimedia.org/wiki/Special:FilePath/Urbisaglia_Museo_archeologico_01.jpg?width=300" xlink:type="simple">http://commons.wikimedia.org/wiki/Special:FilePath/Urbisaglia_Museo_archeologico_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Palais_de_la_decouverte</text:p>
          </table:table-cell>
          <table:table-cell office:value-type="string" calcext:value-type="string">
            <text:p>"Palais de la découver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lais_de_la_decouverte_Paris_001.jpg?width=300" xlink:type="simple">http://commons.wikimedia.org/wiki/Special:FilePath/Palais_de_la_decouverte_Paris_00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art_contemporain_de_Rome</text:p>
          </table:table-cell>
          <table:table-cell office:value-type="string" calcext:value-type="string">
            <text:p>"Musée d'art contemporain de Rome"</text:p>
          </table:table-cell>
          <table:table-cell office:value-type="string" calcext:value-type="string">
            <text:p>dbpedia-fr:Rome</text:p>
          </table:table-cell>
          <table:table-cell office:value-type="string" calcext:value-type="string">
            <text:p>"Rome"</text:p>
          </table:table-cell>
          <table:table-cell office:value-type="string" calcext:value-type="string">
            <text:p><text:a xlink:href="http://commons.wikimedia.org/wiki/Special:FilePath/Macro_Rome2.jpg?width=300" xlink:type="simple">http://commons.wikimedia.org/wiki/Special:FilePath/Macro_Rome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art_et_dhistoire_de_Geneve</text:p>
          </table:table-cell>
          <table:table-cell office:value-type="string" calcext:value-type="string">
            <text:p>"Musée d'art et d'histoire de Genève"</text:p>
          </table:table-cell>
          <table:table-cell office:value-type="string" calcext:value-type="string">
            <text:p>dbpedia-fr:Geneve</text:p>
          </table:table-cell>
          <table:table-cell office:value-type="string" calcext:value-type="string">
            <text:p>"Genève"</text:p>
          </table:table-cell>
          <table:table-cell office:value-type="string" calcext:value-type="string">
            <text:p><text:a xlink:href="http://commons.wikimedia.org/wiki/Special:FilePath/GeMuseumofarts.JPG?width=300" xlink:type="simple">http://commons.wikimedia.org/wiki/Special:FilePath/GeMuseumofart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Reiss_Engelhorn_Museen</text:p>
          </table:table-cell>
          <table:table-cell office:value-type="string" calcext:value-type="string">
            <text:p>"Reiss-Engelhorn-Museen"</text:p>
          </table:table-cell>
          <table:table-cell office:value-type="string" calcext:value-type="string">
            <text:p>dbpedia-fr:Mannheim</text:p>
          </table:table-cell>
          <table:table-cell office:value-type="string" calcext:value-type="string">
            <text:p>"Mannheim"</text:p>
          </table:table-cell>
          <table:table-cell office:value-type="string" calcext:value-type="string">
            <text:p><text:a xlink:href="http://commons.wikimedia.org/wiki/Special:FilePath/Reiss-Museum_Mannheim_Portal.jpg?width=300" xlink:type="simple">http://commons.wikimedia.org/wiki/Special:FilePath/Reiss-Museum_Mannheim_Portal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national_du_Soudan</text:p>
          </table:table-cell>
          <table:table-cell office:value-type="string" calcext:value-type="string">
            <text:p>"Musée national du Soudan"</text:p>
          </table:table-cell>
          <table:table-cell office:value-type="string" calcext:value-type="string">
            <text:p>dbpedia-fr:Khartoum</text:p>
          </table:table-cell>
          <table:table-cell office:value-type="string" calcext:value-type="string">
            <text:p>"Khartoum"</text:p>
          </table:table-cell>
          <table:table-cell office:value-type="string" calcext:value-type="string">
            <text:p><text:a xlink:href="http://commons.wikimedia.org/wiki/Special:FilePath/Statue,_claimed_to_depict_Natakamani_found_in_Tabo_on_the_isle_of_Argo.jpg?width=300" xlink:type="simple">http://commons.wikimedia.org/wiki/Special:FilePath/Statue,_claimed_to_depict_Natakamani_found_in_Tabo_on_the_isle_of_Arg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Achilleion</text:p>
          </table:table-cell>
          <table:table-cell office:value-type="string" calcext:value-type="string">
            <text:p>"Achilleion"</text:p>
          </table:table-cell>
          <table:table-cell office:value-type="string" calcext:value-type="string">
            <text:p>dbpedia-fr:Corfou</text:p>
          </table:table-cell>
          <table:table-cell office:value-type="string" calcext:value-type="string">
            <text:p>"Corfou"</text:p>
          </table:table-cell>
          <table:table-cell office:value-type="string" calcext:value-type="string">
            <text:p><text:a xlink:href="http://commons.wikimedia.org/wiki/Special:FilePath/Closeup_of_Achilles_thniskon_in_Corfu_Achilleion.JPG?width=300" xlink:type="simple">http://commons.wikimedia.org/wiki/Special:FilePath/Closeup_of_Achilles_thniskon_in_Corfu_Achilleio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lark_Art_Institute</text:p>
          </table:table-cell>
          <table:table-cell office:value-type="string" calcext:value-type="string">
            <text:p>"Clark Art Institute"</text:p>
          </table:table-cell>
          <table:table-cell office:value-type="string" calcext:value-type="string">
            <text:p>dbpedia-fr:Williamstown</text:p>
          </table:table-cell>
          <table:table-cell office:value-type="string" calcext:value-type="string">
            <text:p>"Williamstown (Massachusetts)"</text:p>
          </table:table-cell>
          <table:table-cell office:value-type="string" calcext:value-type="string">
            <text:p><text:a xlink:href="http://commons.wikimedia.org/wiki/Special:FilePath/Clark_Art_Institute,_Williamstown,_MA_-_main_entrance.JPG?width=300" xlink:type="simple">http://commons.wikimedia.org/wiki/Special:FilePath/Clark_Art_Institute,_Williamstown,_MA_-_main_entranc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Horne</text:p>
          </table:table-cell>
          <table:table-cell office:value-type="string" calcext:value-type="string">
            <text:p>"Musée Horne"</text:p>
          </table:table-cell>
          <table:table-cell office:value-type="string" calcext:value-type="string">
            <text:p>dbpedia-fr:Florence</text:p>
          </table:table-cell>
          <table:table-cell office:value-type="string" calcext:value-type="string">
            <text:p>"Florence"</text:p>
          </table:table-cell>
          <table:table-cell office:value-type="string" calcext:value-type="string">
            <text:p><text:a xlink:href="http://commons.wikimedia.org/wiki/Special:FilePath/Stefanus.jpg?width=300" xlink:type="simple">http://commons.wikimedia.org/wiki/Special:FilePath/Stefanu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u_rhum_de_Sainte_Marie</text:p>
          </table:table-cell>
          <table:table-cell office:value-type="string" calcext:value-type="string">
            <text:p>"Musée du rhum de Sainte-Marie"</text:p>
          </table:table-cell>
          <table:table-cell office:value-type="string" calcext:value-type="string">
            <text:p>dbpedia-fr:Sainte-Marie_Martinique</text:p>
          </table:table-cell>
          <table:table-cell office:value-type="string" calcext:value-type="string">
            <text:p>"Sainte-Marie (Martinique)"</text:p>
          </table:table-cell>
          <table:table-cell office:value-type="string" calcext:value-type="string">
            <text:p><text:a xlink:href="http://commons.wikimedia.org/wiki/Special:FilePath/Martinique-sainte-marie-rhumerie-saint-james.jpg?width=300" xlink:type="simple">http://commons.wikimedia.org/wiki/Special:FilePath/Martinique-sainte-marie-rhumerie-saint-jame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s_beaux_arts_de_Nimes</text:p>
          </table:table-cell>
          <table:table-cell office:value-type="string" calcext:value-type="string">
            <text:p>"Musée des beaux-arts de Nîmes"</text:p>
          </table:table-cell>
          <table:table-cell office:value-type="string" calcext:value-type="string">
            <text:p>dbpedia-fr:Nimes</text:p>
          </table:table-cell>
          <table:table-cell office:value-type="string" calcext:value-type="string">
            <text:p>"Nîmes"</text:p>
          </table:table-cell>
          <table:table-cell office:value-type="string" calcext:value-type="string">
            <text:p><text:a xlink:href="http://commons.wikimedia.org/wiki/Special:FilePath/Musée_Beaux_Arts.JPG?width=300" xlink:type="simple">http://commons.wikimedia.org/wiki/Special:FilePath/Musée_Beaux_Art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Hong_Kong_Museum_of_Coastal_Defence</text:p>
          </table:table-cell>
          <table:table-cell office:value-type="string" calcext:value-type="string">
            <text:p>"Hong Kong Museum of Coastal Defence"</text:p>
          </table:table-cell>
          <table:table-cell office:value-type="string" calcext:value-type="string">
            <text:p>dbpedia-fr:Hong_Kong</text:p>
          </table:table-cell>
          <table:table-cell office:value-type="string" calcext:value-type="string">
            <text:p>"Hong Kong"</text:p>
          </table:table-cell>
          <table:table-cell office:value-type="string" calcext:value-type="string">
            <text:p><text:a xlink:href="http://commons.wikimedia.org/wiki/Special:FilePath/HK_Museum_of_Coastal_Defence.jpg?width=300" xlink:type="simple">http://commons.wikimedia.org/wiki/Special:FilePath/HK_Museum_of_Coastal_Defenc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polonais_de_Rapperswil</text:p>
          </table:table-cell>
          <table:table-cell office:value-type="string" calcext:value-type="string">
            <text:p>"Musée polonais de Rapperswil"</text:p>
          </table:table-cell>
          <table:table-cell office:value-type="string" calcext:value-type="string">
            <text:p>dbpedia-fr:Rapperswil</text:p>
          </table:table-cell>
          <table:table-cell office:value-type="string" calcext:value-type="string">
            <text:p>"Rapperswil (Saint-Gall)"</text:p>
          </table:table-cell>
          <table:table-cell office:value-type="string" calcext:value-type="string">
            <text:p><text:a xlink:href="http://commons.wikimedia.org/wiki/Special:FilePath/Rapperswil_-_Schloss_-_Polenmuseum_-_Innenansicht_2012-09-23_15-56-09_(P7000)_ShiftN.jpg?width=300" xlink:type="simple">http://commons.wikimedia.org/wiki/Special:FilePath/Rapperswil_-_Schloss_-_Polenmuseum_-_Innenansicht_2012-09-23_15-56-09_(P7000)_ShiftN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lyseum</text:p>
          </table:table-cell>
          <table:table-cell office:value-type="string" calcext:value-type="string">
            <text:p>"Elyseum"</text:p>
          </table:table-cell>
          <table:table-cell office:value-type="string" calcext:value-type="string">
            <text:p>dbpedia-fr:Goteborg</text:p>
          </table:table-cell>
          <table:table-cell office:value-type="string" calcext:value-type="string">
            <text:p>"Göteborg"</text:p>
          </table:table-cell>
          <table:table-cell office:value-type="string" calcext:value-type="string">
            <text:p><text:a xlink:href="http://commons.wikimedia.org/wiki/Special:FilePath/Elyseum.jpg?width=300" xlink:type="simple">http://commons.wikimedia.org/wiki/Special:FilePath/Elyseum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Imperial_War_Museum</text:p>
          </table:table-cell>
          <table:table-cell office:value-type="string" calcext:value-type="string">
            <text:p>"Imperial War Museum"</text:p>
          </table:table-cell>
          <table:table-cell office:value-type="string" calcext:value-type="string">
            <text:p>dbpedia-fr:Imperial_War_Museum_Duxford</text:p>
          </table:table-cell>
          <table:table-cell office:value-type="string" calcext:value-type="string">
            <text:p>"Imperial War Museum Duxford"</text:p>
          </table:table-cell>
          <table:table-cell office:value-type="string" calcext:value-type="string">
            <text:p><text:a xlink:href="http://commons.wikimedia.org/wiki/Special:FilePath/Imperial_War_Museum_Front.JPG?width=300" xlink:type="simple">http://commons.wikimedia.org/wiki/Special:FilePath/Imperial_War_Museum_Fron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art_du_comte_de_Los_Angeles</text:p>
          </table:table-cell>
          <table:table-cell office:value-type="string" calcext:value-type="string">
            <text:p>"Musée d'art du comté de Los Angeles"</text:p>
          </table:table-cell>
          <table:table-cell office:value-type="string" calcext:value-type="string">
            <text:p>dbpedia-fr:Los_Angeles</text:p>
          </table:table-cell>
          <table:table-cell office:value-type="string" calcext:value-type="string">
            <text:p>"Los Angeles"</text:p>
          </table:table-cell>
          <table:table-cell office:value-type="string" calcext:value-type="string">
            <text:p><text:a xlink:href="http://commons.wikimedia.org/wiki/Special:FilePath/Highsmithmaycompanywilshire.jpg?width=300" xlink:type="simple">http://commons.wikimedia.org/wiki/Special:FilePath/Highsmithmaycompanywilshir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British_Museum</text:p>
          </table:table-cell>
          <table:table-cell office:value-type="string" calcext:value-type="string">
            <text:p>"British Museum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British_Museum_from_NE_2.JPG?width=300" xlink:type="simple">http://commons.wikimedia.org/wiki/Special:FilePath/British_Museum_from_NE_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_la_Mer_de_Cannes</text:p>
          </table:table-cell>
          <table:table-cell office:value-type="string" calcext:value-type="string">
            <text:p>"Musée de la Mer de Cannes"</text:p>
          </table:table-cell>
          <table:table-cell office:value-type="string" calcext:value-type="string">
            <text:p>dbpedia-fr:Cannes</text:p>
          </table:table-cell>
          <table:table-cell office:value-type="string" calcext:value-type="string">
            <text:p>"Cannes"</text:p>
          </table:table-cell>
          <table:table-cell office:value-type="string" calcext:value-type="string">
            <text:p><text:a xlink:href="http://commons.wikimedia.org/wiki/Special:FilePath/Fort_Royal_de_l'île_Sainte-Marguerite,_Cannes.JPG?width=300" xlink:type="simple">http://commons.wikimedia.org/wiki/Special:FilePath/Fort_Royal_de_l'île_Sainte-Marguerite,_Canne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u_Chiado</text:p>
          </table:table-cell>
          <table:table-cell office:value-type="string" calcext:value-type="string">
            <text:p>"Musée du Chiado"</text:p>
          </table:table-cell>
          <table:table-cell office:value-type="string" calcext:value-type="string">
            <text:p>dbpedia-fr:Lisbonne</text:p>
          </table:table-cell>
          <table:table-cell office:value-type="string" calcext:value-type="string">
            <text:p>"Lisbonne"</text:p>
          </table:table-cell>
          <table:table-cell office:value-type="string" calcext:value-type="string">
            <text:p><text:a xlink:href="http://commons.wikimedia.org/wiki/Special:FilePath/Lisbonne_Musée_du_Chiado.jpg?width=300" xlink:type="simple">http://commons.wikimedia.org/wiki/Special:FilePath/Lisbonne_Musée_du_Chiad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archeologique_dephese</text:p>
          </table:table-cell>
          <table:table-cell office:value-type="string" calcext:value-type="string">
            <text:p>"Musée archéologique d'Éphèse"</text:p>
          </table:table-cell>
          <table:table-cell office:value-type="string" calcext:value-type="string">
            <text:p>dbpedia-fr:Selçuk</text:p>
          </table:table-cell>
          <table:table-cell office:value-type="string" calcext:value-type="string">
            <text:p>"Selçuk (İzmir)"</text:p>
          </table:table-cell>
          <table:table-cell office:value-type="string" calcext:value-type="string">
            <text:p><text:a xlink:href="http://commons.wikimedia.org/wiki/Special:FilePath/Artemis_of_Ephesus.jpg?width=300" xlink:type="simple">http://commons.wikimedia.org/wiki/Special:FilePath/Artemis_of_Ephesu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Ernest_Cognacq</text:p>
          </table:table-cell>
          <table:table-cell office:value-type="string" calcext:value-type="string">
            <text:p>"Musée Ernest-Cognacq"</text:p>
          </table:table-cell>
          <table:table-cell office:value-type="string" calcext:value-type="string">
            <text:p>dbpedia-fr:Saint-Martin-de-Re</text:p>
          </table:table-cell>
          <table:table-cell office:value-type="string" calcext:value-type="string">
            <text:p>"Saint-Martin-de-Ré"</text:p>
          </table:table-cell>
          <table:table-cell office:value-type="string" calcext:value-type="string">
            <text:p><text:a xlink:href="http://commons.wikimedia.org/wiki/Special:FilePath/Clerjotte_ile_de_Re_2.jpg?width=300" xlink:type="simple">http://commons.wikimedia.org/wiki/Special:FilePath/Clerjotte_ile_de_Re_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u_theatre_romain_de_Carthagene</text:p>
          </table:table-cell>
          <table:table-cell office:value-type="string" calcext:value-type="string">
            <text:p>"Musée du théâtre romain de Carthagène"</text:p>
          </table:table-cell>
          <table:table-cell office:value-type="string" calcext:value-type="string">
            <text:p>dbpedia-fr:Carthagene</text:p>
          </table:table-cell>
          <table:table-cell office:value-type="string" calcext:value-type="string">
            <text:p>"Carthagène (Espagne)"</text:p>
          </table:table-cell>
          <table:table-cell office:value-type="string" calcext:value-type="string">
            <text:p><text:a xlink:href="http://commons.wikimedia.org/wiki/Special:FilePath/Museo_Teatro_Romano_Cartagena_fachada.jpg?width=300" xlink:type="simple">http://commons.wikimedia.org/wiki/Special:FilePath/Museo_Teatro_Romano_Cartagena_fachada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s_fossiles_de_Tourtour</text:p>
          </table:table-cell>
          <table:table-cell office:value-type="string" calcext:value-type="string">
            <text:p>"Musée des fossiles de Tourtour"</text:p>
          </table:table-cell>
          <table:table-cell office:value-type="string" calcext:value-type="string">
            <text:p>dbpedia-fr:Tourtour</text:p>
          </table:table-cell>
          <table:table-cell office:value-type="string" calcext:value-type="string">
            <text:p>"Tourtour"</text:p>
          </table:table-cell>
          <table:table-cell office:value-type="string" calcext:value-type="string">
            <text:p><text:a xlink:href="http://commons.wikimedia.org/wiki/Special:FilePath/Zaneboni-1.jpg?width=300" xlink:type="simple">http://commons.wikimedia.org/wiki/Special:FilePath/Zaneboni-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national_dhistoire_Bulgarie</text:p>
          </table:table-cell>
          <table:table-cell office:value-type="string" calcext:value-type="string">
            <text:p>"Musée national d'histoire (Bulgarie)"</text:p>
          </table:table-cell>
          <table:table-cell office:value-type="string" calcext:value-type="string">
            <text:p>dbpedia-fr:Sofia</text:p>
          </table:table-cell>
          <table:table-cell office:value-type="string" calcext:value-type="string">
            <text:p>"Sofia"</text:p>
          </table:table-cell>
          <table:table-cell office:value-type="string" calcext:value-type="string">
            <text:p><text:a xlink:href="http://commons.wikimedia.org/wiki/Special:FilePath/NIM-sofia-imagesfrombulgaria.JPG?width=300" xlink:type="simple">http://commons.wikimedia.org/wiki/Special:FilePath/NIM-sofia-imagesfrombulgaria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rypte_archeologique_du_parvis_Notre_Dame</text:p>
          </table:table-cell>
          <table:table-cell office:value-type="string" calcext:value-type="string">
            <text:p>"Crypte archéologique du parvis Notre-Dam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Notre_Dame_archaeological_crypt_exterior.JPG?width=300" xlink:type="simple">http://commons.wikimedia.org/wiki/Special:FilePath/Notre_Dame_archaeological_crypt_exterior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Mathurin_Meheut</text:p>
          </table:table-cell>
          <table:table-cell office:value-type="string" calcext:value-type="string">
            <text:p>"Musée Mathurin-Méheut"</text:p>
          </table:table-cell>
          <table:table-cell office:value-type="string" calcext:value-type="string">
            <text:p>dbpedia-fr:Lamballe</text:p>
          </table:table-cell>
          <table:table-cell office:value-type="string" calcext:value-type="string">
            <text:p>"Lamballe"</text:p>
          </table:table-cell>
          <table:table-cell office:value-type="string" calcext:value-type="string">
            <text:p><text:a xlink:href="http://commons.wikimedia.org/wiki/Special:FilePath/Lamballe_-_Maison_du_Bourreau_-_002.jpg?width=300" xlink:type="simple">http://commons.wikimedia.org/wiki/Special:FilePath/Lamballe_-_Maison_du_Bourreau_-_00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Barnums_American_Museum</text:p>
          </table:table-cell>
          <table:table-cell office:value-type="string" calcext:value-type="string">
            <text:p>"Barnum's American Museum"</text:p>
          </table:table-cell>
          <table:table-cell office:value-type="string" calcext:value-type="string">
            <text:p>dbpedia-fr:New_York</text:p>
          </table:table-cell>
          <table:table-cell office:value-type="string" calcext:value-type="string">
            <text:p>"New York"</text:p>
          </table:table-cell>
          <table:table-cell office:value-type="string" calcext:value-type="string">
            <text:p><text:a xlink:href="http://commons.wikimedia.org/wiki/Special:FilePath/BAM-photo.jpg?width=300" xlink:type="simple">http://commons.wikimedia.org/wiki/Special:FilePath/BAM-phot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oulin_et_musee_rural_du_Steenmeulen_de_Terdeghem</text:p>
          </table:table-cell>
          <table:table-cell office:value-type="string" calcext:value-type="string">
            <text:p>"Moulin et musée rural du Steenmeulen de Terdeghem"</text:p>
          </table:table-cell>
          <table:table-cell office:value-type="string" calcext:value-type="string">
            <text:p>dbpedia-fr:Terdeghem</text:p>
          </table:table-cell>
          <table:table-cell office:value-type="string" calcext:value-type="string">
            <text:p>"Terdeghem"</text:p>
          </table:table-cell>
          <table:table-cell office:value-type="string" calcext:value-type="string">
            <text:p><text:a xlink:href="http://commons.wikimedia.org/wiki/Special:FilePath/Steenmeulen_(Terdeghem).jpg?width=300" xlink:type="simple">http://commons.wikimedia.org/wiki/Special:FilePath/Steenmeulen_(Terdeghem)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um_dhistoire_naturelle_de_Bourges</text:p>
          </table:table-cell>
          <table:table-cell office:value-type="string" calcext:value-type="string">
            <text:p>"Muséum d'histoire naturelle de Bourges"</text:p>
          </table:table-cell>
          <table:table-cell office:value-type="string" calcext:value-type="string">
            <text:p>dbpedia-fr:Bourges</text:p>
          </table:table-cell>
          <table:table-cell office:value-type="string" calcext:value-type="string">
            <text:p>"Bourges"</text:p>
          </table:table-cell>
          <table:table-cell office:value-type="string" calcext:value-type="string">
            <text:p><text:a xlink:href="http://commons.wikimedia.org/wiki/Special:FilePath/Animaux_empaillés.JPG?width=300" xlink:type="simple">http://commons.wikimedia.org/wiki/Special:FilePath/Animaux_empaillé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romain_de_Vallon</text:p>
          </table:table-cell>
          <table:table-cell office:value-type="string" calcext:value-type="string">
            <text:p>"Musée romain de Vallon"</text:p>
          </table:table-cell>
          <table:table-cell office:value-type="string" calcext:value-type="string">
            <text:p>dbpedia-fr:Vallon</text:p>
          </table:table-cell>
          <table:table-cell office:value-type="string" calcext:value-type="string">
            <text:p>"Vallon"</text:p>
          </table:table-cell>
          <table:table-cell office:value-type="string" calcext:value-type="string">
            <text:p><text:a xlink:href="http://commons.wikimedia.org/wiki/Special:FilePath/Vallon_eglise_musee_romain.jpg?width=300" xlink:type="simple">http://commons.wikimedia.org/wiki/Special:FilePath/Vallon_eglise_musee_romai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usee_des_sciences_Príncipe_Felipe</text:p>
          </table:table-cell>
          <table:table-cell office:value-type="string" calcext:value-type="string">
            <text:p>"Musée des sciences Príncipe Felipe"</text:p>
          </table:table-cell>
          <table:table-cell office:value-type="string" calcext:value-type="string">
            <text:p>dbpedia-fr:Valence</text:p>
          </table:table-cell>
          <table:table-cell office:value-type="string" calcext:value-type="string">
            <text:p>"Valence (Espagne)"</text:p>
          </table:table-cell>
          <table:table-cell office:value-type="string" calcext:value-type="string">
            <text:p><text:a xlink:href="http://commons.wikimedia.org/wiki/Special:FilePath/Sciences_museum_of_valencia.jpg?width=300" xlink:type="simple">http://commons.wikimedia.org/wiki/Special:FilePath/Sciences_museum_of_valencia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Seminaire_des_Carmes</text:p>
          </table:table-cell>
          <table:table-cell office:value-type="string" calcext:value-type="string">
            <text:p>"Séminaire des Carm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Institut_Catholique_de_Paris.jpg?width=300" xlink:type="simple">http://commons.wikimedia.org/wiki/Special:FilePath/Institut_Catholique_de_Pari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Synagogue_Rashi_Paris</text:p>
          </table:table-cell>
          <table:table-cell office:value-type="string" calcext:value-type="string">
            <text:p>"Synagogue Rashi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Synagogue_Rachi_32.JPG?width=300" xlink:type="simple">http://commons.wikimedia.org/wiki/Special:FilePath/Paris_Synagogue_Rachi_3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reformee_de_lAnnonciation</text:p>
          </table:table-cell>
          <table:table-cell office:value-type="string" calcext:value-type="string">
            <text:p>"Église réformée de l'Annonciati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40909_Paris_XVI_rue_Cortambert_n°19_temple_de_Passy-Annonciation_rwk.JPG?width=300" xlink:type="simple">http://commons.wikimedia.org/wiki/Special:FilePath/P1040909_Paris_XVI_rue_Cortambert_n°19_temple_de_Passy-Annonciation_rwk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e_lArche_dAlliance</text:p>
          </table:table-cell>
          <table:table-cell office:value-type="string" calcext:value-type="string">
            <text:p>"Église Notre-Dame-de-l'Arche-d'Allianc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fr.wikipedia.org/wiki/Special:FilePath/Église_Notre-Dame-de-l'Arche-d'Alliance.JPG?width=300" xlink:type="simple">http://fr.wikipedia.org/wiki/Special:FilePath/Église_Notre-Dame-de-l'Arche-d'Allianc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Vincent_de_Paul_de_Paris</text:p>
          </table:table-cell>
          <table:table-cell office:value-type="string" calcext:value-type="string">
            <text:p>"Église Saint-Vincent-de-Pau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Saint-Vincent-de-Paul-Paris.jpg?width=300" xlink:type="simple">http://commons.wikimedia.org/wiki/Special:FilePath/Saint-Vincent-de-Paul-Par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Germain_de_Charonne</text:p>
          </table:table-cell>
          <table:table-cell office:value-type="string" calcext:value-type="string">
            <text:p>"Église Saint-Germain de Charonn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St_Germain_de_Charonne_Paris01.jpg?width=300" xlink:type="simple">http://commons.wikimedia.org/wiki/Special:FilePath/Église_St_Germain_de_Charonne_Paris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reformee_de_Port_Royal</text:p>
          </table:table-cell>
          <table:table-cell office:value-type="string" calcext:value-type="string">
            <text:p>"Église réformée de Port-Royal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réformée_Port-Royal.JPG?width=300" xlink:type="simple">http://commons.wikimedia.org/wiki/Special:FilePath/Église_réformée_Port-Royal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Georges_de_la_Villette</text:p>
          </table:table-cell>
          <table:table-cell office:value-type="string" calcext:value-type="string">
            <text:p>"Église Saint-Georges de la Villet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Saint-Georges_de_la_Villette.jpg?width=300" xlink:type="simple">http://commons.wikimedia.org/wiki/Special:FilePath/Saint-Georges_de_la_Villett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e_Jeanne_dArc_du_Touquet_Paris_Plage</text:p>
          </table:table-cell>
          <table:table-cell office:value-type="string" calcext:value-type="string">
            <text:p>"Église Sainte-Jeanne-d'Arc du Touquet-Paris-Plage"</text:p>
          </table:table-cell>
          <table:table-cell office:value-type="string" calcext:value-type="string">
            <text:p>dbpedia-fr:Le_Touquet-Paris-Plage</text:p>
          </table:table-cell>
          <table:table-cell office:value-type="string" calcext:value-type="string">
            <text:p>"Le Touquet-Paris-Plage"</text:p>
          </table:table-cell>
          <table:table-cell office:value-type="string" calcext:value-type="string">
            <text:p><text:a xlink:href="http://commons.wikimedia.org/wiki/Special:FilePath/Le_Touquet_-_L'église.jpg?width=300" xlink:type="simple">http://commons.wikimedia.org/wiki/Special:FilePath/Le_Touquet_-_L'églis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loitre_et_eglise_des_Billettes</text:p>
          </table:table-cell>
          <table:table-cell office:value-type="string" calcext:value-type="string">
            <text:p>"Cloître et église des Billett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Rue_des_Archives-Eglise_des_Billettes.JPG?width=300" xlink:type="simple">http://commons.wikimedia.org/wiki/Special:FilePath/Rue_des_Archives-Eglise_des_Billette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Medard_de_Paris</text:p>
          </table:table-cell>
          <table:table-cell office:value-type="string" calcext:value-type="string">
            <text:p>"Église Saint-Médard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urch_St_Medard_Paris_by_night_under_the_snow.jpg?width=300" xlink:type="simple">http://commons.wikimedia.org/wiki/Special:FilePath/Church_St_Medard_Paris_by_night_under_the_snow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e_Compassion_de_Paris</text:p>
          </table:table-cell>
          <table:table-cell office:value-type="string" calcext:value-type="string">
            <text:p>"Église Notre-Dame-de-Compassion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-_église_de_la_compassion_(1).JPG?width=300" xlink:type="simple">http://commons.wikimedia.org/wiki/Special:FilePath/Paris_-_église_de_la_compassion_(1)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Severin</text:p>
          </table:table-cell>
          <table:table-cell office:value-type="string" calcext:value-type="string">
            <text:p>"Église Saint-Séver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_Saint-Séverin_Ouest.JPG?width=300" xlink:type="simple">http://commons.wikimedia.org/wiki/Special:FilePath/Eglise_Saint-Séverin_Ouest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Andre_des_Arts</text:p>
          </table:table-cell>
          <table:table-cell office:value-type="string" calcext:value-type="string">
            <text:p>"Église Saint-André-des-Art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Intérieur_de_Saint-André_des_Arts,_lors_de_sa_démolition_en_1815.jpg?width=300" xlink:type="simple">http://commons.wikimedia.org/wiki/Special:FilePath/Intérieur_de_Saint-André_des_Arts,_lors_de_sa_démolition_en_1815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u_Bon_Conseil_de_Paris</text:p>
          </table:table-cell>
          <table:table-cell office:value-type="string" calcext:value-type="string">
            <text:p>"Église Notre-Dame-du-Bon-Consei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u-Bon-Conseil_(Paris)_6.jpg?width=300" xlink:type="simple">http://commons.wikimedia.org/wiki/Special:FilePath/Église_Notre-Dame-du-Bon-Conseil_(Paris)_6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evangelique_Saint_Marcel</text:p>
          </table:table-cell>
          <table:table-cell office:value-type="string" calcext:value-type="string">
            <text:p>"Église évangélique Saint-Marcel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évangélique_de_Saint-Marcel.JPG?width=300" xlink:type="simple">http://commons.wikimedia.org/wiki/Special:FilePath/Église_évangélique_de_Saint-Marcel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Michel_de_Paris</text:p>
          </table:table-cell>
          <table:table-cell office:value-type="string" calcext:value-type="string">
            <text:p>"Église Saint-Miche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SaintMicheldesBatignollesClocherEntier1.JPG?width=300" xlink:type="simple">http://commons.wikimedia.org/wiki/Special:FilePath/EgliseSaintMicheldesBatignollesClocherEntier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Ferdinand_des_Ternes</text:p>
          </table:table-cell>
          <table:table-cell office:value-type="string" calcext:value-type="string">
            <text:p>"Église Saint-Ferdinand-des-Tern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Tristan_berbnard_st_ferdinanand.jpg?width=300" xlink:type="simple">http://commons.wikimedia.org/wiki/Special:FilePath/Tristan_berbnard_st_ferdinanand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Roch_de_Paris</text:p>
          </table:table-cell>
          <table:table-cell office:value-type="string" calcext:value-type="string">
            <text:p>"Église Saint-Roch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190023_Paris_Ier_église_Saint-Roch_rwk.jpg?width=300" xlink:type="simple">http://commons.wikimedia.org/wiki/Special:FilePath/P1190023_Paris_Ier_église_Saint-Roch_rwk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reformee_Saint_Jean</text:p>
          </table:table-cell>
          <table:table-cell office:value-type="string" calcext:value-type="string">
            <text:p>"Église réformée Saint-Jea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Saint-JeanParis2012.JPG?width=300" xlink:type="simple">http://commons.wikimedia.org/wiki/Special:FilePath/EgliseSaint-JeanParis201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hapelle_Notre_Dame_de_Consolation_de_Paris</text:p>
          </table:table-cell>
          <table:table-cell office:value-type="string" calcext:value-type="string">
            <text:p>"Chapelle Notre-Dame-de-Consolation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apelle_Notre-Dame-de-Consolation_Paris.jpg?width=300" xlink:type="simple">http://commons.wikimedia.org/wiki/Special:FilePath/Chapelle_Notre-Dame-de-Consolation_Par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es_Otages</text:p>
          </table:table-cell>
          <table:table-cell office:value-type="string" calcext:value-type="string">
            <text:p>"Église Notre-Dame-des-Otag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es-Otages_(Paris)_2.jpg?width=300" xlink:type="simple">http://commons.wikimedia.org/wiki/Special:FilePath/Église_Notre-Dame-des-Otages_(Paris)_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Basilique_Sainte_Jeanne_dArc_de_Paris</text:p>
          </table:table-cell>
          <table:table-cell office:value-type="string" calcext:value-type="string">
            <text:p>"Basilique Sainte-Jeanne-d'Arc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st_denys_la_chapelle.jpg?width=300" xlink:type="simple">http://commons.wikimedia.org/wiki/Special:FilePath/Paris_st_denys_la_chapell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Jacques_Saint_Christophe_de_la_Villette</text:p>
          </table:table-cell>
          <table:table-cell office:value-type="string" calcext:value-type="string">
            <text:p>"Église Saint-Jacques-Saint-Christophe de la Villet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Saint-Jacques-et-Saint-Christophe_de_la_Villette,_façade_01.jpg?width=300" xlink:type="simple">http://commons.wikimedia.org/wiki/Special:FilePath/Église_Saint-Jacques-et-Saint-Christophe_de_la_Villette,_façade_0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Sava_de_Paris</text:p>
          </table:table-cell>
          <table:table-cell office:value-type="string" calcext:value-type="string">
            <text:p>"Église Saint-Sava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_Saint-Sava_-1.JPG?width=300" xlink:type="simple">http://commons.wikimedia.org/wiki/Special:FilePath/Eglise_Saint-Sava_-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es_Champs</text:p>
          </table:table-cell>
          <table:table-cell office:value-type="string" calcext:value-type="string">
            <text:p>"Église Notre-Dame-des-Champ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eglise_nd_des_champs.jpg?width=300" xlink:type="simple">http://commons.wikimedia.org/wiki/Special:FilePath/Paris_eglise_nd_des_champ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Paroisse_Notre_Dame_Joie_des_Affliges_et_Sainte_Genevieve</text:p>
          </table:table-cell>
          <table:table-cell office:value-type="string" calcext:value-type="string">
            <text:p>"Paroisse Notre-Dame-Joie-des-Affligés-et-Sainte-Genevièv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asse_Ste_Genevieve.jpg?width=300" xlink:type="simple">http://commons.wikimedia.org/wiki/Special:FilePath/Chasse_Ste_Geneviev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des_Trois_Saints_Docteurs_de_Paris</text:p>
          </table:table-cell>
          <table:table-cell office:value-type="string" calcext:value-type="string">
            <text:p>"Cathédrale des Trois-Saints-Docteurs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Трёхсвятительское_подворье_в_Париже.jpg?width=300" xlink:type="simple">http://commons.wikimedia.org/wiki/Special:FilePath/Трёхсвятительское_подворье_в_Париже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Union_liberale_israelite_de_France</text:p>
          </table:table-cell>
          <table:table-cell office:value-type="string" calcext:value-type="string">
            <text:p>"Union libérale israélite de Franc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Union_libérale_israélite_de_France,_24_rue_Copernic,_Paris_16.jpg?width=300" xlink:type="simple">http://commons.wikimedia.org/wiki/Special:FilePath/Union_libérale_israélite_de_France,_24_rue_Copernic,_Paris_16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Nicolas_du_Chardonnet</text:p>
          </table:table-cell>
          <table:table-cell office:value-type="string" calcext:value-type="string">
            <text:p>"Église Saint-Nicolas-du-Chardonne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3-4view_Saint-Nicolas-du-Chardonnet_Paris.jpg?width=300" xlink:type="simple">http://commons.wikimedia.org/wiki/Special:FilePath/3-4view_Saint-Nicolas-du-Chardonnet_Pari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Denys_de_la_Chapelle</text:p>
          </table:table-cell>
          <table:table-cell office:value-type="string" calcext:value-type="string">
            <text:p>"Église Saint-Denys de la Chapel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Intérieur_Eglise_Saint-Denys_de_la_Chapelle.jpg?width=300" xlink:type="simple">http://commons.wikimedia.org/wiki/Special:FilePath/Intérieur_Eglise_Saint-Denys_de_la_Chapell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u_Rosaire_de_Paris</text:p>
          </table:table-cell>
          <table:table-cell office:value-type="string" calcext:value-type="string">
            <text:p>"Église Notre-Dame-du-Rosair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u-Rosaire_(Paris)_4.jpg?width=300" xlink:type="simple">http://commons.wikimedia.org/wiki/Special:FilePath/Église_Notre-Dame-du-Rosaire_(Paris)_4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americaine_de_Paris</text:p>
          </table:table-cell>
          <table:table-cell office:value-type="string" calcext:value-type="string">
            <text:p>"Cathédrale américain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Cathédrale_américaine_de_la_Sainte-Trinité_2.jpg?width=300" xlink:type="simple">http://commons.wikimedia.org/wiki/Special:FilePath/Paris_Cathédrale_américaine_de_la_Sainte-Trinité_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u_Travail_de_Paris</text:p>
          </table:table-cell>
          <table:table-cell office:value-type="string" calcext:value-type="string">
            <text:p>"Église Notre-Dame-du-Travai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u-Travail_(Paris)_2.jpg?width=300" xlink:type="simple">http://commons.wikimedia.org/wiki/Special:FilePath/Église_Notre-Dame-du-Travail_(Paris)_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Philippe_du_Roule</text:p>
          </table:table-cell>
          <table:table-cell office:value-type="string" calcext:value-type="string">
            <text:p>"Église Saint-Philippe-du-Rou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50475_Paris_VIII_église_Saint-Philippe-du-Roule_rwk.JPG?width=300" xlink:type="simple">http://commons.wikimedia.org/wiki/Special:FilePath/P1050475_Paris_VIII_église_Saint-Philippe-du-Roule_rwk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Pierre_de_Montrouge</text:p>
          </table:table-cell>
          <table:table-cell office:value-type="string" calcext:value-type="string">
            <text:p>"Église Saint-Pierre-de-Montroug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arrefour_Alesia_1.JPG?width=300" xlink:type="simple">http://commons.wikimedia.org/wiki/Special:FilePath/Carrefour_Alesia_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Sulpice_de_Paris</text:p>
          </table:table-cell>
          <table:table-cell office:value-type="string" calcext:value-type="string">
            <text:p>"Église Saint-Sulpic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00811_Paris_VI_Saint-Sulpice_Façade_reductwk.JPG?width=300" xlink:type="simple">http://commons.wikimedia.org/wiki/Special:FilePath/P1000811_Paris_VI_Saint-Sulpice_Façade_reductwk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Abbaye_Sainte_Geneviève_de_Paris</text:p>
          </table:table-cell>
          <table:table-cell office:value-type="string" calcext:value-type="string">
            <text:p>"Abbaye Sainte-Genevièv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Abbaye_de_sainte_genevieve.jpg?width=300" xlink:type="simple">http://commons.wikimedia.org/wiki/Special:FilePath/Abbaye_de_sainte_geneviev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Eustache_de_Paris</text:p>
          </table:table-cell>
          <table:table-cell office:value-type="string" calcext:value-type="string">
            <text:p>"Église Saint-Eustach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St.-Eustache.jpg?width=300" xlink:type="simple">http://commons.wikimedia.org/wiki/Special:FilePath/St.-Eustach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hapelle_expiatoire</text:p>
          </table:table-cell>
          <table:table-cell office:value-type="string" calcext:value-type="string">
            <text:p>"Chapelle expiatoir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La_chapelle_expiatoire_-_façade.jpg?width=300" xlink:type="simple">http://commons.wikimedia.org/wiki/Special:FilePath/La_chapelle_expiatoire_-_façad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Antoine_de_Padoue_de_Paris</text:p>
          </table:table-cell>
          <table:table-cell office:value-type="string" calcext:value-type="string">
            <text:p>"Église Saint-Antoine-de-Padou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Saint-Antoine-de-Padoue_(Paris)_6.jpg?width=300" xlink:type="simple">http://commons.wikimedia.org/wiki/Special:FilePath/Église_Saint-Antoine-de-Padoue_(Paris)_6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e_lAssomption_de_Passy</text:p>
          </table:table-cell>
          <table:table-cell office:value-type="string" calcext:value-type="string">
            <text:p>"Église Notre-Dame-de-l'Assomption-de-Passy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90966_Paris_XVI_église_Notre-Dame_de_l'Assomption_de_Passy_rwk.JPG?width=300" xlink:type="simple">http://commons.wikimedia.org/wiki/Special:FilePath/P1090966_Paris_XVI_église_Notre-Dame_de_l'Assomption_de_Passy_rwk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grecque_Saint_etienne_de_Paris</text:p>
          </table:table-cell>
          <table:table-cell office:value-type="string" calcext:value-type="string">
            <text:p>"Cathédrale grecque Saint-Étienn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Grecque.jpg?width=300" xlink:type="simple">http://commons.wikimedia.org/wiki/Special:FilePath/EgliseGrecqu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Saint_Alexandre_Nevsky_de_Paris</text:p>
          </table:table-cell>
          <table:table-cell office:value-type="string" calcext:value-type="string">
            <text:p>"Cathédrale Saint-Alexandre-Nevsky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athedrale-A--Nevski-Paris-.jpg?width=300" xlink:type="simple">http://commons.wikimedia.org/wiki/Special:FilePath/Cathedrale-A--Nevski-Paris-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Saint_Nicolas_de_Sremski_Karlovci</text:p>
          </table:table-cell>
          <table:table-cell office:value-type="string" calcext:value-type="string">
            <text:p>"Cathédrale Saint-Nicolas de Sremski Karlovci"</text:p>
          </table:table-cell>
          <table:table-cell office:value-type="string" calcext:value-type="string">
            <text:p>dbpedia-fr:Sremski_Karlovci</text:p>
          </table:table-cell>
          <table:table-cell office:value-type="string" calcext:value-type="string">
            <text:p>"Sremski Karlovci"</text:p>
          </table:table-cell>
          <table:table-cell office:value-type="string" calcext:value-type="string">
            <text:p><text:a xlink:href="http://commons.wikimedia.org/wiki/Special:FilePath/The_Orthodox_Cathedral_of_St._Nicholas.jpg?width=300" xlink:type="simple">http://commons.wikimedia.org/wiki/Special:FilePath/The_Orthodox_Cathedral_of_St._Nichola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hapelle_Notre_Dame_de_Nize</text:p>
          </table:table-cell>
          <table:table-cell office:value-type="string" calcext:value-type="string">
            <text:p>"Chapelle Notre-Dame-de-Nize"</text:p>
          </table:table-cell>
          <table:table-cell office:value-type="string" calcext:value-type="string">
            <text:p>dbpedia-fr:Lunas</text:p>
          </table:table-cell>
          <table:table-cell office:value-type="string" calcext:value-type="string">
            <text:p>"Lunas (Hérault)"</text:p>
          </table:table-cell>
          <table:table-cell office:value-type="string" calcext:value-type="string">
            <text:p><text:a xlink:href="http://commons.wikimedia.org/wiki/Special:FilePath/Lunas_ND_Nize_1.JPG?width=300" xlink:type="simple">http://commons.wikimedia.org/wiki/Special:FilePath/Lunas_ND_Nize_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Abbaye_Saint_Wandrille_de_Fontenelle</text:p>
          </table:table-cell>
          <table:table-cell office:value-type="string" calcext:value-type="string">
            <text:p>"Abbaye Saint-Wandrille de Fontenelle"</text:p>
          </table:table-cell>
          <table:table-cell office:value-type="string" calcext:value-type="string">
            <text:p>dbpedia-fr:Saint-Wandrille-Rançon</text:p>
          </table:table-cell>
          <table:table-cell office:value-type="string" calcext:value-type="string">
            <text:p>"Saint-Wandrille-Rançon"</text:p>
          </table:table-cell>
          <table:table-cell office:value-type="string" calcext:value-type="string">
            <text:p><text:a xlink:href="http://commons.wikimedia.org/wiki/Special:FilePath/Abbaye_de_Saint-Wandrille_de_Fontenelle_2008_PD_02.JPG?width=300" xlink:type="simple">http://commons.wikimedia.org/wiki/Special:FilePath/Abbaye_de_Saint-Wandrille_de_Fontenelle_2008_PD_0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Michel_et_Saint_Gabriel_de_Batajnica</text:p>
          </table:table-cell>
          <table:table-cell office:value-type="string" calcext:value-type="string">
            <text:p>"Église Saint-Michel et Saint-Gabriel de Batajnica"</text:p>
          </table:table-cell>
          <table:table-cell office:value-type="string" calcext:value-type="string">
            <text:p>dbpedia-fr:Belgrade</text:p>
          </table:table-cell>
          <table:table-cell office:value-type="string" calcext:value-type="string">
            <text:p>"Belgrade"</text:p>
          </table:table-cell>
          <table:table-cell office:value-type="string" calcext:value-type="string">
            <text:p><text:a xlink:href="http://commons.wikimedia.org/wiki/Special:FilePath/Батајничка_црква_2006._године.jpg?width=300" xlink:type="simple">http://commons.wikimedia.org/wiki/Special:FilePath/Батајничка_црква_2006._године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nta_Maria_del_Priorato</text:p>
          </table:table-cell>
          <table:table-cell office:value-type="string" calcext:value-type="string">
            <text:p>"Église Santa Maria del Priorato"</text:p>
          </table:table-cell>
          <table:table-cell office:value-type="string" calcext:value-type="string">
            <text:p>dbpedia-fr:Rome</text:p>
          </table:table-cell>
          <table:table-cell office:value-type="string" calcext:value-type="string">
            <text:p>"Rome"</text:p>
          </table:table-cell>
          <table:table-cell office:value-type="string" calcext:value-type="string">
            <text:p><text:a xlink:href="http://commons.wikimedia.org/wiki/Special:FilePath/Aventino_s_Maria_del_Priorato_facciata_1050375.JPG?width=300" xlink:type="simple">http://commons.wikimedia.org/wiki/Special:FilePath/Aventino_s_Maria_del_Priorato_facciata_1050375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osquee_bleue</text:p>
          </table:table-cell>
          <table:table-cell office:value-type="string" calcext:value-type="string">
            <text:p>"Mosquée bleue"</text:p>
          </table:table-cell>
          <table:table-cell office:value-type="string" calcext:value-type="string">
            <text:p>dbpedia-fr:Istanbul</text:p>
          </table:table-cell>
          <table:table-cell office:value-type="string" calcext:value-type="string">
            <text:p>"Istanbul"</text:p>
          </table:table-cell>
          <table:table-cell office:value-type="string" calcext:value-type="string">
            <text:p><text:a xlink:href="http://commons.wikimedia.org/wiki/Special:FilePath/Ac-sultanahmed1.jpg?width=300" xlink:type="simple">http://commons.wikimedia.org/wiki/Special:FilePath/Ac-sultanahmed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armenienne_Saint_Jacques_de_Lyon</text:p>
          </table:table-cell>
          <table:table-cell office:value-type="string" calcext:value-type="string">
            <text:p>"Église arménienne Saint-Jacques de Lyon"</text:p>
          </table:table-cell>
          <table:table-cell office:value-type="string" calcext:value-type="string">
            <text:p>dbpedia-fr:Lyon</text:p>
          </table:table-cell>
          <table:table-cell office:value-type="string" calcext:value-type="string">
            <text:p>"Lyon"</text:p>
          </table:table-cell>
          <table:table-cell office:value-type="string" calcext:value-type="string">
            <text:p><text:a xlink:href="http://fr.wikipedia.org/wiki/Special:FilePath/Église_arménienne_Saint-Jacques_de_Lyon.JPG?width=300" xlink:type="simple">http://fr.wikipedia.org/wiki/Special:FilePath/Église_arménienne_Saint-Jacques_de_Lyon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de_Bologne</text:p>
          </table:table-cell>
          <table:table-cell office:value-type="string" calcext:value-type="string">
            <text:p>"Cathédrale de Bologne"</text:p>
          </table:table-cell>
          <table:table-cell office:value-type="string" calcext:value-type="string">
            <text:p>dbpedia-fr:Bologne</text:p>
          </table:table-cell>
          <table:table-cell office:value-type="string" calcext:value-type="string">
            <text:p>"Bologne"</text:p>
          </table:table-cell>
          <table:table-cell office:value-type="string" calcext:value-type="string">
            <text:p><text:a xlink:href="http://commons.wikimedia.org/wiki/Special:FilePath/Bologna-San_Pietro_visto_dalla_Torre_degli_Asinelli.jpg?width=300" xlink:type="simple">http://commons.wikimedia.org/wiki/Special:FilePath/Bologna-San_Pietro_visto_dalla_Torre_degli_Asinelli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aison_natale_dEsprit_Flechier</text:p>
          </table:table-cell>
          <table:table-cell office:value-type="string" calcext:value-type="string">
            <text:p>"Maison natale d'Esprit Fléchier"</text:p>
          </table:table-cell>
          <table:table-cell office:value-type="string" calcext:value-type="string">
            <text:p>dbpedia-fr:Pernes-les-Fontaines</text:p>
          </table:table-cell>
          <table:table-cell office:value-type="string" calcext:value-type="string">
            <text:p>"Pernes-les-Fontaines"</text:p>
          </table:table-cell>
          <table:table-cell office:value-type="string" calcext:value-type="string">
            <text:p><text:a xlink:href="http://commons.wikimedia.org/wiki/Special:FilePath/Pernes_-_Maison_Natal_de_Valentin_Esprit_FLECHIER.JPG?width=300" xlink:type="simple">http://commons.wikimedia.org/wiki/Special:FilePath/Pernes_-_Maison_Natal_de_Valentin_Esprit_FLECHIER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dIvree</text:p>
          </table:table-cell>
          <table:table-cell office:value-type="string" calcext:value-type="string">
            <text:p>"Cathédrale d'Ivrée"</text:p>
          </table:table-cell>
          <table:table-cell office:value-type="string" calcext:value-type="string">
            <text:p>dbpedia-fr:Ivree</text:p>
          </table:table-cell>
          <table:table-cell office:value-type="string" calcext:value-type="string">
            <text:p>"Ivrée"</text:p>
          </table:table-cell>
          <table:table-cell office:value-type="string" calcext:value-type="string">
            <text:p><text:a xlink:href="http://commons.wikimedia.org/wiki/Special:FilePath/Ivrea-duomo-facciata1.jpg?width=300" xlink:type="simple">http://commons.wikimedia.org/wiki/Special:FilePath/Ivrea-duomo-facciata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hapelle_Saint_Martin_de_Saduran</text:p>
          </table:table-cell>
          <table:table-cell office:value-type="string" calcext:value-type="string">
            <text:p>"Chapelle Saint-Martin-de-Saduran"</text:p>
          </table:table-cell>
          <table:table-cell office:value-type="string" calcext:value-type="string">
            <text:p>dbpedia-fr:Bagnols-sur-Ceze</text:p>
          </table:table-cell>
          <table:table-cell office:value-type="string" calcext:value-type="string">
            <text:p>"Bagnols-sur-Cèze"</text:p>
          </table:table-cell>
          <table:table-cell office:value-type="string" calcext:value-type="string">
            <text:p><text:a xlink:href="http://commons.wikimedia.org/wiki/Special:FilePath/Chapelle_Saint-Martin-de-Saduran_01.JPG?width=300" xlink:type="simple">http://commons.wikimedia.org/wiki/Special:FilePath/Chapelle_Saint-Martin-de-Saduran_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de_Bois_le_Duc</text:p>
          </table:table-cell>
          <table:table-cell office:value-type="string" calcext:value-type="string">
            <text:p>"Cathédrale de Bois-le-Duc"</text:p>
          </table:table-cell>
          <table:table-cell office:value-type="string" calcext:value-type="string">
            <text:p>dbpedia-fr:Bois-le-Duc</text:p>
          </table:table-cell>
          <table:table-cell office:value-type="string" calcext:value-type="string">
            <text:p>"Bois-le-Duc"</text:p>
          </table:table-cell>
          <table:table-cell office:value-type="string" calcext:value-type="string">
            <text:p><text:a xlink:href="http://commons.wikimedia.org/wiki/Special:FilePath/Sint-Jans-Hertogenbosch.jpg?width=300" xlink:type="simple">http://commons.wikimedia.org/wiki/Special:FilePath/Sint-Jans-Hertogenbosch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Monastère_de_Banjska</text:p>
          </table:table-cell>
          <table:table-cell office:value-type="string" calcext:value-type="string">
            <text:p>"Monastère de Banjska"</text:p>
          </table:table-cell>
          <table:table-cell office:value-type="string" calcext:value-type="string">
            <text:p>dbpedia-fr:Banjska</text:p>
          </table:table-cell>
          <table:table-cell office:value-type="string" calcext:value-type="string">
            <text:p>"Banjska (Zvečan)"</text:p>
          </table:table-cell>
          <table:table-cell office:value-type="string" calcext:value-type="string">
            <text:p><text:a xlink:href="http://commons.wikimedia.org/wiki/Special:FilePath/Banjska_monastery-2010-1.JPG?width=300" xlink:type="simple">http://commons.wikimedia.org/wiki/Special:FilePath/Banjska_monastery-2010-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hapelle_Saint_Jean_du_Grès</text:p>
          </table:table-cell>
          <table:table-cell office:value-type="string" calcext:value-type="string">
            <text:p>"Chapelle Saint-Jean-du-Grès"</text:p>
          </table:table-cell>
          <table:table-cell office:value-type="string" calcext:value-type="string">
            <text:p>dbpedia-fr:Fontvieille</text:p>
          </table:table-cell>
          <table:table-cell office:value-type="string" calcext:value-type="string">
            <text:p>"Fontvieille"</text:p>
          </table:table-cell>
          <table:table-cell office:value-type="string" calcext:value-type="string">
            <text:p><text:a xlink:href="http://commons.wikimedia.org/wiki/Special:FilePath/Chapelle_St_Jean_Fontvieille_1.jpg?width=300" xlink:type="simple">http://commons.wikimedia.org/wiki/Special:FilePath/Chapelle_St_Jean_Fontvieille_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Clement_de_Sirach</text:p>
          </table:table-cell>
          <table:table-cell office:value-type="string" calcext:value-type="string">
            <text:p>"Église Saint-Clément de Sirach"</text:p>
          </table:table-cell>
          <table:table-cell office:value-type="string" calcext:value-type="string">
            <text:p>dbpedia-fr:Ria-Sirach</text:p>
          </table:table-cell>
          <table:table-cell office:value-type="string" calcext:value-type="string">
            <text:p>"Ria-Sirach"</text:p>
          </table:table-cell>
          <table:table-cell office:value-type="string" calcext:value-type="string">
            <text:p><text:a xlink:href="http://commons.wikimedia.org/wiki/Special:FilePath/1551.Sirach.jpg?width=300" xlink:type="simple">http://commons.wikimedia.org/wiki/Special:FilePath/1551.Sirach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Saint_Maclou_de_Pontoise</text:p>
          </table:table-cell>
          <table:table-cell office:value-type="string" calcext:value-type="string">
            <text:p>"Cathédrale Saint-Maclou de Pontoise"</text:p>
          </table:table-cell>
          <table:table-cell office:value-type="string" calcext:value-type="string">
            <text:p>dbpedia-fr:Pontoise</text:p>
          </table:table-cell>
          <table:table-cell office:value-type="string" calcext:value-type="string">
            <text:p>"Pontoise"</text:p>
          </table:table-cell>
          <table:table-cell office:value-type="string" calcext:value-type="string">
            <text:p><text:a xlink:href="http://commons.wikimedia.org/wiki/Special:FilePath/Pontoise_(95),_cathédrale_Saint-Maclou,_façade_ouest,_depuis_la_rue_de_la_Coutellerie.jpg?width=300" xlink:type="simple">http://commons.wikimedia.org/wiki/Special:FilePath/Pontoise_(95),_cathédrale_Saint-Maclou,_façade_ouest,_depuis_la_rue_de_la_Coutelleri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e_la_Purification_de_Lauris</text:p>
          </table:table-cell>
          <table:table-cell office:value-type="string" calcext:value-type="string">
            <text:p>"Église Notre-Dame-de-la-Purification de Lauris"</text:p>
          </table:table-cell>
          <table:table-cell office:value-type="string" calcext:value-type="string">
            <text:p>dbpedia-fr:Lauris</text:p>
          </table:table-cell>
          <table:table-cell office:value-type="string" calcext:value-type="string">
            <text:p>"Lauris"</text:p>
          </table:table-cell>
          <table:table-cell office:value-type="string" calcext:value-type="string">
            <text:p><text:a xlink:href="http://commons.wikimedia.org/wiki/Special:FilePath/NF_de_la_Purification_-_Nef.JPG?width=300" xlink:type="simple">http://commons.wikimedia.org/wiki/Special:FilePath/NF_de_la_Purification_-_Nef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Saint_Michel_de_Gignac</text:p>
          </table:table-cell>
          <table:table-cell office:value-type="string" calcext:value-type="string">
            <text:p>"Saint-Michel de Gignac"</text:p>
          </table:table-cell>
          <table:table-cell office:value-type="string" calcext:value-type="string">
            <text:p>dbpedia-fr:Le_Rove</text:p>
          </table:table-cell>
          <table:table-cell office:value-type="string" calcext:value-type="string">
            <text:p>"Le Rove"</text:p>
          </table:table-cell>
          <table:table-cell office:value-type="string" calcext:value-type="string">
            <text:p><text:a xlink:href="http://commons.wikimedia.org/wiki/Special:FilePath/St-Michel_de_Gignac-01.JPG?width=300" xlink:type="simple">http://commons.wikimedia.org/wiki/Special:FilePath/St-Michel_de_Gignac-0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de_Nuoro</text:p>
          </table:table-cell>
          <table:table-cell office:value-type="string" calcext:value-type="string">
            <text:p>"Cathédrale de Nuoro"</text:p>
          </table:table-cell>
          <table:table-cell office:value-type="string" calcext:value-type="string">
            <text:p>dbpedia-fr:Nuoro</text:p>
          </table:table-cell>
          <table:table-cell office:value-type="string" calcext:value-type="string">
            <text:p>"Nuoro"</text:p>
          </table:table-cell>
          <table:table-cell office:value-type="string" calcext:value-type="string">
            <text:p><text:a xlink:href="http://commons.wikimedia.org/wiki/Special:FilePath/Nuoro_-_Cattedrale_S._Maria_della_Neve.jpg?width=300" xlink:type="simple">http://commons.wikimedia.org/wiki/Special:FilePath/Nuoro_-_Cattedrale_S._Maria_della_Nev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de_Talin</text:p>
          </table:table-cell>
          <table:table-cell office:value-type="string" calcext:value-type="string">
            <text:p>"Cathédrale de Talin"</text:p>
          </table:table-cell>
          <table:table-cell office:value-type="string" calcext:value-type="string">
            <text:p>dbpedia-fr:Talin</text:p>
          </table:table-cell>
          <table:table-cell office:value-type="string" calcext:value-type="string">
            <text:p>"Talin"</text:p>
          </table:table-cell>
          <table:table-cell office:value-type="string" calcext:value-type="string">
            <text:p><text:a xlink:href="http://commons.wikimedia.org/wiki/Special:FilePath/Katoghike_galleryfull.jpeg?width=300" xlink:type="simple">http://commons.wikimedia.org/wiki/Special:FilePath/Katoghike_galleryfull.jpe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Abbaye_Saint_Vigor_le_Grand</text:p>
          </table:table-cell>
          <table:table-cell office:value-type="string" calcext:value-type="string">
            <text:p>"Abbaye Saint-Vigor-le-Grand"</text:p>
          </table:table-cell>
          <table:table-cell office:value-type="string" calcext:value-type="string">
            <text:p>dbpedia-fr:Saint-Vigor-le-Grand</text:p>
          </table:table-cell>
          <table:table-cell office:value-type="string" calcext:value-type="string">
            <text:p>"Saint-Vigor-le-Grand"</text:p>
          </table:table-cell>
          <table:table-cell office:value-type="string" calcext:value-type="string">
            <text:p><text:a xlink:href="http://commons.wikimedia.org/wiki/Special:FilePath/Saint-Vigor-Le-_Grand,_porterie_du_prieuré,.JPG?width=300" xlink:type="simple">http://commons.wikimedia.org/wiki/Special:FilePath/Saint-Vigor-Le-_Grand,_porterie_du_prieuré,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protestante_Saint_Pierre_le_Jeune_de_Strasbourg</text:p>
          </table:table-cell>
          <table:table-cell office:value-type="string" calcext:value-type="string">
            <text:p>"Église protestante Saint-Pierre-le-Jeune de Strasbourg"</text:p>
          </table:table-cell>
          <table:table-cell office:value-type="string" calcext:value-type="string">
            <text:p>dbpedia-fr:Strasbourg</text:p>
          </table:table-cell>
          <table:table-cell office:value-type="string" calcext:value-type="string">
            <text:p>"Strasbourg"</text:p>
          </table:table-cell>
          <table:table-cell office:value-type="string" calcext:value-type="string">
            <text:p><text:a xlink:href="http://commons.wikimedia.org/wiki/Special:FilePath/Strasbourg_-_église_St._Pierre_le_jeune_protestant_-_1.jpg?width=300" xlink:type="simple">http://commons.wikimedia.org/wiki/Special:FilePath/Strasbourg_-_église_St._Pierre_le_jeune_protestant_-_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Prieure_de_Rauzet</text:p>
          </table:table-cell>
          <table:table-cell office:value-type="string" calcext:value-type="string">
            <text:p>"Prieuré de Rauzet"</text:p>
          </table:table-cell>
          <table:table-cell office:value-type="string" calcext:value-type="string">
            <text:p>dbpedia-fr:Combiers</text:p>
          </table:table-cell>
          <table:table-cell office:value-type="string" calcext:value-type="string">
            <text:p>"Combiers"</text:p>
          </table:table-cell>
          <table:table-cell office:value-type="string" calcext:value-type="string">
            <text:p><text:a xlink:href="http://commons.wikimedia.org/wiki/Special:FilePath/Église_du_Rauzet_à_Combiers.jpg?width=300" xlink:type="simple">http://commons.wikimedia.org/wiki/Special:FilePath/Église_du_Rauzet_à_Combier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Notre_Dame_dAmiens</text:p>
          </table:table-cell>
          <table:table-cell office:value-type="string" calcext:value-type="string">
            <text:p>"Cathédrale Notre-Dame d'Amiens"</text:p>
          </table:table-cell>
          <table:table-cell office:value-type="string" calcext:value-type="string">
            <text:p>dbpedia-fr:Amiens</text:p>
          </table:table-cell>
          <table:table-cell office:value-type="string" calcext:value-type="string">
            <text:p>"Amiens"</text:p>
          </table:table-cell>
          <table:table-cell office:value-type="string" calcext:value-type="string">
            <text:p><text:a xlink:href="http://commons.wikimedia.org/wiki/Special:FilePath/0_Amiens_-_Cathédrale_Notre-Dame_(1).JPG?width=300" xlink:type="simple">http://commons.wikimedia.org/wiki/Special:FilePath/0_Amiens_-_Cathédrale_Notre-Dame_(1)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Medard_dAncienville</text:p>
          </table:table-cell>
          <table:table-cell office:value-type="string" calcext:value-type="string">
            <text:p>"Église Saint-Médard d'Ancienville"</text:p>
          </table:table-cell>
          <table:table-cell office:value-type="string" calcext:value-type="string">
            <text:p>dbpedia-fr:Ancienville</text:p>
          </table:table-cell>
          <table:table-cell office:value-type="string" calcext:value-type="string">
            <text:p>"Ancienville"</text:p>
          </table:table-cell>
          <table:table-cell office:value-type="string" calcext:value-type="string">
            <text:p><text:a xlink:href="http://commons.wikimedia.org/wiki/Special:FilePath/Ancienville_Church.JPG?width=300" xlink:type="simple">http://commons.wikimedia.org/wiki/Special:FilePath/Ancienville_Church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de_Giovinazzo</text:p>
          </table:table-cell>
          <table:table-cell office:value-type="string" calcext:value-type="string">
            <text:p>"Cathédrale de Giovinazzo"</text:p>
          </table:table-cell>
          <table:table-cell office:value-type="string" calcext:value-type="string">
            <text:p>dbpedia-fr:Giovinazzo</text:p>
          </table:table-cell>
          <table:table-cell office:value-type="string" calcext:value-type="string">
            <text:p>"Giovinazzo"</text:p>
          </table:table-cell>
          <table:table-cell office:value-type="string" calcext:value-type="string">
            <text:p><text:a xlink:href="http://commons.wikimedia.org/wiki/Special:FilePath/Cattedrale2.JPG?width=300" xlink:type="simple">http://commons.wikimedia.org/wiki/Special:FilePath/Cattedrale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Sainte_Marie_de_lAssomption_de_Vaison_la_Romaine</text:p>
          </table:table-cell>
          <table:table-cell office:value-type="string" calcext:value-type="string">
            <text:p>"Cathédrale Sainte Marie de l'Assomption de Vaison-la-Romaine"</text:p>
          </table:table-cell>
          <table:table-cell office:value-type="string" calcext:value-type="string">
            <text:p>dbpedia-fr:Vaison-la-Romaine</text:p>
          </table:table-cell>
          <table:table-cell office:value-type="string" calcext:value-type="string">
            <text:p>"Vaison-la-Romaine"</text:p>
          </table:table-cell>
          <table:table-cell office:value-type="string" calcext:value-type="string">
            <text:p><text:a xlink:href="http://commons.wikimedia.org/wiki/Special:FilePath/Vaison_cathedrale.jpg?width=300" xlink:type="simple">http://commons.wikimedia.org/wiki/Special:FilePath/Vaison_cathedral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Denis_dHellemmes</text:p>
          </table:table-cell>
          <table:table-cell office:value-type="string" calcext:value-type="string">
            <text:p>"Église Saint-Denis-d'Hellemmes"</text:p>
          </table:table-cell>
          <table:table-cell office:value-type="string" calcext:value-type="string">
            <text:p>dbpedia-fr:Lille</text:p>
          </table:table-cell>
          <table:table-cell office:value-type="string" calcext:value-type="string">
            <text:p>"Lille"</text:p>
          </table:table-cell>
          <table:table-cell office:value-type="string" calcext:value-type="string">
            <text:p><text:a xlink:href="http://commons.wikimedia.org/wiki/Special:FilePath/Hellemmes_eglise_St_Denis.jpg?width=300" xlink:type="simple">http://commons.wikimedia.org/wiki/Special:FilePath/Hellemmes_eglise_St_Den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hartreuse_de_Pavie</text:p>
          </table:table-cell>
          <table:table-cell office:value-type="string" calcext:value-type="string">
            <text:p>"Chartreuse de Pavie"</text:p>
          </table:table-cell>
          <table:table-cell office:value-type="string" calcext:value-type="string">
            <text:p>dbpedia-fr:Pavie</text:p>
          </table:table-cell>
          <table:table-cell office:value-type="string" calcext:value-type="string">
            <text:p>"Pavie"</text:p>
          </table:table-cell>
          <table:table-cell office:value-type="string" calcext:value-type="string">
            <text:p><text:a xlink:href="http://commons.wikimedia.org/wiki/Special:FilePath/Certosa_di_Pavia_(facciata).jpg?width=300" xlink:type="simple">http://commons.wikimedia.org/wiki/Special:FilePath/Certosa_di_Pavia_(facciata)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nouvelle_Lerida</text:p>
          </table:table-cell>
          <table:table-cell office:value-type="string" calcext:value-type="string">
            <text:p>"Cathédrale nouvelle (Lérida)"</text:p>
          </table:table-cell>
          <table:table-cell office:value-type="string" calcext:value-type="string">
            <text:p>dbpedia-fr:Lerida</text:p>
          </table:table-cell>
          <table:table-cell office:value-type="string" calcext:value-type="string">
            <text:p>"Lérida"</text:p>
          </table:table-cell>
          <table:table-cell office:value-type="string" calcext:value-type="string">
            <text:p><text:a xlink:href="http://commons.wikimedia.org/wiki/Special:FilePath/Lleida-19-1_catedral_nova.jpg?width=300" xlink:type="simple">http://commons.wikimedia.org/wiki/Special:FilePath/Lleida-19-1_catedral_nova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e_Valliquerville</text:p>
          </table:table-cell>
          <table:table-cell office:value-type="string" calcext:value-type="string">
            <text:p>"Église Notre-Dame de Valliquerville"</text:p>
          </table:table-cell>
          <table:table-cell office:value-type="string" calcext:value-type="string">
            <text:p>dbpedia-fr:Valliquerville</text:p>
          </table:table-cell>
          <table:table-cell office:value-type="string" calcext:value-type="string">
            <text:p>"Valliquerville"</text:p>
          </table:table-cell>
          <table:table-cell office:value-type="string" calcext:value-type="string">
            <text:p><text:a xlink:href="http://commons.wikimedia.org/wiki/Special:FilePath/Valliquerville_-_Eglise_Notre-Dame.jpg?width=300" xlink:type="simple">http://commons.wikimedia.org/wiki/Special:FilePath/Valliquerville_-_Eglise_Notre-Dam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rmel_de_Montreal</text:p>
          </table:table-cell>
          <table:table-cell office:value-type="string" calcext:value-type="string">
            <text:p>"Carmel de Montréal"</text:p>
          </table:table-cell>
          <table:table-cell office:value-type="string" calcext:value-type="string">
            <text:p>dbpedia-fr:Montreal</text:p>
          </table:table-cell>
          <table:table-cell office:value-type="string" calcext:value-type="string">
            <text:p>"Montréal"</text:p>
          </table:table-cell>
          <table:table-cell office:value-type="string" calcext:value-type="string">
            <text:p><text:a xlink:href="http://commons.wikimedia.org/wiki/Special:FilePath/Monastere_des_Carmelites_03.jpg?width=300" xlink:type="simple">http://commons.wikimedia.org/wiki/Special:FilePath/Monastere_des_Carmelites_03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de_Sessa_Aurunca</text:p>
          </table:table-cell>
          <table:table-cell office:value-type="string" calcext:value-type="string">
            <text:p>"Cathédrale de Sessa Aurunca"</text:p>
          </table:table-cell>
          <table:table-cell office:value-type="string" calcext:value-type="string">
            <text:p>dbpedia-fr:Sessa_Aurunca</text:p>
          </table:table-cell>
          <table:table-cell office:value-type="string" calcext:value-type="string">
            <text:p>"Sessa Aurunca"</text:p>
          </table:table-cell>
          <table:table-cell office:value-type="string" calcext:value-type="string">
            <text:p><text:a xlink:href="http://commons.wikimedia.org/wiki/Special:FilePath/Sessa_Aurunca02.jpg?width=300" xlink:type="simple">http://commons.wikimedia.org/wiki/Special:FilePath/Sessa_Aurunca0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e_Marie_des_Abeilles</text:p>
          </table:table-cell>
          <table:table-cell office:value-type="string" calcext:value-type="string">
            <text:p>"Église Sainte-Marie des Abeilles"</text:p>
          </table:table-cell>
          <table:table-cell office:value-type="string" calcext:value-type="string">
            <text:p>dbpedia-fr:Les_Abeilles</text:p>
          </table:table-cell>
          <table:table-cell office:value-type="string" calcext:value-type="string">
            <text:p>"Les Abeilles"</text:p>
          </table:table-cell>
          <table:table-cell office:value-type="string" calcext:value-type="string">
            <text:p><text:a xlink:href="http://commons.wikimedia.org/wiki/Special:FilePath/Les_Abeilles_-_église.jpg?width=300" xlink:type="simple">http://commons.wikimedia.org/wiki/Special:FilePath/Les_Abeilles_-_églis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nta_Maria_Nuova_de_Perouse</text:p>
          </table:table-cell>
          <table:table-cell office:value-type="string" calcext:value-type="string">
            <text:p>"Église Santa Maria Nuova de Pérouse"</text:p>
          </table:table-cell>
          <table:table-cell office:value-type="string" calcext:value-type="string">
            <text:p>dbpedia-fr:Perouse</text:p>
          </table:table-cell>
          <table:table-cell office:value-type="string" calcext:value-type="string">
            <text:p>"Pérouse (Italie)"</text:p>
          </table:table-cell>
          <table:table-cell office:value-type="string" calcext:value-type="string">
            <text:p><text:a xlink:href="http://commons.wikimedia.org/wiki/Special:FilePath/Facciata_Santa_Maria_Nuova_Perugia.jpg?width=300" xlink:type="simple">http://commons.wikimedia.org/wiki/Special:FilePath/Facciata_Santa_Maria_Nuova_Perugia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Pierre_et_Saint_Romain_de_Savennieres</text:p>
          </table:table-cell>
          <table:table-cell office:value-type="string" calcext:value-type="string">
            <text:p>"Église Saint-Pierre-et-Saint-Romain de Savennières"</text:p>
          </table:table-cell>
          <table:table-cell office:value-type="string" calcext:value-type="string">
            <text:p>dbpedia-fr:Savennieres</text:p>
          </table:table-cell>
          <table:table-cell office:value-type="string" calcext:value-type="string">
            <text:p>"Savennières"</text:p>
          </table:table-cell>
          <table:table-cell office:value-type="string" calcext:value-type="string">
            <text:p><text:a xlink:href="http://commons.wikimedia.org/wiki/Special:FilePath/Église_savennières.JPG?width=300" xlink:type="simple">http://commons.wikimedia.org/wiki/Special:FilePath/Église_savennière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Notre_Dame_de_la_Bonne_Delivrance_des_Trois_ilets</text:p>
          </table:table-cell>
          <table:table-cell office:value-type="string" calcext:value-type="string">
            <text:p>"Église Notre-Dame de la Bonne-Délivrance des Trois-Îlets"</text:p>
          </table:table-cell>
          <table:table-cell office:value-type="string" calcext:value-type="string">
            <text:p>dbpedia-fr:Les_Trois-Ilets</text:p>
          </table:table-cell>
          <table:table-cell office:value-type="string" calcext:value-type="string">
            <text:p>"Les Trois-Îlets"</text:p>
          </table:table-cell>
          <table:table-cell office:value-type="string" calcext:value-type="string">
            <text:p><text:a xlink:href="http://commons.wikimedia.org/wiki/Special:FilePath/Église_Notre-Dame_de_la_Bonne-Délivrance_des_Trois-Îlets_2.jpg?width=300" xlink:type="simple">http://commons.wikimedia.org/wiki/Special:FilePath/Église_Notre-Dame_de_la_Bonne-Délivrance_des_Trois-Îlets_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Pierre_et_Saint_Paul_de_Silly_le_Long</text:p>
          </table:table-cell>
          <table:table-cell office:value-type="string" calcext:value-type="string">
            <text:p>"Église Saint-Pierre-et-Saint-Paul de Silly-le-Long"</text:p>
          </table:table-cell>
          <table:table-cell office:value-type="string" calcext:value-type="string">
            <text:p>dbpedia-fr:Silly-le-Long</text:p>
          </table:table-cell>
          <table:table-cell office:value-type="string" calcext:value-type="string">
            <text:p>"Silly-le-Long"</text:p>
          </table:table-cell>
          <table:table-cell office:value-type="string" calcext:value-type="string">
            <text:p><text:a xlink:href="http://commons.wikimedia.org/wiki/Special:FilePath/Silly-le-Long_-_Église_Saint-Pierre-et-Saint-Paul_-_4.jpg?width=300" xlink:type="simple">http://commons.wikimedia.org/wiki/Special:FilePath/Silly-le-Long_-_Église_Saint-Pierre-et-Saint-Paul_-_4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Vieille_eglise_dAmsterdam</text:p>
          </table:table-cell>
          <table:table-cell office:value-type="string" calcext:value-type="string">
            <text:p>"Vieille église d'Amsterdam"</text:p>
          </table:table-cell>
          <table:table-cell office:value-type="string" calcext:value-type="string">
            <text:p>dbpedia-fr:Amsterdam</text:p>
          </table:table-cell>
          <table:table-cell office:value-type="string" calcext:value-type="string">
            <text:p>"Amsterdam"</text:p>
          </table:table-cell>
          <table:table-cell office:value-type="string" calcext:value-type="string">
            <text:p><text:a xlink:href="http://commons.wikimedia.org/wiki/Special:FilePath/Okerk2.jpg?width=300" xlink:type="simple">http://commons.wikimedia.org/wiki/Special:FilePath/Okerk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Cathedrale_Notre_Dame_de_Kazan_de_Moscou</text:p>
          </table:table-cell>
          <table:table-cell office:value-type="string" calcext:value-type="string">
            <text:p>"Cathédrale Notre-Dame-de-Kazan de Moscou"</text:p>
          </table:table-cell>
          <table:table-cell office:value-type="string" calcext:value-type="string">
            <text:p>dbpedia-fr:Moscou</text:p>
          </table:table-cell>
          <table:table-cell office:value-type="string" calcext:value-type="string">
            <text:p>"Moscou"</text:p>
          </table:table-cell>
          <table:table-cell office:value-type="string" calcext:value-type="string">
            <text:p><text:a xlink:href="http://commons.wikimedia.org/wiki/Special:FilePath/Kazan_Cathedral_in_Red_Square.jpg?width=300" xlink:type="simple">http://commons.wikimedia.org/wiki/Special:FilePath/Kazan_Cathedral_in_Red_Squar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Augustin_Mayence</text:p>
          </table:table-cell>
          <table:table-cell office:value-type="string" calcext:value-type="string">
            <text:p>"Église Saint-Augustin (Mayence)"</text:p>
          </table:table-cell>
          <table:table-cell office:value-type="string" calcext:value-type="string">
            <text:p>dbpedia-fr:Mayence</text:p>
          </table:table-cell>
          <table:table-cell office:value-type="string" calcext:value-type="string">
            <text:p>"Mayence"</text:p>
          </table:table-cell>
          <table:table-cell office:value-type="string" calcext:value-type="string">
            <text:p><text:a xlink:href="http://commons.wikimedia.org/wiki/Special:FilePath/AugustinerkircheMainz.JPG?width=300" xlink:type="simple">http://commons.wikimedia.org/wiki/Special:FilePath/AugustinerkircheMainz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dbpedia-fr:eglise_Saint_Georges_Villeneuve_Saint_Georges</text:p>
          </table:table-cell>
          <table:table-cell office:value-type="string" calcext:value-type="string">
            <text:p>"Église Saint-Georges (Villeneuve-Saint-Georges)"</text:p>
          </table:table-cell>
          <table:table-cell office:value-type="string" calcext:value-type="string">
            <text:p>dbpedia-fr:Villeneuve-Saint-Georges</text:p>
          </table:table-cell>
          <table:table-cell office:value-type="string" calcext:value-type="string">
            <text:p>"Villeneuve-Saint-Georges"</text:p>
          </table:table-cell>
          <table:table-cell office:value-type="string" calcext:value-type="string">
            <text:p><text:a xlink:href="http://commons.wikimedia.org/wiki/Special:FilePath/Villeneuve-Saint-Georges_Saint-Georges_8.JPG?width=300" xlink:type="simple">http://commons.wikimedia.org/wiki/Special:FilePath/Villeneuve-Saint-Georges_Saint-Georges_8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Feuille1.D1:Feuille1.I24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2:56:14.989841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3:47:40.310743573</meta:creation-date>
    <dc:date>2021-11-28T02:56:34.377940716</dc:date>
    <meta:editing-duration>PT58M37S</meta:editing-duration>
    <meta:editing-cycles>10</meta:editing-cycles>
    <meta:generator>LibreOffice/6.4.7.2$Linux_X86_64 LibreOffice_project/40$Build-2</meta:generator>
    <meta:document-statistic meta:table-count="1" meta:cell-count="4363" meta:object-count="0"/>
  </office:meta>
</office:document-meta>
</file>